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4" svg:font-family="Arial1"/>
    <style:font-face style:name="Arial21" svg:font-family="Arial21"/>
    <style:font-face style:name="Arial41" svg:font-family="Arial41"/>
    <style:font-face style:name="Calibri1" svg:font-family="Calibri"/>
    <style:font-face style:name="SimSun" svg:font-family="SimSun"/>
    <style:font-face style:name="宋体" svg:font-family="宋体"/>
    <style:font-face style:name="돋움2" svg:font-family="돋움"/>
    <style:font-face style:name="??" svg:font-family="??" style:font-family-generic="modern"/>
    <style:font-face style:name="?? ??" svg:font-family="'?? ??'" style:font-family-generic="modern"/>
    <style:font-face style:name="Arial2" svg:font-family="Arial" style:font-family-generic="modern"/>
    <style:font-face style:name="Arial16" svg:font-family="Arial1" style:font-family-generic="modern"/>
    <style:font-face style:name="Calibri3" svg:font-family="Calibri" style:font-family-generic="modern"/>
    <style:font-face style:name="宋体1" svg:font-family="宋体" style:font-family-generic="modern"/>
    <style:font-face style:name="돋움1" svg:font-family="돋움" style:font-family-generic="modern"/>
    <style:font-face style:name="맑은 고딕1" svg:font-family="'맑은 고딕'" style:font-family-generic="modern"/>
    <style:font-face style:name="Arial1" svg:font-family="Arial" style:font-family-generic="swiss"/>
    <style:font-face style:name="Arial11" svg:font-family="Arial1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icrosoft YaHei" svg:font-family="'Microsoft YaHei'" style:font-family-generic="swiss"/>
    <style:font-face style:name="Times New Roman" svg:font-family="'Times New Roman'" style:font-family-generic="swiss"/>
    <style:font-face style:name="Arial15" svg:font-family="Arial1" style:font-family-generic="modern" style:font-pitch="fixed"/>
    <style:font-face style:name="Arial12" svg:font-family="Arial1" style:font-pitch="variable"/>
    <style:font-face style:name="돋움" svg:font-family="돋움" style:font-family-generic="modern" style:font-pitch="variable"/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Arial13" svg:font-family="Arial1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74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2028in"/>
    </style:style>
    <style:style style:name="co4" style:family="table-column">
      <style:table-column-properties fo:break-before="auto" style:column-width="3.0945in"/>
    </style:style>
    <style:style style:name="co5" style:family="table-column">
      <style:table-column-properties fo:break-before="auto" style:column-width="5.3217in"/>
    </style:style>
    <style:style style:name="co6" style:family="table-column">
      <style:table-column-properties fo:break-before="auto" style:column-width="1.4945in"/>
    </style:style>
    <style:style style:name="co7" style:family="table-column">
      <style:table-column-properties fo:break-before="auto" style:column-width="2.4984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689in" fo:break-before="auto" style:use-optimal-row-height="false"/>
    </style:style>
    <style:style style:name="ta1" style:family="table" style:master-page-name="mp1">
      <style:table-properties table:display="true" style:writing-mode="lr-tb" tableooo:tab-color="#ffffff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b3b3b3" style:cell-protect="protected" style:print-content="true" fo:wrap-option="wrap"/>
    </style:style>
    <style:style style:name="ce2" style:family="table-cell" style:parent-style-name="Default" style:data-style-name="N0">
      <style:table-cell-properties fo:background-color="#83caff" style:cell-protect="protected" style:print-content="true" fo:wrap-option="wra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0">
      <style:table-cell-properties fo:background-color="#b2b2b2" fo:wrap-option="wrap"/>
    </style:style>
    <style:style style:name="ce4" style:family="table-cell" style:parent-style-name="Default">
      <style:table-cell-properties fo:background-color="#b3b3b3"/>
    </style:style>
    <style:style style:name="ce5" style:family="table-cell" style:parent-style-name="Default" style:data-style-name="N0">
      <style:table-cell-properties fo:background-color="#b3b3b3"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0">
      <style:table-cell-properties fo:background-color="#b3b3b3" style:cell-protect="protected" style:print-content="true" fo:wrap-option="wrap" style:vertical-align="automatic"/>
    </style:style>
    <style:style style:name="ce8" style:family="table-cell" style:parent-style-name="Default" style:data-style-name="N0">
      <style:table-cell-properties fo:wrap-option="wrap"/>
    </style:style>
    <style:style style:name="ce9" style:family="table-cell" style:parent-style-name="Default" style:data-style-name="N0">
      <style:table-cell-properties fo:background-color="#83caff" style:cell-protect="protected" style:print-content="true" fo:wrap-option="wrap" style:vertical-align="automatic"/>
    </style:style>
    <style:style style:name="ce10" style:family="table-cell" style:parent-style-name="Default" style:data-style-name="N0">
      <style:table-cell-properties fo:background-color="#b3b3b3" style:cell-protect="protected" style:print-content="true" fo:wrap-option="wrap" style:vertical-align="automatic"/>
      <style:text-properties style:font-name="Arial21" style:font-name-asian="Arial21" style:font-name-complex="Arial21"/>
    </style:style>
    <style:style style:name="ce11" style:family="table-cell" style:parent-style-name="Default" style:data-style-name="N100">
      <style:table-cell-properties style:glyph-orientation-vertical="0" fo:background-color="#c0c0c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" style:family="table-cell" style:parent-style-name="Default" style:data-style-name="N100">
      <style:table-cell-properties style:glyph-orientation-vertical="0" fo:background-color="#99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4" style:family="table-cell" style:parent-style-name="Default" style:data-style-name="N0">
      <style:table-cell-properties style:glyph-orientation-vertical="0" fo:background-color="#b3b3b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83ca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b2b2b2" style:cell-protect="protected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41" fo:font-size="11pt" fo:font-style="normal" fo:text-shadow="none" style:text-underline-style="none" fo:font-weight="normal" style:font-size-asian="11pt" style:font-style-asian="normal" style:font-weight-asian="normal" style:font-name-complex="Arial41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ackground-color="transparent" fo:wrap-option="wrap"/>
    </style:style>
    <style:style style:name="ce21" style:family="table-cell" style:parent-style-name="Default" style:data-style-name="N0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22" style:family="table-cell" style:parent-style-name="Default" style:data-style-name="N0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24" style:family="table-cell" style:parent-style-name="Default" style:data-style-name="N0">
      <style:table-cell-properties style:glyph-orientation-vertical="0" fo:background-color="#83ca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3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YaHei" fo:font-size="11pt" fo:font-style="normal" fo:text-shadow="none" style:text-underline-style="none" fo:font-weight="normal" style:font-name-asian="Microsoft YaHei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YaHei" fo:font-size="11pt" fo:font-style="normal" fo:text-shadow="none" style:text-underline-style="none" fo:font-weight="normal" style:font-name-asian="Microsoft YaHei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none" style:rotation-align="none"/>
    </style:style>
    <style:style style:name="gr1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Microsoft YaHei'" style:font-family-generic-asian="system" style:font-pitch-asian="variable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Menu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7" table:default-cell-style-name="ce6"/>
        <table:table-column table:style-name="co2" table:default-cell-style-name="Default"/>
        <table:table-column table:style-name="co2" table:number-columns-repeated="2" table:default-cell-style-name="ce6"/>
        <table:table-column table:style-name="co2" table:number-columns-repeated="2" table:default-cell-style-name="ce13"/>
        <table:table-column table:style-name="co2" table:default-cell-style-name="ce18"/>
        <table:table-column table:style-name="co3" table:default-cell-style-name="ce6"/>
        <table:table-column table:style-name="co3" table:number-columns-repeated="1009" table:default-cell-style-name="Default"/>
        <table:table-row table:style-name="ro1">
          <table:table-cell table:style-name="ce1" office:value-type="string">
            <text:p>::Id::</text:p>
          </table:table-cell>
          <table:table-cell table:style-name="ce7" office:value-type="string">
            <text:p>::en::</text:p>
          </table:table-cell>
          <table:table-cell table:style-name="ce7" office:value-type="string">
            <text:p>::fr::</text:p>
          </table:table-cell>
          <table:table-cell table:style-name="ce7" office:value-type="string">
            <text:p>::de::</text:p>
          </table:table-cell>
          <table:table-cell table:style-name="ce10" office:value-type="string">
            <text:p>::sp::</text:p>
          </table:table-cell>
          <table:table-cell table:style-name="ce7" office:value-type="string">
            <text:p>::it::</text:p>
          </table:table-cell>
          <table:table-cell table:style-name="ce5" office:value-type="string">
            <text:p>::br::</text:p>
          </table:table-cell>
          <table:table-cell table:style-name="ce7" office:value-type="string">
            <text:p>::jp::</text:p>
          </table:table-cell>
          <table:table-cell office:value-type="string">
            <text:p>::kr::</text:p>
          </table:table-cell>
          <table:table-cell table:style-name="ce7" office:value-type="string">
            <text:p>::cn::</text:p>
          </table:table-cell>
          <table:table-cell table:style-name="ce7" office:value-type="string">
            <text:p>::ru::</text:p>
          </table:table-cell>
          <table:table-cell table:style-name="ce11" office:value-type="string">
            <text:p>::tr::</text:p>
          </table:table-cell>
          <table:table-cell table:style-name="ce11" office:value-type="string">
            <text:p>::ar::</text:p>
          </table:table-cell>
          <table:table-cell table:style-name="ce14" office:value-type="string">
            <text:p>::tc::</text:p>
          </table:table-cell>
          <table:table-cell table:style-name="ce19" office:value-type="string">
            <text:p>--OG--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>
            <text:p>BuildMenu</text:p>
          </table:table-cell>
          <table:table-cell table:style-name="ce2"/>
          <table:table-cell table:style-name="ce9" table:number-columns-repeated="5"/>
          <table:table-cell/>
          <table:table-cell table:style-name="ce9" table:number-columns-repeated="2"/>
          <table:table-cell table:style-name="ce12" table:number-columns-repeated="2"/>
          <table:table-cell table:style-name="ce15"/>
          <table:table-cell table:style-name="ce20"/>
          <table:table-cell table:number-columns-repeated="1009"/>
        </table:table-row>
        <table:table-row table:style-name="ro1">
          <table:table-cell table:style-name="ce3" office:value-type="string">
            <text:p>MENU_CONST_ECONOMY</text:p>
          </table:table-cell>
          <table:table-cell table:style-name="Default" office:value-type="string">
            <text:p>Income Buildings</text:p>
          </table:table-cell>
          <table:table-cell table:style-name="Default" office:value-type="string">
            <text:p>Bâtiments à revenu</text:p>
          </table:table-cell>
          <table:table-cell table:style-name="Default" office:value-type="string">
            <text:p>Profitgebäude</text:p>
          </table:table-cell>
          <table:table-cell table:style-name="Default" office:value-type="string">
            <text:p>Edificios financieros</text:p>
          </table:table-cell>
          <table:table-cell table:style-name="Default" office:value-type="string">
            <text:p>Aziende</text:p>
          </table:table-cell>
          <table:table-cell table:style-name="Default" office:value-type="string">
            <text:p>Prédios econômicos</text:p>
          </table:table-cell>
          <table:table-cell table:style-name="Default" office:value-type="string">
            <text:p>収入施設</text:p>
          </table:table-cell>
          <table:table-cell office:value-type="string">
            <text:p>상업 시설</text:p>
          </table:table-cell>
          <table:table-cell table:style-name="Default" office:value-type="string">
            <text:p>收入建筑</text:p>
          </table:table-cell>
          <table:table-cell table:style-name="Default" office:value-type="string">
            <text:p>Предприятия</text:p>
          </table:table-cell>
          <table:table-cell table:style-name="Default" office:value-type="string">
            <text:p>Gelir Binaları</text:p>
          </table:table-cell>
          <table:table-cell table:style-name="Default" office:value-type="string">
            <text:p>مباني الدخل</text:p>
          </table:table-cell>
          <table:table-cell table:style-name="ce16" office:value-type="string">
            <text:p>收入建築</text:p>
          </table:table-cell>
          <table:table-cell table:style-name="ce8"/>
          <table:table-cell table:number-columns-repeated="1009"/>
        </table:table-row>
        <table:table-row table:style-name="ro1" table:number-rows-repeated="7">
          <table:table-cell table:style-name="ce4"/>
          <table:table-cell table:style-name="Default" table:number-columns-repeated="7"/>
          <table:table-cell/>
          <table:table-cell table:style-name="Default" table:number-columns-repeated="4"/>
          <table:table-cell table:style-name="ce17"/>
          <table:table-cell table:style-name="Default"/>
          <table:table-cell table:number-columns-repeated="1009"/>
        </table:table-row>
        <table:table-row table:style-name="ro1" table:number-rows-repeated="2">
          <table:table-cell table:style-name="ce4"/>
          <table:table-cell table:style-name="Default" table:number-columns-repeated="7"/>
          <table:table-cell/>
          <table:table-cell table:style-name="Default" table:number-columns-repeated="4"/>
          <table:table-cell/>
          <table:table-cell table:style-name="ce8"/>
          <table:table-cell table:number-columns-repeated="1009"/>
        </table:table-row>
        <table:table-row table:style-name="ro1" table:number-rows-repeated="64662">
          <table:table-cell table:style-name="ce5"/>
          <table:table-cell table:style-name="ce8" table:number-columns-repeated="7"/>
          <table:table-cell/>
          <table:table-cell table:style-name="ce8" table:number-columns-repeated="2"/>
          <table:table-cell table:number-columns-repeated="3"/>
          <table:table-cell table:style-name="ce8"/>
          <table:table-cell table:number-columns-repeated="1009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982839">
          <table:table-cell table:number-columns-repeated="1024"/>
        </table:table-row>
        <table:table-row table:style-name="ro2" table:number-rows-repeated="106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2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column table:style-name="co6" table:default-cell-style-name="ce42"/>
        <table:table-column table:style-name="co7" table:number-columns-repeated="1010" table:default-cell-style-name="Default"/>
        <table:table-row table:style-name="ro3">
          <table:table-cell table:style-name="ce1" office:value-type="string">
            <text:p>::Id::</text:p>
          </table:table-cell>
          <table:table-cell table:style-name="ce7" office:value-type="string">
            <text:p>::en::</text:p>
          </table:table-cell>
          <table:table-cell table:style-name="ce7" office:value-type="string">
            <text:p>::fr::</text:p>
          </table:table-cell>
          <table:table-cell table:style-name="ce7" office:value-type="string">
            <text:p>::de::</text:p>
          </table:table-cell>
          <table:table-cell table:style-name="ce10" office:value-type="string">
            <text:p>::sp::</text:p>
          </table:table-cell>
          <table:table-cell table:style-name="ce7" office:value-type="string">
            <text:p>::it::</text:p>
          </table:table-cell>
          <table:table-cell table:style-name="ce5" office:value-type="string">
            <text:p>::br::</text:p>
          </table:table-cell>
          <table:table-cell table:style-name="ce7" office:value-type="string">
            <text:p>::jp::</text:p>
          </table:table-cell>
          <table:table-cell office:value-type="string">
            <text:p>::kr::</text:p>
          </table:table-cell>
          <table:table-cell table:style-name="ce7" office:value-type="string">
            <text:p>::cn::</text:p>
          </table:table-cell>
          <table:table-cell table:style-name="ce7" office:value-type="string">
            <text:p>::ru::</text:p>
          </table:table-cell>
          <table:table-cell table:style-name="ce11" office:value-type="string">
            <text:p>::tr::</text:p>
          </table:table-cell>
          <table:table-cell table:style-name="ce11" office:value-type="string">
            <text:p>::ar::</text:p>
          </table:table-cell>
          <table:table-cell table:style-name="ce14" office:value-type="string">
            <text:p>::tc::</text:p>
          </table:table-cell>
          <table:table-cell table:number-columns-repeated="1010"/>
        </table:table-row>
        <table:table-row table:style-name="ro3">
          <table:table-cell table:style-name="ce1" office:value-type="string">
            <text:p>VKONTAKTE</text:p>
          </table:table-cell>
          <table:table-cell table:style-name="ce23" office:value-type="string">
            <text:p>Vkontakte</text:p>
          </table:table-cell>
          <table:table-cell table:number-columns-repeated="5" table:style-name="ce26" office:value-type="string">
            <text:p>Vkontakte</text:p>
          </table:table-cell>
          <table:table-cell table:style-name="ce32" office:value-type="string">
            <text:p>VK</text:p>
          </table:table-cell>
          <table:table-cell office:value-type="string">
            <text:p>Vkontakte</text:p>
          </table:table-cell>
          <table:table-cell table:style-name="ce23" office:value-type="string">
            <text:p>Vkontakte</text:p>
          </table:table-cell>
          <table:table-cell table:style-name="ce23" office:value-type="string">
            <text:p>ВКонтакте</text:p>
          </table:table-cell>
          <table:table-cell table:style-name="ce26" office:value-type="string">
            <text:p>Vkontakte</text:p>
          </table:table-cell>
          <table:table-cell table:style-name="ce38" office:value-type="string">
            <text:p>Vkontakte</text:p>
          </table:table-cell>
          <table:table-cell table:style-name="ce39" office:value-type="string">
            <text:p>Vkontakte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24" office:value-type="string" table:number-columns-spanned="13" table:number-rows-spanned="1">
            <text:p>WAA &amp; ME</text:p>
          </table:table-cell>
          <table:covered-table-cell table:number-columns-repeated="11"/>
          <table:covered-table-cell table:style-name="ce24"/>
          <table:table-cell table:number-columns-repeated="1010"/>
        </table:table-row>
        <table:table-row table:style-name="ro4">
          <table:table-cell table:style-name="ce21" office:value-type="string">
            <text:p>WAA_AND_ME_FULL</text:p>
          </table:table-cell>
          <table:table-cell table:style-name="ce25" office:value-type="string">
            <text:p>WAA &amp; ME</text:p>
          </table:table-cell>
          <table:table-cell table:style-name="ce27" office:value-type="string">
            <text:p>WAA ET MOI</text:p>
          </table:table-cell>
          <table:table-cell table:style-name="ce28" office:value-type="string">
            <text:p>WAA UND ICH</text:p>
          </table:table-cell>
          <table:table-cell table:style-name="ce29" office:value-type="string">
            <text:p>WAA Y YO</text:p>
          </table:table-cell>
          <table:table-cell table:style-name="ce30" office:value-type="string">
            <text:p>WAA e IO</text:p>
          </table:table-cell>
          <table:table-cell table:style-name="ce31" office:value-type="string">
            <text:p>WAA E EU</text:p>
          </table:table-cell>
          <table:table-cell table:style-name="ce33" office:value-type="string">
            <text:p>WAA情報</text:p>
          </table:table-cell>
          <table:table-cell office:value-type="string">
            <text:p>WAA &amp; ME</text:p>
          </table:table-cell>
          <table:table-cell table:style-name="ce35" office:value-type="string">
            <text:p>WAA和我</text:p>
          </table:table-cell>
          <table:table-cell table:style-name="ce37" office:value-type="string">
            <text:p>МИР В ОГНЕ И Я</text:p>
          </table:table-cell>
          <table:table-cell table:style-name="ce37" office:value-type="string">
            <text:p>WAA &amp; BEN</text:p>
          </table:table-cell>
          <table:table-cell table:style-name="ce35" office:value-type="string">
            <text:p>WAA <text:span text:style-name="T3">وأنا</text:span></text:p>
          </table:table-cell>
          <table:table-cell table:style-name="ce40" office:value-type="string">
            <text:p>WAA <text:span text:style-name="T3">與我</text:span></text:p>
          </table:table-cell>
          <table:table-cell table:number-columns-repeated="1010"/>
        </table:table-row>
        <table:table-row table:style-name="ro4">
          <table:table-cell table:style-name="ce21" office:value-type="string">
            <text:p>WAA_AND_ME</text:p>
          </table:table-cell>
          <table:table-cell table:style-name="ce25" office:value-type="string">
            <text:p>&amp; ME</text:p>
          </table:table-cell>
          <table:table-cell table:style-name="ce27" office:value-type="string">
            <text:p>ET MOI</text:p>
          </table:table-cell>
          <table:table-cell table:style-name="ce28" office:value-type="string">
            <text:p>UND ICH</text:p>
          </table:table-cell>
          <table:table-cell table:style-name="ce29" office:value-type="string">
            <text:p>Y YO</text:p>
          </table:table-cell>
          <table:table-cell table:style-name="ce30" office:value-type="string">
            <text:p>e IO</text:p>
          </table:table-cell>
          <table:table-cell table:style-name="ce31" office:value-type="string">
            <text:p>E EU</text:p>
          </table:table-cell>
          <table:table-cell table:style-name="ce34" office:value-type="string">
            <text:p>情報</text:p>
          </table:table-cell>
          <table:table-cell office:value-type="string">
            <text:p>&amp; ME</text:p>
          </table:table-cell>
          <table:table-cell table:style-name="ce36" office:value-type="string">
            <text:p>和我</text:p>
          </table:table-cell>
          <table:table-cell table:style-name="ce37" office:value-type="string">
            <text:p>И Я</text:p>
          </table:table-cell>
          <table:table-cell table:style-name="ce37" office:value-type="string">
            <text:p>&amp; BEN</text:p>
          </table:table-cell>
          <table:table-cell table:style-name="ce37" office:value-type="string">
            <text:p>وأنا</text:p>
          </table:table-cell>
          <table:table-cell table:style-name="ce41" office:value-type="string">
            <text:p>與我</text:p>
          </table:table-cell>
          <table:table-cell table:number-columns-repeated="1010"/>
        </table:table-row>
        <table:table-row table:style-name="ro4">
          <table:table-cell table:style-name="ce22" office:value-type="string">
            <text:p>WAA_AND_ME_NEWS</text:p>
          </table:table-cell>
          <table:table-cell table:style-name="ce25" office:value-type="string">
            <text:p>News</text:p>
          </table:table-cell>
          <table:table-cell table:style-name="ce27" office:value-type="string">
            <text:p>Infos</text:p>
          </table:table-cell>
          <table:table-cell table:style-name="ce28" office:value-type="string">
            <text:p>News</text:p>
          </table:table-cell>
          <table:table-cell table:style-name="ce29" office:value-type="string">
            <text:p>Noticias</text:p>
          </table:table-cell>
          <table:table-cell table:style-name="ce28" office:value-type="string">
            <text:p>Novità</text:p>
          </table:table-cell>
          <table:table-cell table:style-name="ce31" office:value-type="string">
            <office:annotation draw:style-name="gr1" draw:text-style-name="P1" svg:width="1.5311in" svg:height="0.8555in" svg:x="34.8547in" svg:y="1.2256in" draw:caption-point-x="-19.0299in" draw:caption-point-y="0.1189in">
              <dc:creator>bdraganov</dc:creator>
              <dc:date>2014-07-21T00:00:00</dc:date>
              <text:p text:style-name="P1"><text:span text:style-name="T1">Owen Weiss:</text:span></text:p>
              <text:p text:style-name="P1"><text:span text:style-name="T2">Bug 6640435</text:span></text:p>
            </office:annotation>
            <text:p>Novidades</text:p>
          </table:table-cell>
          <table:table-cell table:style-name="ce34" office:value-type="string">
            <text:p>ニュース</text:p>
          </table:table-cell>
          <table:table-cell office:value-type="string">
            <text:p>뉴스</text:p>
          </table:table-cell>
          <table:table-cell table:style-name="ce36" office:value-type="string">
            <text:p>动态</text:p>
          </table:table-cell>
          <table:table-cell table:style-name="ce37" office:value-type="string">
            <text:p>Новости</text:p>
          </table:table-cell>
          <table:table-cell table:style-name="ce37" office:value-type="string">
            <text:p>Haberler</text:p>
          </table:table-cell>
          <table:table-cell table:style-name="ce37" office:value-type="string">
            <text:p>الأخبار</text:p>
          </table:table-cell>
          <table:table-cell table:style-name="ce41" office:value-type="string">
            <text:p>最新消息</text:p>
          </table:table-cell>
          <table:table-cell table:number-columns-repeated="1010"/>
        </table:table-row>
        <table:table-row table:style-name="ro3" table:number-rows-repeated="1048403">
          <table:table-cell table:number-columns-repeated="1024"/>
        </table:table-row>
        <table:table-row table:style-name="ro2" table:number-rows-repeated="1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expression table:name="Average_Coins_Prace" table:base-cell-address="$Menu.$A$1" table:expression=""/>
        <table:named-expression table:name="Average_Coins_Price" table:base-cell-address="$Menu.$A$1" table:expression=""/>
        <table:named-expression table:name="Average_GoldStars_Price" table:base-cell-address="$Menu.$A$1" table:expression=""/>
        <table:named-expression table:name="Average_GS_To_Coins" table:base-cell-address="$Menu.$A$1" table:expression=""/>
        <table:named-expression table:name="Average_Oil_Price" table:base-cell-address="$Menu.$A$1" table:expression=""/>
        <table:named-expression table:name="BOOL" table:base-cell-address="$Menu.$A$1" table:expression=""/>
        <table:named-expression table:name="CURRENCIES" table:base-cell-address="$Menu.$A$1" table:expression=""/>
        <table:named-expression table:name="Deficiency_Factor" table:base-cell-address="$Menu.$A$1" table:expression=""/>
        <table:named-expression table:name="Excel_BuiltIn__FilterDatabase" table:base-cell-address="$Menu.$A$1" table:expression=""/>
        <table:named-expression table:name="Force_Finish_Factor" table:base-cell-address="$Menu.$A$1" table:expression=""/>
        <table:named-expression table:name="Levels" table:base-cell-address="$Menu.$A$1" table:expression=""/>
        <table:named-expression table:name="Player_Level" table:base-cell-address="$Menu.$A$1" table:expression=";"/>
        <table:named-expression table:name="Price_Factor" table:base-cell-address="$Menu.$A$1" table:expression="NA()"/>
        <table:named-expression table:name="Production_Factor" table:base-cell-address="$Menu.$A$1" table:expression=""/>
        <table:named-expression table:name="_GoBack" table:base-cell-address="$Menu.$A$1" table:expression="$menu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4" svg:font-family="Arial1"/>
    <style:font-face style:name="Arial21" svg:font-family="Arial21"/>
    <style:font-face style:name="Arial41" svg:font-family="Arial41"/>
    <style:font-face style:name="Calibri1" svg:font-family="Calibri"/>
    <style:font-face style:name="SimSun" svg:font-family="SimSun"/>
    <style:font-face style:name="宋体" svg:font-family="宋体"/>
    <style:font-face style:name="돋움2" svg:font-family="돋움"/>
    <style:font-face style:name="??" svg:font-family="??" style:font-family-generic="modern"/>
    <style:font-face style:name="?? ??" svg:font-family="'?? ??'" style:font-family-generic="modern"/>
    <style:font-face style:name="Arial2" svg:font-family="Arial" style:font-family-generic="modern"/>
    <style:font-face style:name="Arial16" svg:font-family="Arial1" style:font-family-generic="modern"/>
    <style:font-face style:name="Calibri3" svg:font-family="Calibri" style:font-family-generic="modern"/>
    <style:font-face style:name="宋体1" svg:font-family="宋体" style:font-family-generic="modern"/>
    <style:font-face style:name="돋움1" svg:font-family="돋움" style:font-family-generic="modern"/>
    <style:font-face style:name="맑은 고딕1" svg:font-family="'맑은 고딕'" style:font-family-generic="modern"/>
    <style:font-face style:name="Arial1" svg:font-family="Arial" style:font-family-generic="swiss"/>
    <style:font-face style:name="Arial11" svg:font-family="Arial1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icrosoft YaHei" svg:font-family="'Microsoft YaHei'" style:font-family-generic="swiss"/>
    <style:font-face style:name="Times New Roman" svg:font-family="'Times New Roman'" style:font-family-generic="swiss"/>
    <style:font-face style:name="Arial15" svg:font-family="Arial1" style:font-family-generic="modern" style:font-pitch="fixed"/>
    <style:font-face style:name="Arial12" svg:font-family="Arial1" style:font-pitch="variable"/>
    <style:font-face style:name="돋움" svg:font-family="돋움" style:font-family-generic="modern" style:font-pitch="variable"/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Arial13" svg:font-family="Arial1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bg" fo:country="BG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number-style style:name="N24000" number:language="en" number:country="US">
      <number:number number:min-integer-digits="1"/>
    </number:number-style>
    <number:currency-style style:name="N116">
      <number:currency-symbol number:language="en" number:country="US">$</number:currency-symbol>
      <number:number number:decimal-places="2" number:min-integer-digits="1" number:grouping="true"/>
    </number:currency-style>
    <number:number-style style:name="N117">
      <number:text> $</number:text>
      <number:number number:decimal-places="2" number:min-integer-digits="1" number:grouping="true"/>
      <number:text> </number:text>
    </number:number-style>
    <number:number-style style:name="N118">
      <number:text> $(</number:text>
      <number:number number:decimal-places="2" number:min-integer-digits="1" number:grouping="true"/>
      <number:text>)</number:text>
    </number:number-style>
    <number:number-style style:name="N119">
      <number:text> $-</number:text>
      <number:number number:decimal-places="0" number:min-integer-digits="0"/>
      <number:text> </number:text>
    </number:number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22P0"/>
    </number:currency-style>
    <number:number-style style:name="N123">
      <number:number number:decimal-places="0" number:min-integer-digits="1" number:grouping="true"/>
      <number:text> лв.</number:text>
    </number:number-style>
    <number:number-style style:name="N124P0" style:volatile="true">
      <number:number number:decimal-places="0" number:min-integer-digits="1" number:grouping="true"/>
      <number:text> лв.</number:text>
    </number:number-style>
    <number:number-style style:name="N124">
      <number:text>-</number:text>
      <number:number number:decimal-places="0" number:min-integer-digits="1" number:grouping="true"/>
      <number:text> лв.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лв.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лв.</number:text>
      <style:map style:condition="value()&gt;=0" style:apply-style-name="N125P0"/>
    </number:number-style>
    <number:number-style style:name="N126">
      <number:number number:decimal-places="2" number:min-integer-digits="1" number:grouping="true"/>
      <number:text> лв.</number:text>
    </number:number-style>
    <number:number-style style:name="N127P0" style:volatile="true">
      <number:number number:decimal-places="2" number:min-integer-digits="1" number:grouping="true"/>
      <number:text> лв.</number:text>
    </number:number-style>
    <number:number-style style:name="N127">
      <number:text>-</number:text>
      <number:number number:decimal-places="2" number:min-integer-digits="1" number:grouping="true"/>
      <number:text> лв.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лв.</number:text>
    </number:number-style>
    <number:number-style style:name="N128">
      <style:text-properties fo:color="#ff0000"/>
      <number:text>-</number:text>
      <number:number number:decimal-places="2" number:min-integer-digits="1" number:grouping="true"/>
      <number:text> лв.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   </number:text>
    </number:number-style>
    <number:number-style style:name="N136P1" style:volatile="true">
      <number:text>-</number:text>
      <number:number number:decimal-places="0" number:min-integer-digits="1" number:grouping="true"/>
      <number:text>       </number:text>
    </number:number-style>
    <number:number-style style:name="N136P2" style:volatile="true">
      <number:text> -   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лв. </number:text>
    </number:number-style>
    <number:number-style style:name="N140P1" style:volatile="true">
      <number:text>-</number:text>
      <number:number number:decimal-places="0" number:min-integer-digits="1" number:grouping="true"/>
      <number:text> лв. </number:text>
    </number:number-style>
    <number:number-style style:name="N140P2" style:volatile="true">
      <number:text> - лв.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   </number:text>
    </number:number-style>
    <number:number-style style:name="N144P1" style:volatile="true">
      <number:text>-</number:text>
      <number:number number:decimal-places="2" number:min-integer-digits="1" number:grouping="true"/>
      <number:text>       </number:text>
    </number:number-style>
    <number:number-style style:name="N144P2" style:volatile="true">
      <number:text> -</number:text>
      <number:number number:decimal-places="0" number:min-integer-digits="0"/>
      <number:text>  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лв. </number:text>
    </number:number-style>
    <number:number-style style:name="N148P1" style:volatile="true">
      <number:text>-</number:text>
      <number:number number:decimal-places="2" number:min-integer-digits="1" number:grouping="true"/>
      <number:text> лв. </number:text>
    </number:number-style>
    <number:number-style style:name="N148P2" style:volatile="true">
      <number:text> -</number:text>
      <number:number number:decimal-places="0" number:min-integer-digits="0"/>
      <number:text> лв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£</number:text>
      <number:number number:decimal-places="2" number:min-integer-digits="1" number:grouping="true"/>
      <number:text> </number:text>
    </number:number-style>
    <number:number-style style:name="N170P1" style:volatile="true">
      <number:text>-£</number:text>
      <number:number number:decimal-places="2" number:min-integer-digits="1" number:grouping="true"/>
      <number:text> </number:text>
    </number:number-style>
    <number:number-style style:name="N170P2" style:volatile="true">
      <number:text> £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</number:text>
    </number:number-style>
    <number:number-style style:name="N174P1" style:volatile="true">
      <number:text>-</number:text>
      <number:number number:decimal-places="2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 $(</number:text>
      <number:number number:decimal-places="0" number:min-integer-digits="1" number:grouping="true"/>
      <number:text>)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P1" style:volatile="true">
      <number:text> (</number:text>
      <number:number number:decimal-places="2" number:min-integer-digits="1" number:grouping="true"/>
      <number:text>)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3">
      <number:currency-symbol number:language="en" number:country="US">$</number:currency-symbol>
      <number:number number:decimal-places="6" number:min-integer-digits="1" number:grouping="true"/>
    </number:currency-style>
    <number:number-style style:name="N184">
      <number:text>$</number:text>
      <number:number number:decimal-places="2" number:min-integer-digits="1" number:grouping="true"/>
    </number:number-style>
    <number:number-style style:name="N185">
      <number:text>$</number:text>
      <number:number number:decimal-places="6" number:min-integer-digits="1" number:grouping="true"/>
    </number:number-style>
    <number:currency-style style:name="N186">
      <number:currency-symbol number:language="en" number:country="CA">$</number:currency-symbol>
      <number:number number:decimal-places="2" number:min-integer-digits="1" number:grouping="true"/>
    </number:currency-style>
    <number:time-style style:name="N187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87">
      <number:text-content/>
      <style:map style:condition="value()&gt;=0" style:apply-style-name="N187P0"/>
    </number:text-style>
    <number:percentage-style style:name="N188">
      <number:number number:decimal-places="1" number:min-integer-digits="1"/>
      <number:text>%</number:text>
    </number:percentage-style>
    <number:number-style style:name="N189">
      <number:number number:decimal-places="1" number:min-integer-digits="1"/>
    </number:number-style>
    <number:currency-style style:name="N190">
      <number:currency-symbol>€</number:currency-symbol>
      <number:text> </number:text>
      <number:number number:decimal-places="2" number:min-integer-digits="1" number:grouping="true"/>
    </number:currency-style>
    <number:number-style style:name="N192P0" style:volatile="true">
      <number:text>Yes</number:text>
    </number:number-style>
    <number:number-style style:name="N192P1" style:volatile="true">
      <number:text>Yes</number:text>
    </number:number-style>
    <number:number-style style:name="N192">
      <number:text>No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True</number:text>
    </number:number-style>
    <number:number-style style:name="N194P1" style:volatile="true">
      <number:text>True</number:text>
    </number:number-style>
    <number:number-style style:name="N194">
      <number:text>False</number:text>
      <style:map style:condition="value()&gt;0" style:apply-style-name="N194P0"/>
      <style:map style:condition="value()&lt;0" style:apply-style-name="N194P1"/>
    </number:number-style>
    <number:number-style style:name="N196P0" style:volatile="true">
      <number:text>On</number:text>
    </number:number-style>
    <number:number-style style:name="N196P1" style:volatile="true">
      <number:text>On</number:text>
    </number:number-style>
    <number:number-style style:name="N196">
      <number:text>Off</number:text>
      <style:map style:condition="value()&gt;0" style:apply-style-name="N196P0"/>
      <style:map style:condition="value()&lt;0" style:apply-style-name="N196P1"/>
    </number:number-style>
    <number:currency-style style:name="N19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8P0"/>
    </number:currency-style>
    <number:number-style style:name="N199">
      <number:number number:decimal-places="4" number:min-integer-digits="1"/>
    </number:number-style>
    <number:number-style style:name="N200">
      <number:number number:decimal-places="8" number:min-integer-digits="1" number:grouping="true"/>
      <number:text> €</number:text>
    </number:number-style>
    <number:percentage-style style:name="N201">
      <number:number number:decimal-places="4" number:min-integer-digits="1"/>
      <number:text>%</number:text>
    </number:percentage-style>
    <number:number-style style:name="N202">
      <number:number number:decimal-places="5" number:min-integer-digits="1" number:grouping="true"/>
      <number:text> €</number:text>
    </number:number-style>
    <number:number-style style:name="N203">
      <number:number number:decimal-places="5" number:min-integer-digits="1"/>
    </number:number-style>
    <number:date-style style:name="N204">
      <number:day number:style="long"/>
      <number:text> </number:text>
      <number:month number:style="long" number:textual="true"/>
      <number:text> </number:text>
      <number:year number:style="long"/>
      <number:text> г.</number:text>
    </number:date-style>
    <number:time-style style:name="N205">
      <number:hours number:style="long"/>
      <number:text>:</number:text>
      <number:minutes number:style="long"/>
      <number:text>:</number:text>
      <number:seconds number:style="long"/>
      <number:text> ч.</number:text>
    </number:time-style>
    <number:number-style style:name="N206">
      <number:number number:decimal-places="1" number:min-integer-digits="1" number:grouping="true"/>
    </number:number-style>
    <number:number-style style:name="N207">
      <number:number number:decimal-places="2" number:min-integer-digits="1" number:grouping="true"/>
      <number:text> €</number:text>
    </number:number-style>
    <number:number-style style:name="N209P0" style:volatile="true">
      <number:text>$</number:text>
      <number:number number:decimal-places="0" number:min-integer-digits="1" number:grouping="true"/>
      <number:text> </number:text>
    </number:number-style>
    <number:number-style style:name="N209">
      <number:text>($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0P0" style:volatile="true">
      <number:text>$</number:text>
      <number:number number:decimal-places="0" number:min-integer-digits="1" number:grouping="true"/>
      <number:text> </number:text>
    </number:number-style>
    <number:number-style style:name="N2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10P0"/>
    </number:number-style>
    <number:number-style style:name="N212P0" style:volatile="true">
      <number:text>$</number:text>
      <number:number number:decimal-places="2" number:min-integer-digits="1" number:grouping="true"/>
      <number:text> </number:text>
    </number:number-style>
    <number:number-style style:name="N212">
      <number:text>($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3P0" style:volatile="true">
      <number:text>$</number:text>
      <number:number number: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13P0"/>
    </number:number-style>
    <number:number-style style:name="N217P0" style:volatile="true">
      <number:number number:decimal-places="0" number:min-integer-digits="1" number:grouping="true"/>
      <number:text> € </number:text>
    </number:number-style>
    <number:number-style style:name="N217P1" style:volatile="true">
      <number:text>-</number:text>
      <number:number number:decimal-places="0" number:min-integer-digits="1" number:grouping="true"/>
      <number:text> € </number:text>
    </number:number-style>
    <number:number-style style:name="N217P2" style:volatile="true">
      <number:text> -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0" number:min-integer-digits="1" number:grouping="true"/>
      <number:text>    </number:text>
    </number:number-style>
    <number:number-style style:name="N221P1" style:volatile="true">
      <number:text>-</number:text>
      <number:number number:decimal-places="0" number:min-integer-digits="1" number:grouping="true"/>
      <number:text>    </number:text>
    </number:number-style>
    <number:number-style style:name="N221P2" style:volatile="true">
      <number:text> -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€ </number:text>
    </number:number-style>
    <number:number-style style:name="N225P1" style:volatile="true">
      <number:text>-</number:text>
      <number:number number:decimal-places="2" number:min-integer-digits="1" number:grouping="true"/>
      <number:text> € </number:text>
    </number:number-style>
    <number:number-style style:name="N225P2" style:volatile="true">
      <number:text> -</number:text>
      <number:number number:decimal-places="0" number:min-integer-digits="0"/>
      <number:text> €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number number:decimal-places="2" number:min-integer-digits="1" number:grouping="true"/>
      <number:text>    </number:text>
    </number:number-style>
    <number:number-style style:name="N229P1" style:volatile="true">
      <number:text>-</number:text>
      <number:number number:decimal-places="2" number:min-integer-digits="1" number:grouping="true"/>
      <number:text>    </number:text>
    </number:number-style>
    <number:number-style style:name="N229P2" style:volatile="true">
      <number:text> -</number:text>
      <number:number number:decimal-places="0" number:min-integer-digits="0"/>
      <number:text>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 number:truncate-on-overflow="false">
      <number:hours/>
      <number:text>h</number:text>
      <number:minutes number:style="long"/>
    </number:time-style>
    <number:number-style style:name="N231">
      <number:number number:decimal-places="2" number:min-integer-digits="1"/>
      <number:text> s</number:text>
    </number:number-style>
    <number:number-style style:name="N232">
      <number:number number:decimal-places="6" number:min-integer-digits="1" number:grouping="true"/>
    </number:number-style>
    <number:number-style style:name="N233">
      <number:number number:decimal-places="10" number:min-integer-digits="1" number:grouping="true"/>
    </number:number-style>
    <number:number-style style:name="N234">
      <number:text>$</number:text>
      <number:number number:decimal-places="10" number:min-integer-digits="1" number:grouping="true"/>
    </number:number-style>
    <number:number-style style:name="N235">
      <number:number number:decimal-places="3" number:min-integer-digits="1"/>
    </number:number-style>
    <number:percentage-style style:name="N236">
      <number:number number:decimal-places="3" number:min-integer-digits="1"/>
      <number:text>%</number:text>
    </number:percentage-style>
    <number:number-style style:name="N238P0" style:volatile="true">
      <number:text>₩</number:text>
      <number:number number:decimal-places="0" number:min-integer-digits="1" number:grouping="true"/>
    </number:number-style>
    <number:number-style style:name="N238">
      <number:text>-₩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₩</number:text>
      <number:number number:decimal-places="0" number:min-integer-digits="1" number:grouping="true"/>
    </number:number-style>
    <number:number-style style:name="N239">
      <style:text-properties fo:color="#ff0000"/>
      <number:text>-₩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₩</number:text>
      <number:number number:decimal-places="2" number:min-integer-digits="1" number:grouping="true"/>
    </number:number-style>
    <number:number-style style:name="N241">
      <number:text>-₩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₩</number:text>
      <number:number number:decimal-places="2" number:min-integer-digits="1" number:grouping="true"/>
    </number:number-style>
    <number:number-style style:name="N242">
      <style:text-properties fo:color="#ff0000"/>
      <number:text>-₩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₩</number:text>
      <number:number number:decimal-places="0" number:min-integer-digits="1" number:grouping="true"/>
      <number:text> </number:text>
    </number:number-style>
    <number:number-style style:name="N246P1" style:volatile="true">
      <number:text>-₩</number:text>
      <number:number number:decimal-places="0" number:min-integer-digits="1" number:grouping="true"/>
      <number:text> </number:text>
    </number:number-style>
    <number:number-style style:name="N246P2" style:volatile="true">
      <number:text> ₩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text> ₩</number:text>
      <number:number number:decimal-places="2" number:min-integer-digits="1" number:grouping="true"/>
      <number:text> </number:text>
    </number:number-style>
    <number:number-style style:name="N250P1" style:volatile="true">
      <number:text>-₩</number:text>
      <number:number number:decimal-places="2" number:min-integer-digits="1" number:grouping="true"/>
      <number:text> </number:text>
    </number:number-style>
    <number:number-style style:name="N250P2" style:volatile="true">
      <number:text> ₩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currency-style style:name="N25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5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52P0"/>
    </number:currency-style>
    <number:number-style style:name="N254P0" style:volatile="true">
      <number:text>$</number:text>
      <number:number number:decimal-places="0" number:min-integer-digits="1" number:grouping="true"/>
    </number:number-style>
    <number:number-style style:name="N254">
      <number:text>-$</number:text>
      <number:number number:decimal-places="0" number:min-integer-digits="1" number:grouping="true"/>
      <style:map style:condition="value()&gt;=0" style:apply-style-name="N254P0"/>
    </number:number-style>
    <number:number-style style:name="N255P0" style:volatile="true">
      <number:text>$</number:text>
      <number:number number:decimal-places="0" number:min-integer-digits="1" number:grouping="true"/>
    </number:number-style>
    <number:number-style style:name="N255">
      <style:text-properties fo:color="#ff0000"/>
      <number:text>-$</number:text>
      <number:number number:decimal-places="0" number:min-integer-digits="1" number:grouping="true"/>
      <style:map style:condition="value()&gt;=0" style:apply-style-name="N255P0"/>
    </number:number-style>
    <number:number-style style:name="N256P0" style:volatile="true">
      <number:text>$</number:text>
      <number:number number:decimal-places="2" number:min-integer-digits="1" number:grouping="true"/>
    </number:number-style>
    <number:number-style style:name="N256">
      <number:text>-$</number:text>
      <number:number number:decimal-places="2" number:min-integer-digits="1" number:grouping="true"/>
      <style:map style:condition="value()&gt;=0" style:apply-style-name="N256P0"/>
    </number:number-style>
    <number:number-style style:name="N257P0" style:volatile="true">
      <number:text>$</number:text>
      <number:number number:decimal-places="2" number:min-integer-digits="1" number:grouping="true"/>
    </number:number-style>
    <number:number-style style:name="N257">
      <style:text-properties fo:color="#ff0000"/>
      <number:text>-$</number:text>
      <number:number number:decimal-places="2" number:min-integer-digits="1" number:grouping="true"/>
      <style:map style:condition="value()&gt;=0" style:apply-style-name="N257P0"/>
    </number:number-style>
    <number:number-style style:name="N259P0" style:volatile="true">
      <number:text> $</number:text>
      <number:number number:decimal-places="0" number:min-integer-digits="1" number:grouping="true"/>
      <number:text> </number:text>
    </number:number-style>
    <number:number-style style:name="N259P1" style:volatile="true">
      <number:text>-$</number:text>
      <number:number number:decimal-places="0" number:min-integer-digits="1" number:grouping="true"/>
      <number:text> </number:text>
    </number:number-style>
    <number:number-style style:name="N259P2" style:volatile="true">
      <number:text> $-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1P0" style:volatile="true">
      <number:text> $</number:text>
      <number:number number:decimal-places="2" number:min-integer-digits="1" number:grouping="true"/>
      <number:text> </number:text>
    </number:number-style>
    <number:number-style style:name="N261P1" style:volatile="true">
      <number:text>-$</number:text>
      <number:number number:decimal-places="2" number:min-integer-digits="1" number:grouping="true"/>
      <number:text> </number:text>
    </number:number-style>
    <number:number-style style:name="N261P2" style:volatile="true">
      <number:text> $-</number:text>
      <number:number number: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time-style style:name="N262">
      <number:minutes number:style="long"/>
      <number:text>.</number:text>
      <number:seconds number:style="long"/>
    </number:time-style>
    <number:time-style style:name="N263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264">
      <number:minutes number:style="long"/>
      <number:text>.</number:text>
      <number:seconds number:style="long" number:decimal-places="1"/>
    </number:time-style>
    <number:number-style style:name="N266P0" style:volatile="true">
      <number:text>€ </number:text>
      <number:number number:decimal-places="0" number:min-integer-digits="1" number:grouping="true"/>
    </number:number-style>
    <number:number-style style:name="N266">
      <number:text>-€ </number:text>
      <number:number number:decimal-places="0" number:min-integer-digits="1" number:grouping="true"/>
      <style:map style:condition="value()&gt;=0" style:apply-style-name="N266P0"/>
    </number:number-style>
    <number:number-style style:name="N267P0" style:volatile="true">
      <number:text>€ </number:text>
      <number:number number:decimal-places="0" number:min-integer-digits="1" number:grouping="true"/>
    </number:number-style>
    <number:number-style style:name="N267">
      <style:text-properties fo:color="#ff0000"/>
      <number:text>-€ </number:text>
      <number:number number:decimal-places="0" number:min-integer-digits="1" number:grouping="true"/>
      <style:map style:condition="value()&gt;=0" style:apply-style-name="N267P0"/>
    </number:number-style>
    <number:number-style style:name="N269P0" style:volatile="true">
      <number:text>€ </number:text>
      <number:number number:decimal-places="2" number:min-integer-digits="1" number:grouping="true"/>
    </number:number-style>
    <number:number-style style:name="N269">
      <number:text>-€ </number:text>
      <number:number number:decimal-places="2" number:min-integer-digits="1" number:grouping="true"/>
      <style:map style:condition="value()&gt;=0" style:apply-style-name="N269P0"/>
    </number:number-style>
    <number:number-style style:name="N270P0" style:volatile="true">
      <number:text>€ </number:text>
      <number:number number:decimal-places="2" number:min-integer-digits="1" number:grouping="true"/>
    </number:number-style>
    <number:number-style style:name="N270">
      <style:text-properties fo:color="#ff0000"/>
      <number:text>-€ </number:text>
      <number:number number:decimal-places="2" number:min-integer-digits="1" number:grouping="true"/>
      <style:map style:condition="value()&gt;=0" style:apply-style-name="N270P0"/>
    </number:number-style>
    <number:number-style style:name="N274P0" style:volatile="true">
      <number:text> € </number:text>
      <number:number number:decimal-places="0" number:min-integer-digits="1" number:grouping="true"/>
      <number:text> </number:text>
    </number:number-style>
    <number:number-style style:name="N274P1" style:volatile="true">
      <number:text>-€ </number:text>
      <number:number number:decimal-places="0" number:min-integer-digits="1" number:grouping="true"/>
      <number:text> </number:text>
    </number:number-style>
    <number:number-style style:name="N274P2" style:volatile="true">
      <number:text> € -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text> € </number:text>
      <number:number number:decimal-places="2" number:min-integer-digits="1" number:grouping="true"/>
      <number:text> </number:text>
    </number:number-style>
    <number:number-style style:name="N278P1" style:volatile="true">
      <number:text>-€ </number:text>
      <number:number number:decimal-places="2" number:min-integer-digits="1" number:grouping="true"/>
      <number:text> </number:text>
    </number:number-style>
    <number:number-style style:name="N278P2" style:volatile="true">
      <number:text> € -</number:text>
      <number:number number:decimal-places="0" number:min-integer-digits="0"/>
      <number:text>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0P0" style:volatile="true">
      <number:text>￥</number:text>
      <number:number number:decimal-places="0" number:min-integer-digits="1" number:grouping="true"/>
    </number:number-style>
    <number:number-style style:name="N280">
      <number:text>￥-</number:text>
      <number:number number:decimal-places="0" number:min-integer-digits="1" number:grouping="true"/>
      <style:map style:condition="value()&gt;=0" style:apply-style-name="N280P0"/>
    </number:number-style>
    <number:number-style style:name="N281P0" style:volatile="true">
      <number:text>￥</number:text>
      <number:number number:decimal-places="0" number:min-integer-digits="1" number:grouping="true"/>
    </number:number-style>
    <number:number-style style:name="N281">
      <style:text-properties fo:color="#ff0000"/>
      <number:text>￥-</number:text>
      <number:number number:decimal-places="0" number:min-integer-digits="1" number:grouping="true"/>
      <style:map style:condition="value()&gt;=0" style:apply-style-name="N281P0"/>
    </number:number-style>
    <number:number-style style:name="N283P0" style:volatile="true">
      <number:text>￥</number:text>
      <number:number number:decimal-places="2" number:min-integer-digits="1" number:grouping="true"/>
    </number:number-style>
    <number:number-style style:name="N283">
      <number:text>￥-</number:text>
      <number:number number:decimal-places="2" number:min-integer-digits="1" number:grouping="true"/>
      <style:map style:condition="value()&gt;=0" style:apply-style-name="N283P0"/>
    </number:number-style>
    <number:number-style style:name="N284P0" style:volatile="true">
      <number:text>￥</number:text>
      <number:number number:decimal-places="2" number:min-integer-digits="1" number:grouping="true"/>
    </number:number-style>
    <number:number-style style:name="N284">
      <style:text-properties fo:color="#ff0000"/>
      <number:text>￥-</number:text>
      <number:number number:decimal-places="2" number:min-integer-digits="1" number:grouping="true"/>
      <style:map style:condition="value()&gt;=0" style:apply-style-name="N284P0"/>
    </number:number-style>
    <number:number-style style:name="N286P0" style:volatile="true"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90P0" style:volatile="true">
      <number:text> ￥</number:text>
      <number:number number:decimal-places="0" number:min-integer-digits="1" number:grouping="true"/>
      <number:text> </number:text>
    </number:number-style>
    <number:number-style style:name="N290P1" style:volatile="true">
      <number:text> ￥-</number:text>
      <number:number number:decimal-places="0" number:min-integer-digits="1" number:grouping="true"/>
      <number:text> </number:text>
    </number:number-style>
    <number:number-style style:name="N290P2" style:volatile="true">
      <number:text> ￥-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number number:decimal-places="2" number:min-integer-digits="1" number:grouping="true"/>
      <number:text> </number:text>
    </number:number-style>
    <number:number-style style:name="N292P1" style:volatile="true">
      <number:text> -</number:text>
      <number:number number:decimal-places="2" number:min-integer-digits="1" number:grouping="true"/>
      <number:text> </number:text>
    </number:number-style>
    <number:number-style style:name="N292P2" style:volatile="true">
      <number:text>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6P0" style:volatile="true">
      <number:text> ￥</number:text>
      <number:number number:decimal-places="2" number:min-integer-digits="1" number:grouping="true"/>
      <number:text> </number:text>
    </number:number-style>
    <number:number-style style:name="N296P1" style:volatile="true">
      <number:text> ￥-</number:text>
      <number:number number:decimal-places="2" number:min-integer-digits="1" number:grouping="true"/>
      <number:text> </number:text>
    </number:number-style>
    <number:number-style style:name="N296P2" style:volatile="true">
      <number:text> ￥-</number:text>
      <number:number number:decimal-places="0" number:min-integer-digits="0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currency-style style:name="N29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9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98P0"/>
    </number:currency-style>
    <number:number-style style:name="N300P0" style:volatile="true">
      <number:text>$ </number:text>
      <number:number number:decimal-places="0" number:min-integer-digits="1" number:grouping="true"/>
    </number:number-style>
    <number:number-style style:name="N300">
      <number:text>$ -</number:text>
      <number:number number:decimal-places="0" number:min-integer-digits="1" number:grouping="true"/>
      <style:map style:condition="value()&gt;=0" style:apply-style-name="N300P0"/>
    </number:number-style>
    <number:number-style style:name="N301P0" style:volatile="true">
      <number:text>$ </number:text>
      <number:number number:decimal-places="0" number:min-integer-digits="1" number:grouping="true"/>
    </number:number-style>
    <number:number-style style:name="N301">
      <style:text-properties fo:color="#ff0000"/>
      <number:text>$ -</number:text>
      <number:number number:decimal-places="0" number:min-integer-digits="1" number:grouping="true"/>
      <style:map style:condition="value()&gt;=0" style:apply-style-name="N301P0"/>
    </number:number-style>
    <number:number-style style:name="N303P0" style:volatile="true">
      <number:text>$ </number:text>
      <number:number number:decimal-places="2" number:min-integer-digits="1" number:grouping="true"/>
    </number:number-style>
    <number:number-style style:name="N303">
      <number:text>$ -</number:text>
      <number:number number:decimal-places="2" number:min-integer-digits="1" number:grouping="true"/>
      <style:map style:condition="value()&gt;=0" style:apply-style-name="N303P0"/>
    </number:number-style>
    <number:number-style style:name="N304P0" style:volatile="true">
      <number:text>$ </number:text>
      <number:number number:decimal-places="2" number:min-integer-digits="1" number:grouping="true"/>
    </number:number-style>
    <number:number-style style:name="N304">
      <style:text-properties fo:color="#ff0000"/>
      <number:text>$ -</number:text>
      <number:number number:decimal-places="2" number:min-integer-digits="1" number:grouping="true"/>
      <style:map style:condition="value()&gt;=0" style:apply-style-name="N304P0"/>
    </number:number-style>
    <number:number-style style:name="N308P0" style:volatile="true">
      <number:text> $ </number:text>
      <number:number number:decimal-places="0" number:min-integer-digits="1" number:grouping="true"/>
      <number:text> </number:text>
    </number:number-style>
    <number:number-style style:name="N308P1" style:volatile="true">
      <number:text> $ -</number:text>
      <number:number number:decimal-places="0" number:min-integer-digits="1" number:grouping="true"/>
      <number:text> </number:text>
    </number:number-style>
    <number:number-style style:name="N308P2" style:volatile="true">
      <number:text> $ -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12P0" style:volatile="true">
      <number:text> $ </number:text>
      <number:number number:decimal-places="2" number:min-integer-digits="1" number:grouping="true"/>
      <number:text> </number:text>
    </number:number-style>
    <number:number-style style:name="N312P1" style:volatile="true">
      <number:text> $ -</number:text>
      <number:number number:decimal-places="2" number:min-integer-digits="1" number:grouping="true"/>
      <number:text> </number:text>
    </number:number-style>
    <number:number-style style:name="N312P2" style:volatile="true">
      <number:text> $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3">
      <number:number number:decimal-places="0" number:min-integer-digits="1" number:grouping="true"/>
      <number:text> €</number:text>
    </number:number-style>
    <number:number-style style:name="N314P0" style:volatile="true">
      <number:number number:decimal-places="0" number:min-integer-digits="1" number:grouping="true"/>
      <number:text> €</number:text>
    </number:number-style>
    <number:number-style style:name="N314">
      <number:text>-</number:text>
      <number:number number:decimal-places="0" number:min-integer-digits="1" number:grouping="true"/>
      <number:text> €</number:text>
      <style:map style:condition="value()&gt;=0" style:apply-style-name="N314P0"/>
    </number:number-style>
    <number:number-style style:name="N315P0" style:volatile="true">
      <number:number number:decimal-places="0" number:min-integer-digits="1" number:grouping="true"/>
      <number:text> €</number:text>
    </number:number-style>
    <number:number-style style:name="N3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15P0"/>
    </number:number-style>
    <number:number-style style:name="N316P0" style:volatile="true">
      <number:number number:decimal-places="2" number:min-integer-digits="1" number:grouping="true"/>
      <number:text> €</number:text>
    </number:number-style>
    <number:number-style style:name="N316">
      <number:text>-</number:text>
      <number:number number:decimal-places="2" number:min-integer-digits="1" number:grouping="true"/>
      <number:text> €</number:text>
      <style:map style:condition="value()&gt;=0" style:apply-style-name="N316P0"/>
    </number:number-style>
    <number:number-style style:name="N317P0" style:volatile="true">
      <number:number number:decimal-places="2" number:min-integer-digits="1" number:grouping="true"/>
      <number:text> €</number:text>
    </number:number-style>
    <number:number-style style:name="N3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17P0"/>
    </number:number-style>
    <number:number-style style:name="N319P0" style:volatile="true">
      <number:number number:decimal-places="0" number:min-integer-digits="1" number:grouping="true"/>
      <number:text> $ </number:text>
    </number:number-style>
    <number:number-style style:name="N319">
      <number:text>(</number:text>
      <number:number number:decimal-places="0" number:min-integer-digits="1" number:grouping="true"/>
      <number:text> $)</number:text>
      <style:map style:condition="value()&gt;=0" style:apply-style-name="N319P0"/>
    </number:number-style>
    <number:number-style style:name="N320P0" style:volatile="true">
      <number:number number:decimal-places="0" number:min-integer-digits="1" number:grouping="true"/>
      <number:text> $ </number:text>
    </number:number-style>
    <number:number-style style:name="N320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320P0"/>
    </number:number-style>
    <number:number-style style:name="N322P0" style:volatile="true">
      <number:number number:decimal-places="2" number:min-integer-digits="1" number:grouping="true"/>
      <number:text> $ </number:text>
    </number:number-style>
    <number:number-style style:name="N322">
      <number:text>(</number:text>
      <number:number number:decimal-places="2" number:min-integer-digits="1" number:grouping="true"/>
      <number:text> $)</number:text>
      <style:map style:condition="value()&gt;=0" style:apply-style-name="N322P0"/>
    </number:number-style>
    <number:number-style style:name="N323P0" style:volatile="true">
      <number:number number:decimal-places="2" number:min-integer-digits="1" number:grouping="true"/>
      <number:text> $ </number:text>
    </number:number-style>
    <number:number-style style:name="N323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323P0"/>
    </number:number-style>
    <number:number-style style:name="N327P0" style:volatile="true">
      <number:number number:decimal-places="0" number:min-integer-digits="1" number:grouping="true"/>
      <number:text>     </number:text>
    </number:number-style>
    <number:number-style style:name="N327P1" style:volatile="true">
      <number:text> (</number:text>
      <number:number number:decimal-places="0" number:min-integer-digits="1" number:grouping="true"/>
      <number:text>)    </number:text>
    </number:number-style>
    <number:number-style style:name="N327P2" style:volatile="true">
      <number:text> -    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number number:decimal-places="0" number:min-integer-digits="1" number:grouping="true"/>
      <number:text>  $ </number:text>
    </number:number-style>
    <number:number-style style:name="N331P1" style:volatile="true">
      <number:text> (</number:text>
      <number:number number:decimal-places="0" number:min-integer-digits="1" number:grouping="true"/>
      <number:text>) $ </number:text>
    </number:number-style>
    <number:number-style style:name="N331P2" style:volatile="true">
      <number:text> -  $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5P0" style:volatile="true">
      <number:number number:decimal-places="2" number:min-integer-digits="1" number:grouping="true"/>
      <number:text>     </number:text>
    </number:number-style>
    <number:number-style style:name="N335P1" style:volatile="true">
      <number:text> (</number:text>
      <number:number number:decimal-places="2" number:min-integer-digits="1" number:grouping="true"/>
      <number:text>)    </number:text>
    </number:number-style>
    <number:number-style style:name="N335P2" style:volatile="true">
      <number:text> -</number:text>
      <number:number number:decimal-places="0" number:min-integer-digits="0"/>
      <number:text>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9P0" style:volatile="true">
      <number:number number:decimal-places="2" number:min-integer-digits="1" number:grouping="true"/>
      <number:text>  $ </number:text>
    </number:number-style>
    <number:number-style style:name="N339P1" style:volatile="true">
      <number:text> (</number:text>
      <number:number number:decimal-places="2" number:min-integer-digits="1" number:grouping="true"/>
      <number:text>) $ </number:text>
    </number:number-style>
    <number:number-style style:name="N339P2" style:volatile="true">
      <number:text> -</number:text>
      <number:number number:decimal-places="0" number:min-integer-digits="0"/>
      <number:text>  $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$ </number:text>
      <number:number number:decimal-places="0" number:min-integer-digits="1" number:grouping="true"/>
      <number:text> </number:text>
    </number:number-style>
    <number:number-style style:name="N341">
      <number:text>($ </number:text>
      <number:number number:decimal-places="0" number:min-integer-digits="1" number:grouping="true"/>
      <number:text>)</number:text>
      <style:map style:condition="value()&gt;=0" style:apply-style-name="N341P0"/>
    </number:number-style>
    <number:number-style style:name="N342P0" style:volatile="true">
      <number:text>$ </number:text>
      <number:number number:decimal-places="0" number:min-integer-digits="1" number:grouping="true"/>
      <number:text> </number:text>
    </number:number-style>
    <number:number-style style:name="N342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342P0"/>
    </number:number-style>
    <number:number-style style:name="N344P0" style:volatile="true">
      <number:text>$ </number:text>
      <number:number number:decimal-places="2" number:min-integer-digits="1" number:grouping="true"/>
      <number:text> </number:text>
    </number:number-style>
    <number:number-style style:name="N344">
      <number:text>($ </number:text>
      <number:number number:decimal-places="2" number:min-integer-digits="1" number:grouping="true"/>
      <number:text>)</number:text>
      <style:map style:condition="value()&gt;=0" style:apply-style-name="N344P0"/>
    </number:number-style>
    <number:number-style style:name="N345P0" style:volatile="true">
      <number:text>$ </number:text>
      <number:number number:decimal-places="2" number:min-integer-digits="1" number:grouping="true"/>
      <number:text> </number:text>
    </number:number-style>
    <number:number-style style:name="N345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345P0"/>
    </number:number-style>
    <number:number-style style:name="N347P0" style:volatile="true">
      <number:text> $ </number:text>
      <number:number number:decimal-places="0" number:min-integer-digits="1" number:grouping="true"/>
      <number:text> </number:text>
    </number:number-style>
    <number:number-style style:name="N347P1" style:volatile="true">
      <number:text> $ (</number:text>
      <number:number number:decimal-places="0" number:min-integer-digits="1" number:grouping="true"/>
      <number:text>)</number:text>
    </number:number-style>
    <number:number-style style:name="N347P2" style:volatile="true">
      <number:text> $ -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text> $ </number:text>
      <number:number number:decimal-places="2" number:min-integer-digits="1" number:grouping="true"/>
      <number:text> </number:text>
    </number:number-style>
    <number:number-style style:name="N349P1" style:volatile="true">
      <number:text> $ (</number:text>
      <number:number number:decimal-places="2" number:min-integer-digits="1" number:grouping="true"/>
      <number:text>)</number:text>
    </number:number-style>
    <number:number-style style:name="N349P2" style:volatile="true">
      <number:text> $ -</number:text>
      <number:number number: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1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5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51P0"/>
    </number:currency-style>
    <number:number-style style:name="N353P0" style:volatile="true">
      <number:text>¥</number:text>
      <number:number number:decimal-places="0" number:min-integer-digits="1" number:grouping="true"/>
    </number:number-style>
    <number:number-style style:name="N353">
      <number:text>¥-</number:text>
      <number:number number:decimal-places="0" number:min-integer-digits="1" number:grouping="true"/>
      <style:map style:condition="value()&gt;=0" style:apply-style-name="N353P0"/>
    </number:number-style>
    <number:number-style style:name="N354P0" style:volatile="true">
      <number:text>¥</number:text>
      <number:number number:decimal-places="0" number:min-integer-digits="1" number:grouping="true"/>
    </number:number-style>
    <number:number-style style:name="N354">
      <style:text-properties fo:color="#ff0000"/>
      <number:text>¥-</number:text>
      <number:number number:decimal-places="0" number:min-integer-digits="1" number:grouping="true"/>
      <style:map style:condition="value()&gt;=0" style:apply-style-name="N354P0"/>
    </number:number-style>
    <number:number-style style:name="N356P0" style:volatile="true">
      <number:text>¥</number:text>
      <number:number number:decimal-places="2" number:min-integer-digits="1" number:grouping="true"/>
    </number:number-style>
    <number:number-style style:name="N356">
      <number:text>¥-</number:text>
      <number:number number:decimal-places="2" number:min-integer-digits="1" number:grouping="true"/>
      <style:map style:condition="value()&gt;=0" style:apply-style-name="N356P0"/>
    </number:number-style>
    <number:number-style style:name="N357P0" style:volatile="true">
      <number:text>¥</number:text>
      <number:number number:decimal-places="2" number:min-integer-digits="1" number:grouping="true"/>
    </number:number-style>
    <number:number-style style:name="N357">
      <style:text-properties fo:color="#ff0000"/>
      <number:text>¥-</number:text>
      <number:number number:decimal-places="2" number:min-integer-digits="1" number:grouping="true"/>
      <style:map style:condition="value()&gt;=0" style:apply-style-name="N357P0"/>
    </number:number-style>
    <number:number-style style:name="N361P0" style:volatile="true">
      <number:text> ¥</number:text>
      <number:number number:decimal-places="0" number:min-integer-digits="1" number:grouping="true"/>
      <number:text> </number:text>
    </number:number-style>
    <number:number-style style:name="N361P1" style:volatile="true">
      <number:text> ¥-</number:text>
      <number:number number:decimal-places="0" number:min-integer-digits="1" number:grouping="true"/>
      <number:text> </number:text>
    </number:number-style>
    <number:number-style style:name="N361P2" style:volatile="true">
      <number:text> ¥-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number-style style:name="N365P0" style:volatile="true">
      <number:text> ¥</number:text>
      <number:number number:decimal-places="2" number:min-integer-digits="1" number:grouping="true"/>
      <number:text> </number:text>
    </number:number-style>
    <number:number-style style:name="N365P1" style:volatile="true">
      <number:text> ¥-</number:text>
      <number:number number:decimal-places="2" number:min-integer-digits="1" number:grouping="true"/>
      <number:text> </number:text>
    </number:number-style>
    <number:number-style style:name="N365P2" style:volatile="true">
      <number:text> ¥-</number:text>
      <number:number number:decimal-places="0" number:min-integer-digits="0"/>
      <number:text> </number:text>
    </number:number-style>
    <number:text-style style:name="N365"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currency-style style:name="N36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36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367P0"/>
    </number:currency-style>
    <number:currency-style style:name="N36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9P0"/>
    </number:currency-style>
    <number:currency-style style:name="N372P0" style:volatile="true">
      <number:number number:decimal-places="0" number:min-integer-digits="3">
        <number:embedded-text number:position="5">?</number:embedded-text>
        <number:embedded-text number:position="2">?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372P1" style:volatile="true">
      <number:text>-</number:text>
      <number:number number:decimal-places="0" number:min-integer-digits="3">
        <number:embedded-text number:position="5">?</number:embedded-text>
        <number:embedded-text number:position="2">?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372">
      <number:text> -</number:text>
      <number:number number:decimal-places="0" number:min-integer-digits="2"/>
      <number:text> </number:text>
      <number:currency-symbol number:language="ar" number:country="SA">€</number:currency-symbol>
      <number:text> </number:text>
      <style:map style:condition="value()&gt;0" style:apply-style-name="N372P0"/>
      <style:map style:condition="value()&lt;0" style:apply-style-name="N372P1"/>
    </number:currency-style>
    <number:currency-style style:name="N375P0" style:volatile="true">
      <number:number number:decimal-places="0" number:min-integer-digits="3">
        <number:embedded-text number:position="5">٬</number:embedded-text>
        <number:embedded-text number:position="2">٫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375P1" style:volatile="true">
      <number:text>-</number:text>
      <number:number number:decimal-places="0" number:min-integer-digits="3">
        <number:embedded-text number:position="5">٬</number:embedded-text>
        <number:embedded-text number:position="2">٫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375">
      <number:text> -</number:text>
      <number:number number:decimal-places="0" number:min-integer-digits="2"/>
      <number:text> </number:text>
      <number:currency-symbol number:language="ar" number:country="SA">€</number:currency-symbol>
      <number:text> </number:text>
      <style:map style:condition="value()&gt;0" style:apply-style-name="N375P0"/>
      <style:map style:condition="value()&lt;0" style:apply-style-name="N375P1"/>
    </number:currency-style>
    <number:currency-style style:name="N377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377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377P0"/>
    </number:currency-style>
    <number:number-style style:name="N379P0" style:volatile="true">
      <number:number number:decimal-places="0" number:min-integer-digits="1" number:grouping="true"/>
      <number:text> лв</number:text>
    </number:number-style>
    <number:number-style style:name="N379">
      <number:text>-</number:text>
      <number:number number:decimal-places="0" number:min-integer-digits="1" number:grouping="true"/>
      <number:text> лв</number:text>
      <style:map style:condition="value()&gt;=0" style:apply-style-name="N379P0"/>
    </number:number-style>
    <number:number-style style:name="N380P0" style:volatile="true">
      <number:number number:decimal-places="0" number:min-integer-digits="1" number:grouping="true"/>
      <number:text> лв</number:text>
    </number:number-style>
    <number:number-style style:name="N380">
      <style:text-properties fo:color="#ff0000"/>
      <number:text>-</number:text>
      <number:number number:decimal-places="0" number:min-integer-digits="1" number:grouping="true"/>
      <number:text> лв</number:text>
      <style:map style:condition="value()&gt;=0" style:apply-style-name="N380P0"/>
    </number:number-style>
    <number:number-style style:name="N382P0" style:volatile="true">
      <number:number number:decimal-places="2" number:min-integer-digits="1" number:grouping="true"/>
      <number:text> лв</number:text>
    </number:number-style>
    <number:number-style style:name="N382">
      <number:text>-</number:text>
      <number:number number:decimal-places="2" number:min-integer-digits="1" number:grouping="true"/>
      <number:text> лв</number:text>
      <style:map style:condition="value()&gt;=0" style:apply-style-name="N382P0"/>
    </number:number-style>
    <number:number-style style:name="N383P0" style:volatile="true">
      <number:number number:decimal-places="2" number:min-integer-digits="1" number:grouping="true"/>
      <number:text> лв</number:text>
    </number:number-style>
    <number:number-style style:name="N383">
      <style:text-properties fo:color="#ff0000"/>
      <number:text>-</number:text>
      <number:number number:decimal-places="2" number:min-integer-digits="1" number:grouping="true"/>
      <number:text> лв</number:text>
      <style:map style:condition="value()&gt;=0" style:apply-style-name="N383P0"/>
    </number:number-style>
    <number:number-style style:name="N387P0" style:volatile="true">
      <number:number number:decimal-places="0" number:min-integer-digits="1" number:grouping="true"/>
      <number:text> лв </number:text>
    </number:number-style>
    <number:number-style style:name="N387P1" style:volatile="true">
      <number:text>-</number:text>
      <number:number number:decimal-places="0" number:min-integer-digits="1" number:grouping="true"/>
      <number:text> лв </number:text>
    </number:number-style>
    <number:number-style style:name="N387P2" style:volatile="true">
      <number:text> - лв </number:text>
    </number:number-style>
    <number:text-style style:name="N387">
      <number:text-content/>
      <number:text> </number:text>
      <style:map style:condition="value()&gt;0" style:apply-style-name="N387P0"/>
      <style:map style:condition="value()&lt;0" style:apply-style-name="N387P1"/>
      <style:map style:condition="value()=0" style:apply-style-name="N387P2"/>
    </number:text-style>
    <number:number-style style:name="N391P0" style:volatile="true">
      <number:number number:decimal-places="0" number:min-integer-digits="1" number:grouping="true"/>
      <number:text>      </number:text>
    </number:number-style>
    <number:number-style style:name="N391P1" style:volatile="true">
      <number:text>-</number:text>
      <number:number number:decimal-places="0" number:min-integer-digits="1" number:grouping="true"/>
      <number:text>      </number:text>
    </number:number-style>
    <number:number-style style:name="N391P2" style:volatile="true">
      <number:text> -      </number:text>
    </number:number-style>
    <number:text-style style:name="N391"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5P0" style:volatile="true">
      <number:number number:decimal-places="2" number:min-integer-digits="1" number:grouping="true"/>
      <number:text> лв </number:text>
    </number:number-style>
    <number:number-style style:name="N395P1" style:volatile="true">
      <number:text>-</number:text>
      <number:number number:decimal-places="2" number:min-integer-digits="1" number:grouping="true"/>
      <number:text> лв </number:text>
    </number:number-style>
    <number:number-style style:name="N395P2" style:volatile="true">
      <number:text> -</number:text>
      <number:number number:decimal-places="0" number:min-integer-digits="0"/>
      <number:text> лв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number number:decimal-places="2" number:min-integer-digits="1" number:grouping="true"/>
      <number:text>      </number:text>
    </number:number-style>
    <number:number-style style:name="N399P1" style:volatile="true">
      <number:text>-</number:text>
      <number:number number:decimal-places="2" number:min-integer-digits="1" number:grouping="true"/>
      <number:text>      </number:text>
    </number:number-style>
    <number:number-style style:name="N399P2" style:volatile="true">
      <number:text> -</number:text>
      <number:number number:decimal-places="0" number:min-integer-digits="0"/>
      <number:text>     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40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401P0"/>
    </number:currency-style>
    <number:number-style style:name="N403P0" style:volatile="true">
      <number:number number:decimal-places="0" number:min-integer-digits="1" number:grouping="true"/>
      <number:text>р.</number:text>
    </number:number-style>
    <number:number-style style:name="N403">
      <number:text>-</number:text>
      <number:number number:decimal-places="0" number:min-integer-digits="1" number:grouping="true"/>
      <number:text>р.</number:text>
      <style:map style:condition="value()&gt;=0" style:apply-style-name="N403P0"/>
    </number:number-style>
    <number:number-style style:name="N404P0" style:volatile="true">
      <number:number number:decimal-places="0" number:min-integer-digits="1" number:grouping="true"/>
      <number:text>р.</number:text>
    </number:number-style>
    <number:number-style style:name="N40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404P0"/>
    </number:number-style>
    <number:number-style style:name="N406P0" style:volatile="true">
      <number:number number:decimal-places="2" number:min-integer-digits="1" number:grouping="true"/>
      <number:text>р.</number:text>
    </number:number-style>
    <number:number-style style:name="N406">
      <number:text>-</number:text>
      <number:number number:decimal-places="2" number:min-integer-digits="1" number:grouping="true"/>
      <number:text>р.</number:text>
      <style:map style:condition="value()&gt;=0" style:apply-style-name="N406P0"/>
    </number:number-style>
    <number:number-style style:name="N407P0" style:volatile="true">
      <number:number number:decimal-places="2" number:min-integer-digits="1" number:grouping="true"/>
      <number:text>р.</number:text>
    </number:number-style>
    <number:number-style style:name="N40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407P0"/>
    </number:number-style>
    <number:number-style style:name="N411P0" style:volatile="true">
      <number:number number:decimal-places="0" number:min-integer-digits="1" number:grouping="true"/>
      <number:text>р. </number:text>
    </number:number-style>
    <number:number-style style:name="N411P1" style:volatile="true">
      <number:text>-</number:text>
      <number:number number:decimal-places="0" number:min-integer-digits="1" number:grouping="true"/>
      <number:text>р. </number:text>
    </number:number-style>
    <number:number-style style:name="N411P2" style:volatile="true">
      <number:text> -р.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5P0" style:volatile="true">
      <number:number number:decimal-places="2" number:min-integer-digits="1" number:grouping="true"/>
      <number:text>р. </number:text>
    </number:number-style>
    <number:number-style style:name="N415P1" style:volatile="true">
      <number:text>-</number:text>
      <number:number number:decimal-places="2" number:min-integer-digits="1" number:grouping="true"/>
      <number:text>р. </number:text>
    </number:number-style>
    <number:number-style style:name="N415P2" style:volatile="true">
      <number:text> -</number:text>
      <number:number number:decimal-places="0" number:min-integer-digits="0"/>
      <number:text>р.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currency-style style:name="N4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4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417P0"/>
    </number:currency-style>
    <number:number-style style:name="N418">
      <number:number number:decimal-places="6" number:min-integer-digits="1"/>
    </number:number-style>
    <number:number-style style:name="N419P0" style:volatile="true">
      <number:number number:decimal-places="0" number:min-integer-digits="1" number:grouping="true"/>
      <number:text> $ </number:text>
    </number:number-style>
    <number:number-style style:name="N419">
      <number:number number:decimal-places="0" number:min-integer-digits="1" number:grouping="true"/>
      <number:text> $-</number:text>
      <style:map style:condition="value()&gt;=0" style:apply-style-name="N419P0"/>
    </number:number-style>
    <number:number-style style:name="N420P0" style:volatile="true">
      <number:number number:decimal-places="0" number:min-integer-digits="1" number:grouping="true"/>
      <number:text> $ </number:text>
    </number:number-style>
    <number:number-style style:name="N420">
      <style:text-properties fo:color="#ff0000"/>
      <number:number number:decimal-places="0" number:min-integer-digits="1" number:grouping="true"/>
      <number:text> $-</number:text>
      <style:map style:condition="value()&gt;=0" style:apply-style-name="N420P0"/>
    </number:number-style>
    <number:number-style style:name="N421P0" style:volatile="true">
      <number:number number:decimal-places="2" number:min-integer-digits="1" number:grouping="true"/>
      <number:text> $ </number:text>
    </number:number-style>
    <number:number-style style:name="N421">
      <number:number number:decimal-places="2" number:min-integer-digits="1" number:grouping="true"/>
      <number:text> $-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 $ </number:text>
    </number:number-style>
    <number:number-style style:name="N422">
      <style:text-properties fo:color="#ff0000"/>
      <number:number number:decimal-places="2" number:min-integer-digits="1" number:grouping="true"/>
      <number:text> $-</number:text>
      <style:map style:condition="value()&gt;=0" style:apply-style-name="N422P0"/>
    </number:number-style>
    <number:number-style style:name="N425P0" style:volatile="true">
      <number:number number:decimal-places="0" number:min-integer-digits="1" number:grouping="true"/>
      <number:text> $ </number:text>
    </number:number-style>
    <number:number-style style:name="N425P1" style:volatile="true">
      <number:number number:decimal-places="0" number:min-integer-digits="1" number:grouping="true"/>
      <number:text> $-</number:text>
    </number:number-style>
    <number:number-style style:name="N425P2" style:volatile="true">
      <number:text> - $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7P0" style:volatile="true">
      <number:number number:decimal-places="0" number:min-integer-digits="1" number:grouping="true"/>
      <number:text>    </number:text>
    </number:number-style>
    <number:number-style style:name="N427P1" style:volatile="true">
      <number:number number:decimal-places="0" number:min-integer-digits="1" number:grouping="true"/>
      <number:text>   -</number:text>
    </number:number-style>
    <number:number-style style:name="N427P2" style:volatile="true">
      <number:text> -    </number:text>
    </number:number-style>
    <number:text-style style:name="N427"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number-style style:name="N430P0" style:volatile="true">
      <number:number number:decimal-places="2" number:min-integer-digits="1" number:grouping="true"/>
      <number:text> $ </number:text>
    </number:number-style>
    <number:number-style style:name="N430P1" style:volatile="true">
      <number:number number:decimal-places="2" number:min-integer-digits="1" number:grouping="true"/>
      <number:text> $-</number:text>
    </number:number-style>
    <number:number-style style:name="N430P2" style:volatile="true">
      <number:text> -</number:text>
      <number:number number:decimal-places="0" number:min-integer-digits="0"/>
      <number:text> $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2P0" style:volatile="true">
      <number:number number:decimal-places="2" number:min-integer-digits="1" number:grouping="true"/>
      <number:text>    </number:text>
    </number:number-style>
    <number:number-style style:name="N432P1" style:volatile="true">
      <number:number number:decimal-places="2" number:min-integer-digits="1" number:grouping="true"/>
      <number:text>   -</number:text>
    </number:number-style>
    <number:number-style style:name="N432P2" style:volatile="true">
      <number:text> -</number:text>
      <number:number number:decimal-places="0" number:min-integer-digits="0"/>
      <number:text>    </number:text>
    </number:number-style>
    <number:text-style style:name="N432">
      <number:text-content/>
      <number:text> </number:text>
      <style:map style:condition="value()&gt;0" style:apply-style-name="N432P0"/>
      <style:map style:condition="value()&lt;0" style:apply-style-name="N432P1"/>
      <style:map style:condition="value()=0" style:apply-style-name="N432P2"/>
    </number:text-style>
    <number:number-style style:name="N434P0" style:volatile="true">
      <number:text>€</number:text>
      <number:number number:decimal-places="0" number:min-integer-digits="1" number:grouping="true"/>
      <number:text> </number:text>
    </number:number-style>
    <number:number-style style:name="N434">
      <number:text>(€</number:text>
      <number:number number:decimal-places="0" number:min-integer-digits="1" number:grouping="true"/>
      <number:text>)</number:text>
      <style:map style:condition="value()&gt;=0" style:apply-style-name="N434P0"/>
    </number:number-style>
    <number:number-style style:name="N435P0" style:volatile="true">
      <number:text>€</number:text>
      <number:number number:decimal-places="0" number:min-integer-digits="1" number:grouping="true"/>
      <number:text> </number:text>
    </number:number-style>
    <number:number-style style:name="N435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435P0"/>
    </number:number-style>
    <number:number-style style:name="N437P0" style:volatile="true">
      <number:text>€</number:text>
      <number:number number:decimal-places="2" number:min-integer-digits="1" number:grouping="true"/>
      <number:text> </number:text>
    </number:number-style>
    <number:number-style style:name="N437">
      <number:text>(€</number:text>
      <number:number number:decimal-places="2" number:min-integer-digits="1" number:grouping="true"/>
      <number:text>)</number:text>
      <style:map style:condition="value()&gt;=0" style:apply-style-name="N437P0"/>
    </number:number-style>
    <number:number-style style:name="N438P0" style:volatile="true">
      <number:text>€</number:text>
      <number:number number:decimal-places="2" number:min-integer-digits="1" number:grouping="true"/>
      <number:text> </number:text>
    </number:number-style>
    <number:number-style style:name="N438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438P0"/>
    </number:number-style>
    <number:number-style style:name="N442P0" style:volatile="true">
      <number:text> €</number:text>
      <number:number number:decimal-places="0" number:min-integer-digits="1" number:grouping="true"/>
      <number:text> </number:text>
    </number:number-style>
    <number:number-style style:name="N442P1" style:volatile="true">
      <number:text> €(</number:text>
      <number:number number:decimal-places="0" number:min-integer-digits="1" number:grouping="true"/>
      <number:text>)</number:text>
    </number:number-style>
    <number:number-style style:name="N442P2" style:volatile="true">
      <number:text> €-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6P0" style:volatile="true">
      <number:text> €</number:text>
      <number:number number:decimal-places="2" number:min-integer-digits="1" number:grouping="true"/>
      <number:text> </number:text>
    </number:number-style>
    <number:number-style style:name="N446P1" style:volatile="true">
      <number:text> €(</number:text>
      <number:number number:decimal-places="2" number:min-integer-digits="1" number:grouping="true"/>
      <number:text>)</number:text>
    </number:number-style>
    <number:number-style style:name="N446P2" style:volatile="true">
      <number:text> €-</number:text>
      <number:number number:decimal-places="0" number:min-integer-digits="0"/>
      <number:text> </number:text>
    </number:number-style>
    <number:text-style style:name="N446">
      <number:text-content/>
      <number:text> </number:text>
      <style:map style:condition="value()&gt;0" style:apply-style-name="N446P0"/>
      <style:map style:condition="value()&lt;0" style:apply-style-name="N446P1"/>
      <style:map style:condition="value()=0" style:apply-style-name="N446P2"/>
    </number:text-style>
    <number:number-style style:name="N448P0" style:volatile="true">
      <number:number number:decimal-places="0" number:min-integer-digits="1" number:grouping="true"/>
      <number:text> F</number:text>
    </number:number-style>
    <number:number-style style:name="N448">
      <number:text>-</number:text>
      <number:number number:decimal-places="0" number:min-integer-digits="1" number:grouping="true"/>
      <number:text> F</number:text>
      <style:map style:condition="value()&gt;=0" style:apply-style-name="N448P0"/>
    </number:number-style>
    <number:number-style style:name="N449P0" style:volatile="true">
      <number:number number:decimal-places="0" number:min-integer-digits="1" number:grouping="true"/>
      <number:text> F</number:text>
    </number:number-style>
    <number:number-style style:name="N44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449P0"/>
    </number:number-style>
    <number:number-style style:name="N451P0" style:volatile="true">
      <number:number number:decimal-places="2" number:min-integer-digits="1" number:grouping="true"/>
      <number:text> F</number:text>
    </number:number-style>
    <number:number-style style:name="N451">
      <number:text>-</number:text>
      <number:number number:decimal-places="2" number:min-integer-digits="1" number:grouping="true"/>
      <number:text> F</number:text>
      <style:map style:condition="value()&gt;=0" style:apply-style-name="N451P0"/>
    </number:number-style>
    <number:number-style style:name="N452P0" style:volatile="true">
      <number:number number:decimal-places="2" number:min-integer-digits="1" number:grouping="true"/>
      <number:text> F</number:text>
    </number:number-style>
    <number:number-style style:name="N45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452P0"/>
    </number:number-style>
    <number:number-style style:name="N456P0" style:volatile="true">
      <number:number number:decimal-places="0" number:min-integer-digits="1" number:grouping="true"/>
      <number:text> F </number:text>
    </number:number-style>
    <number:number-style style:name="N456P1" style:volatile="true">
      <number:text>-</number:text>
      <number:number number:decimal-places="0" number:min-integer-digits="1" number:grouping="true"/>
      <number:text> F </number:text>
    </number:number-style>
    <number:number-style style:name="N456P2" style:volatile="true">
      <number:text> - F </number:text>
    </number:number-style>
    <number:text-style style:name="N456">
      <number:text-content/>
      <number:text> </number:text>
      <style:map style:condition="value()&gt;0" style:apply-style-name="N456P0"/>
      <style:map style:condition="value()&lt;0" style:apply-style-name="N456P1"/>
      <style:map style:condition="value()=0" style:apply-style-name="N456P2"/>
    </number:text-style>
    <number:number-style style:name="N460P0" style:volatile="true">
      <number:number number:decimal-places="2" number:min-integer-digits="1" number:grouping="true"/>
      <number:text> F </number:text>
    </number:number-style>
    <number:number-style style:name="N460P1" style:volatile="true">
      <number:text>-</number:text>
      <number:number number:decimal-places="2" number:min-integer-digits="1" number:grouping="true"/>
      <number:text> F </number:text>
    </number:number-style>
    <number:number-style style:name="N460P2" style:volatile="true">
      <number:text> -</number:text>
      <number:number number:decimal-places="0" number:min-integer-digits="0"/>
      <number:text> F </number:text>
    </number:number-style>
    <number:text-style style:name="N460">
      <number:text-content/>
      <number:text> </number:text>
      <style:map style:condition="value()&gt;0" style:apply-style-name="N460P0"/>
      <style:map style:condition="value()&lt;0" style:apply-style-name="N460P1"/>
      <style:map style:condition="value()=0" style:apply-style-name="N460P2"/>
    </number:text-style>
    <number:number-style style:name="N462P0" style:volatile="true">
      <number:text>Vrai</number:text>
    </number:number-style>
    <number:number-style style:name="N462P1" style:volatile="true">
      <number:text>Vrai</number:text>
    </number:number-style>
    <number:number-style style:name="N462">
      <number:text>Faux</number:text>
      <style:map style:condition="value()&gt;0" style:apply-style-name="N462P0"/>
      <style:map style:condition="value()&lt;0" style:apply-style-name="N462P1"/>
    </number:number-style>
    <number:number-style style:name="N464P0" style:volatile="true">
      <number:text>Actif</number:text>
    </number:number-style>
    <number:number-style style:name="N464P1" style:volatile="true">
      <number:text>Actif</number:text>
    </number:number-style>
    <number:number-style style:name="N464">
      <number:text>Inactif</number:text>
      <style:map style:condition="value()&gt;0" style:apply-style-name="N464P0"/>
      <style:map style:condition="value()&lt;0" style:apply-style-name="N464P1"/>
    </number:number-style>
    <number:currency-style style:name="N465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465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465P0"/>
    </number:currency-style>
    <number:number-style style:name="N466P0" style:volatile="true">
      <number:text>￥</number:text>
      <number:number number:decimal-places="0" number:min-integer-digits="1" number:grouping="true"/>
    </number:number-style>
    <number:number-style style:name="N466">
      <number:text>-￥</number:text>
      <number:number number:decimal-places="0" number:min-integer-digits="1" number:grouping="true"/>
      <style:map style:condition="value()&gt;=0" style:apply-style-name="N466P0"/>
    </number:number-style>
    <number:number-style style:name="N467P0" style:volatile="true">
      <number:text>￥</number:text>
      <number:number number:decimal-places="0" number:min-integer-digits="1" number:grouping="true"/>
    </number:number-style>
    <number:number-style style:name="N467">
      <style:text-properties fo:color="#ff0000"/>
      <number:text>-￥</number:text>
      <number:number number:decimal-places="0" number:min-integer-digits="1" number:grouping="true"/>
      <style:map style:condition="value()&gt;=0" style:apply-style-name="N467P0"/>
    </number:number-style>
    <number:number-style style:name="N468P0" style:volatile="true">
      <number:text>￥</number:text>
      <number:number number:decimal-places="2" number:min-integer-digits="1" number:grouping="true"/>
    </number:number-style>
    <number:number-style style:name="N468">
      <number:text>-￥</number:text>
      <number:number number:decimal-places="2" number:min-integer-digits="1" number:grouping="true"/>
      <style:map style:condition="value()&gt;=0" style:apply-style-name="N468P0"/>
    </number:number-style>
    <number:number-style style:name="N469P0" style:volatile="true">
      <number:text>￥</number:text>
      <number:number number:decimal-places="2" number:min-integer-digits="1" number:grouping="true"/>
    </number:number-style>
    <number:number-style style:name="N469">
      <style:text-properties fo:color="#ff0000"/>
      <number:text>-￥</number:text>
      <number:number number:decimal-places="2" number:min-integer-digits="1" number:grouping="true"/>
      <style:map style:condition="value()&gt;=0" style:apply-style-name="N469P0"/>
    </number:number-style>
    <number:number-style style:name="N471P0" style:volatile="true">
      <number:text> ￥</number:text>
      <number:number number:decimal-places="0" number:min-integer-digits="1" number:grouping="true"/>
      <number:text> </number:text>
    </number:number-style>
    <number:number-style style:name="N471P1" style:volatile="true">
      <number:text>-￥</number:text>
      <number:number number:decimal-places="0" number:min-integer-digits="1" number:grouping="true"/>
      <number:text> </number:text>
    </number:number-style>
    <number:number-style style:name="N471P2" style:volatile="true">
      <number:text> ￥- </number:text>
    </number:number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473P0" style:volatile="true">
      <number:text> ￥</number:text>
      <number:number number:decimal-places="2" number:min-integer-digits="1" number:grouping="true"/>
      <number:text> </number:text>
    </number:number-style>
    <number:number-style style:name="N473P1" style:volatile="true">
      <number:text>-￥</number:text>
      <number:number number:decimal-places="2" number:min-integer-digits="1" number:grouping="true"/>
      <number:text> </number:text>
    </number:number-style>
    <number:number-style style:name="N473P2" style:volatile="true">
      <number:text> ￥-</number:text>
      <number:number number:decimal-places="0" number:min-integer-digits="0"/>
      <number:text> </number:text>
    </number:number-style>
    <number:text-style style:name="N473">
      <number:text-content/>
      <number:text> </number:text>
      <style:map style:condition="value()&gt;0" style:apply-style-name="N473P0"/>
      <style:map style:condition="value()&lt;0" style:apply-style-name="N473P1"/>
      <style:map style:condition="value()=0" style:apply-style-name="N473P2"/>
    </number:text-style>
    <number:currency-style style:name="N475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75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75P0"/>
    </number:currency-style>
    <number:currency-style style:name="N4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7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77P0"/>
    </number:currency-style>
    <number:number-style style:name="N479P0" style:volatile="true">
      <number:number number:decimal-places="0" number:min-integer-digits="1" number:grouping="true"/>
      <number:text> </number:text>
    </number:number-style>
    <number:number-style style:name="N479P1" style:volatile="true">
      <number:text>-</number:text>
      <number:number number:decimal-places="0" number:min-integer-digits="1" number:grouping="true"/>
      <number:text> </number:text>
    </number:number-style>
    <number:number-style style:name="N479P2" style:volatile="true">
      <number:text>- </number:text>
    </number:number-style>
    <number:text-style style:name="N479">
      <number:text-content/>
      <number:text> </number:text>
      <style:map style:condition="value()&gt;0" style:apply-style-name="N479P0"/>
      <style:map style:condition="value()&lt;0" style:apply-style-name="N479P1"/>
      <style:map style:condition="value()=0" style:apply-style-name="N479P2"/>
    </number:text-style>
    <number:number-style style:name="N481P0" style:volatile="true">
      <number:number number:decimal-places="2" number:min-integer-digits="1" number:grouping="true"/>
      <number:text> </number:text>
    </number:number-style>
    <number:number-style style:name="N481P1" style:volatile="true">
      <number:text>-</number:text>
      <number:number number:decimal-places="2" number:min-integer-digits="1" number:grouping="true"/>
      <number:text> </number:text>
    </number:number-style>
    <number:number-style style:name="N481P2" style:volatile="true">
      <number:text>-</number:text>
      <number:number number:decimal-places="0" number:min-integer-digits="0"/>
      <number:text> </number:text>
    </number:number-style>
    <number:text-style style:name="N481"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number-style style:name="N483P0" style:volatile="true">
      <number:number number:decimal-places="0" number:min-integer-digits="1" number:grouping="true"/>
      <number:text> € </number:text>
    </number:number-style>
    <number:number-style style:name="N483P1" style:volatile="true">
      <number:text>-</number:text>
      <number:number number:decimal-places="0" number:min-integer-digits="1" number:grouping="true"/>
      <number:text> € </number:text>
    </number:number-style>
    <number:number-style style:name="N483P2" style:volatile="true">
      <number:text>- € </number:text>
    </number:number-style>
    <number:text-style style:name="N483">
      <number:text-content/>
      <number:text> </number:text>
      <style:map style:condition="value()&gt;0" style:apply-style-name="N483P0"/>
      <style:map style:condition="value()&lt;0" style:apply-style-name="N483P1"/>
      <style:map style:condition="value()=0" style:apply-style-name="N483P2"/>
    </number:text-style>
    <number:number-style style:name="N485P0" style:volatile="true">
      <number:number number:decimal-places="0" number:min-integer-digits="1" number:grouping="true"/>
      <number:text>    </number:text>
    </number:number-style>
    <number:number-style style:name="N485P1" style:volatile="true">
      <number:text>-</number:text>
      <number:number number:decimal-places="0" number:min-integer-digits="1" number:grouping="true"/>
      <number:text>    </number:text>
    </number:number-style>
    <number:number-style style:name="N485P2" style:volatile="true">
      <number:text>-    </number:text>
    </number:number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number-style style:name="N487P0" style:volatile="true">
      <number:number number:decimal-places="2" number:min-integer-digits="1" number:grouping="true"/>
      <number:text> € </number:text>
    </number:number-style>
    <number:number-style style:name="N487P1" style:volatile="true">
      <number:text>-</number:text>
      <number:number number:decimal-places="2" number:min-integer-digits="1" number:grouping="true"/>
      <number:text> € </number:text>
    </number:number-style>
    <number:number-style style:name="N487P2" style:volatile="true">
      <number:text>-</number:text>
      <number:number number:decimal-places="0" number:min-integer-digits="0"/>
      <number:text> € </number:text>
    </number:number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number-style style:name="N489P0" style:volatile="true">
      <number:number number:decimal-places="2" number:min-integer-digits="1" number:grouping="true"/>
      <number:text>    </number:text>
    </number:number-style>
    <number:number-style style:name="N489P1" style:volatile="true">
      <number:text>-</number:text>
      <number:number number:decimal-places="2" number:min-integer-digits="1" number:grouping="true"/>
      <number:text>    </number:text>
    </number:number-style>
    <number:number-style style:name="N489P2" style:volatile="true">
      <number:text>-</number:text>
      <number:number number:decimal-places="0" number:min-integer-digits="0"/>
      <number:text>   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currency-style style:name="N49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4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491P0"/>
    </number:currency-style>
    <number:number-style style:name="N493P0" style:volatile="true">
      <number:number number:decimal-places="0" number:min-integer-digits="1" number:grouping="true"/>
      <number:text> </number:text>
    </number:number-style>
    <number:number-style style:name="N493P1" style:volatile="true">
      <number:text>(</number:text>
      <number:number number:decimal-places="0" number:min-integer-digits="1" number:grouping="true"/>
      <number:text>)</number:text>
    </number:number-style>
    <number:number-style style:name="N493P2" style:volatile="true">
      <number:text>-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</number:text>
    </number:number-style>
    <number:number-style style:name="N495P1" style:volatile="true">
      <number:text>(</number:text>
      <number:number number:decimal-places="2" number:min-integer-digits="1" number:grouping="true"/>
      <number:text>)</number:text>
    </number:number-style>
    <number:number-style style:name="N495P2" style:volatile="true">
      <number:text>-</number:text>
      <number:number number:decimal-places="0" number:min-integer-digits="0"/>
      <number:text>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text>Ja</number:text>
    </number:number-style>
    <number:number-style style:name="N497P1" style:volatile="true">
      <number:text>Ja</number:text>
    </number:number-style>
    <number:number-style style:name="N497">
      <number:text>Nein</number:text>
      <style:map style:condition="value()&gt;0" style:apply-style-name="N497P0"/>
      <style:map style:condition="value()&lt;0" style:apply-style-name="N497P1"/>
    </number:number-style>
    <number:number-style style:name="N499P0" style:volatile="true">
      <number:text>Wahr</number:text>
    </number:number-style>
    <number:number-style style:name="N499P1" style:volatile="true">
      <number:text>Wahr</number:text>
    </number:number-style>
    <number:number-style style:name="N499">
      <number:text>Falsch</number:text>
      <style:map style:condition="value()&gt;0" style:apply-style-name="N499P0"/>
      <style:map style:condition="value()&lt;0" style:apply-style-name="N499P1"/>
    </number:number-style>
    <number:number-style style:name="N501P0" style:volatile="true">
      <number:text>Ein</number:text>
    </number:number-style>
    <number:number-style style:name="N501P1" style:volatile="true">
      <number:text>Ein</number:text>
    </number:number-style>
    <number:number-style style:name="N501">
      <number:text>Aus</number:text>
      <style:map style:condition="value()&gt;0" style:apply-style-name="N501P0"/>
      <style:map style:condition="value()&lt;0" style:apply-style-name="N501P1"/>
    </number:number-style>
    <number:number-style style:name="N502">
      <number:number number:decimal-places="20" number:min-integer-digits="1"/>
    </number:number-style>
    <number:number-style style:name="N503">
      <number:number number:decimal-places="3" number:min-integer-digits="1" number:grouping="true"/>
    </number:number-style>
    <number:number-style style:name="N504">
      <number:text>₲ </number:text>
      <number:number number:decimal-places="0" number:min-integer-digits="1" number:grouping="true"/>
    </number:number-style>
    <number:number-style style:name="N505">
      <number:number number:decimal-places="4" number:min-integer-digits="1" number:grouping="true"/>
    </number:number-style>
    <number:currency-style style:name="N507P0" style:volatile="true">
      <number:currency-symbol number:language="fo" number:country="FO">kr</number:currency-symbol>
      <number:text> </number:text>
      <number:number number:decimal-places="2" number:min-integer-digits="1" number:grouping="true"/>
    </number:currency-style>
    <number:currency-style style:name="N507">
      <style:text-properties fo:color="#ff0000"/>
      <number:currency-symbol number:language="fo" number:country="FO">kr</number:currency-symbol>
      <number:text> -</number:text>
      <number:number number:decimal-places="2" number:min-integer-digits="1" number:grouping="true"/>
      <style:map style:condition="value()&gt;=0" style:apply-style-name="N507P0"/>
    </number:currency-style>
    <number:currency-style style:name="N508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08"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08P0"/>
    </number:currency-style>
    <number:number-style style:name="N510P0" style:volatile="true">
      <number:text>Sim</number:text>
    </number:number-style>
    <number:number-style style:name="N510P1" style:volatile="true">
      <number:text>Sim</number:text>
    </number:number-style>
    <number:number-style style:name="N510">
      <number:text>Não</number:text>
      <style:map style:condition="value()&gt;0" style:apply-style-name="N510P0"/>
      <style:map style:condition="value()&lt;0" style:apply-style-name="N510P1"/>
    </number:number-style>
    <number:number-style style:name="N512P0" style:volatile="true">
      <number:text>Verdadeiro</number:text>
    </number:number-style>
    <number:number-style style:name="N512P1" style:volatile="true">
      <number:text>Verdadeiro</number:text>
    </number:number-style>
    <number:number-style style:name="N512">
      <number:text>Falso</number:text>
      <style:map style:condition="value()&gt;0" style:apply-style-name="N512P0"/>
      <style:map style:condition="value()&lt;0" style:apply-style-name="N512P1"/>
    </number:number-style>
    <number:number-style style:name="N514P0" style:volatile="true">
      <number:text>Ativar</number:text>
    </number:number-style>
    <number:number-style style:name="N514P1" style:volatile="true">
      <number:text>Ativar</number:text>
    </number:number-style>
    <number:number-style style:name="N514">
      <number:text>Desativar</number:text>
      <style:map style:condition="value()&gt;0" style:apply-style-name="N514P0"/>
      <style:map style:condition="value()&lt;0" style:apply-style-name="N514P1"/>
    </number:number-style>
    <number:currency-style style:name="N51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5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5P0"/>
    </number:currency-style>
    <number:number-style style:name="N517P0" style:volatile="true">
      <number:text>R$ </number:text>
      <number:number number:decimal-places="0" number:min-integer-digits="1" number:grouping="true"/>
      <number:text> </number:text>
    </number:number-style>
    <number:number-style style:name="N517">
      <number:text>(R$ </number:text>
      <number:number number:decimal-places="0" number:min-integer-digits="1" number:grouping="true"/>
      <number:text>)</number:text>
      <style:map style:condition="value()&gt;=0" style:apply-style-name="N517P0"/>
    </number:number-style>
    <number:number-style style:name="N518P0" style:volatile="true">
      <number:text>R$ </number:text>
      <number:number number:decimal-places="0" number:min-integer-digits="1" number:grouping="true"/>
      <number:text> </number:text>
    </number:number-style>
    <number:number-style style:name="N51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8P0"/>
    </number:number-style>
    <number:number-style style:name="N520P0" style:volatile="true">
      <number:text>R$ </number:text>
      <number:number number:decimal-places="2" number:min-integer-digits="1" number:grouping="true"/>
      <number:text> </number:text>
    </number:number-style>
    <number:number-style style:name="N520">
      <number:text>(R$ </number:text>
      <number:number number:decimal-places="2" number:min-integer-digits="1" number:grouping="true"/>
      <number:text>)</number:text>
      <style:map style:condition="value()&gt;=0" style:apply-style-name="N520P0"/>
    </number:number-style>
    <number:number-style style:name="N521P0" style:volatile="true">
      <number:text>R$ </number:text>
      <number:number number:decimal-places="2" number:min-integer-digits="1" number:grouping="true"/>
      <number:text> </number:text>
    </number:number-style>
    <number:number-style style:name="N52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21P0"/>
    </number:number-style>
    <number:number-style style:name="N525P0" style:volatile="true">
      <number:text> R$ </number:text>
      <number:number number:decimal-places="0" number:min-integer-digits="1" number:grouping="true"/>
      <number:text> </number:text>
    </number:number-style>
    <number:number-style style:name="N525P1" style:volatile="true">
      <number:text> R$ (</number:text>
      <number:number number:decimal-places="0" number:min-integer-digits="1" number:grouping="true"/>
      <number:text>)</number:text>
    </number:number-style>
    <number:number-style style:name="N525P2" style:volatile="true">
      <number:text> R$ -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number-style style:name="N529P0" style:volatile="true">
      <number:text> R$ </number:text>
      <number:number number:decimal-places="2" number:min-integer-digits="1" number:grouping="true"/>
      <number:text> </number:text>
    </number:number-style>
    <number:number-style style:name="N529P1" style:volatile="true">
      <number:text> R$ (</number:text>
      <number:number number:decimal-places="2" number:min-integer-digits="1" number:grouping="true"/>
      <number:text>)</number:text>
    </number:number-style>
    <number:number-style style:name="N529P2" style:volatile="true">
      <number:text> R$ -</number:text>
      <number:number number:decimal-places="0" number:min-integer-digits="0"/>
      <number:text>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currency-style style:name="N532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532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532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532P0"/>
      <style:map style:condition="value()&lt;0" style:apply-style-name="N532P1"/>
    </number:currency-style>
    <number:number-style style:name="N534P0" style:volatile="true">
      <number:text>\</number:text>
      <number:number number:decimal-places="0" number:min-integer-digits="1" number:grouping="true"/>
    </number:number-style>
    <number:number-style style:name="N534">
      <number:text>-\</number:text>
      <number:number number:decimal-places="0" number:min-integer-digits="1" number:grouping="true"/>
      <style:map style:condition="value()&gt;=0" style:apply-style-name="N534P0"/>
    </number:number-style>
    <number:number-style style:name="N535P0" style:volatile="true">
      <number:text>\</number:text>
      <number:number number:decimal-places="0" number:min-integer-digits="1" number:grouping="true"/>
    </number:number-style>
    <number:number-style style:name="N535">
      <style:text-properties fo:color="#ff0000"/>
      <number:text>-\</number:text>
      <number:number number:decimal-places="0" number:min-integer-digits="1" number:grouping="true"/>
      <style:map style:condition="value()&gt;=0" style:apply-style-name="N535P0"/>
    </number:number-style>
    <number:number-style style:name="N537P0" style:volatile="true">
      <number:text>\</number:text>
      <number:number number:decimal-places="2" number:min-integer-digits="1" number:grouping="true"/>
    </number:number-style>
    <number:number-style style:name="N537">
      <number:text>-\</number:text>
      <number:number number:decimal-places="2" number:min-integer-digits="1" number:grouping="true"/>
      <style:map style:condition="value()&gt;=0" style:apply-style-name="N537P0"/>
    </number:number-style>
    <number:number-style style:name="N538P0" style:volatile="true">
      <number:text>\</number:text>
      <number:number number:decimal-places="2" number:min-integer-digits="1" number:grouping="true"/>
    </number:number-style>
    <number:number-style style:name="N538">
      <style:text-properties fo:color="#ff0000"/>
      <number:text>-\</number:text>
      <number:number number:decimal-places="2" number:min-integer-digits="1" number:grouping="true"/>
      <style:map style:condition="value()&gt;=0" style:apply-style-name="N538P0"/>
    </number:number-style>
    <number:number-style style:name="N542P0" style:volatile="true">
      <number:text> \</number:text>
      <number:number number:decimal-places="0" number:min-integer-digits="1" number:grouping="true"/>
      <number:text> </number:text>
    </number:number-style>
    <number:number-style style:name="N542P1" style:volatile="true">
      <number:text>-\</number:text>
      <number:number number:decimal-places="0" number:min-integer-digits="1" number:grouping="true"/>
      <number:text> </number:text>
    </number:number-style>
    <number:number-style style:name="N542P2" style:volatile="true">
      <number:text> \- </number:text>
    </number:number-style>
    <number:text-style style:name="N542">
      <number:text-content/>
      <number:text> </number:text>
      <style:map style:condition="value()&gt;0" style:apply-style-name="N542P0"/>
      <style:map style:condition="value()&lt;0" style:apply-style-name="N542P1"/>
      <style:map style:condition="value()=0" style:apply-style-name="N542P2"/>
    </number:text-style>
    <number:number-style style:name="N546P0" style:volatile="true">
      <number:text> \</number:text>
      <number:number number:decimal-places="2" number:min-integer-digits="1" number:grouping="true"/>
      <number:text> </number:text>
    </number:number-style>
    <number:number-style style:name="N546P1" style:volatile="true">
      <number:text>-\</number:text>
      <number:number number:decimal-places="2" number:min-integer-digits="1" number:grouping="true"/>
      <number:text> </number:text>
    </number:number-style>
    <number:number-style style:name="N546P2" style:volatile="true">
      <number:text> \-</number:text>
      <number:number number:decimal-places="0" number:min-integer-digits="0"/>
      <number:text> </number:text>
    </number:number-style>
    <number:text-style style:name="N546">
      <number:text-content/>
      <number:text> </number:text>
      <style:map style:condition="value()&gt;0" style:apply-style-name="N546P0"/>
      <style:map style:condition="value()&lt;0" style:apply-style-name="N546P1"/>
      <style:map style:condition="value()=0" style:apply-style-name="N546P2"/>
    </number:text-style>
    <number:number-style style:name="N547">
      <number:number number:decimal-places="1" number:min-integer-digits="1" number:grouping="true"/>
      <number:text> €</number:text>
    </number:number-style>
    <number:number-style style:name="N548">
      <number:number number:decimal-places="2" number:min-integer-digits="1"/>
      <number:text> </number:text>
    </number:number-style>
    <number:currency-style style:name="N550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550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550P0"/>
    </number:currency-style>
    <number:currency-style style:name="N551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551P0"/>
    </number:currency-style>
    <number:currency-style style:name="N55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554P1" style:volatile="true">
      <number:currency-symbol>€</number:currency-symbol>
      <number:text>-</number:text>
      <number:number number:decimal-places="2" number:min-integer-digits="1" number:grouping="true"/>
      <number:text> </number:text>
    </number:currency-style>
    <number:currency-style style:name="N554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date-style style:name="N555">
      <number:day/>
      <number:text>-</number:text>
      <number:month number:textual="true"/>
    </number:date-style>
    <number:currency-style style:name="N557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557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557P0"/>
    </number:currency-style>
    <number:number-style style:name="N558">
      <number:number number:decimal-places="0" number:min-integer-digits="2"/>
    </number:number-style>
    <number:time-style style:name="N5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560">
      <number:number number:decimal-places="30" number:min-integer-digits="1"/>
    </number:number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date-style style:name="N8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9" number:language="fr" number:country="FR">
      <number:day number:style="long"/>
      <number:text>-</number:text>
      <number:month number:textual="true"/>
    </number:date-style>
    <number:date-style style:name="N8110" number:language="fr" number:country="FR">
      <number:month number:textual="true"/>
      <number:text>-</number:text>
      <number:year/>
    </number:date-style>
    <number:time-style style:name="N8111" number:language="fr" number:country="FR">
      <number:hours/>
      <number:text>:</number:text>
      <number:minutes number:style="long"/>
      <number:text> </number:text>
      <number:am-pm/>
    </number:time-style>
    <number:time-style style:name="N8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fr" number:country="FR">
      <number:number number:decimal-places="0" number:min-integer-digits="1" number:grouping="true"/>
      <number:text>   </number:text>
    </number:number-style>
    <number:number-style style:name="N8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0" number:min-integer-digits="1" number:grouping="true"/>
      <number:text> €</number:text>
    </number:number-style>
    <number:number-style style:name="N8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0" number:min-integer-digits="1" number:grouping="true"/>
      <number:text> €</number:text>
    </number:number-style>
    <number:number-style style:name="N8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2P0"/>
    </number:number-style>
    <number:number-style style:name="N8124P0" style:volatile="true" number:language="fr" number:country="FR">
      <number:number number:decimal-places="2" number:min-integer-digits="1" number:grouping="true"/>
      <number:text> €</number:text>
    </number:number-style>
    <number:number-style style:name="N8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4P0"/>
    </number:number-style>
    <number:number-style style:name="N8125P0" style:volatile="true" number:language="fr" number:country="FR">
      <number:number number:decimal-places="2" number:min-integer-digits="1" number:grouping="true"/>
      <number:text> €</number:text>
    </number:number-style>
    <number:number-style style:name="N8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5P0"/>
    </number:number-style>
    <number:currency-style style:name="N16108" number:language="ar" number:country="SA">
      <number:number number:decimal-places="0" number:min-integer-digits="3">
        <number:embedded-text number:position="5">٬</number:embedded-text>
        <number:embedded-text number:position="2">٫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16109" number:language="ar" number:country="SA">
      <number:text>-</number:text>
      <number:number number:decimal-places="0" number:min-integer-digits="3">
        <number:embedded-text number:position="5">٬</number:embedded-text>
        <number:embedded-text number:position="2">٫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16110P0" style:volatile="true" number:language="ar" number:country="SA">
      <number:number number:decimal-places="0" number:min-integer-digits="3">
        <number:embedded-text number:position="5">٬</number:embedded-text>
        <number:embedded-text number:position="2">٫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16110P1" style:volatile="true" number:language="ar" number:country="SA">
      <number:text>-</number:text>
      <number:number number:decimal-places="0" number:min-integer-digits="3">
        <number:embedded-text number:position="5">٬</number:embedded-text>
        <number:embedded-text number:position="2">٫</number:embedded-text>
      </number:number>
      <number:text> </number:text>
      <number:currency-symbol number:language="ar" number:country="SA">€</number:currency-symbol>
      <number:text> </number:text>
    </number:currency-style>
    <number:currency-style style:name="N16110" number:language="ar" number:country="SA">
      <number:text> -</number:text>
      <number:number number:decimal-places="0" number:min-integer-digits="2"/>
      <number:text> </number:text>
      <number:currency-symbol number:language="ar" number:country="SA">€</number:currency-symbol>
      <number:text> </number:text>
      <style:map style:condition="value()&gt;0" style:apply-style-name="N16110P0"/>
      <style:map style:condition="value()&lt;0" style:apply-style-name="N16110P1"/>
    </number:currency-style>
    <number:currency-style style:name="N16111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6112" number:language="ar" number:country="SA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6113P0" style:volatile="true" number:language="ar" number:country="SA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6113P1" style:volatile="true" number:language="ar" number:country="SA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6113" number:language="ar" number:country="SA">
      <number:text> -</number:text>
      <number:number number:decimal-places="0" number:min-integer-digits="2"/>
      <number:text> </number:text>
      <number:currency-symbol number:language="ar" number:country="SA">€</number:currency-symbol>
      <number:text> </number:text>
      <style:map style:condition="value()&gt;0" style:apply-style-name="N16113P0"/>
      <style:map style:condition="value()&lt;0" style:apply-style-name="N16113P1"/>
    </number:currency-style>
    <number:date-style style:name="N24116" number:language="en" number:country="US">
      <number:month/>
      <number:text>/</number:text>
      <number:day/>
      <number:text>/</number:text>
      <number:year number:style="long"/>
    </number:date-style>
    <number:date-style style:name="N24117" number:language="en" number:country="US">
      <number:day/>
      <number:text>-</number:text>
      <number:month number:textual="true"/>
      <number:text>-</number:text>
      <number:year/>
    </number:date-style>
    <number:date-style style:name="N24118" number:language="en" number:country="US">
      <number:day/>
      <number:text>-</number:text>
      <number:month number:textual="true"/>
    </number:date-style>
    <number:date-style style:name="N24119" number:language="en" number:country="US">
      <number:month number:textual="true"/>
      <number:text>-</number:text>
      <number:year/>
    </number:date-style>
    <number:time-style style:name="N24120" number:language="en" number:country="US">
      <number:hours/>
      <number:text>:</number:text>
      <number:minutes number:style="long"/>
      <number:text> </number:text>
      <number:am-pm/>
    </number:time-style>
    <number:time-style style:name="N24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22" number:language="en" number:country="US">
      <number:hours/>
      <number:text>:</number:text>
      <number:minutes number:style="long"/>
    </number:time-style>
    <number:time-style style:name="N24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4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4126P0" style:volatile="true" number:language="en" number:country="US">
      <number:number number:decimal-places="0" number:min-integer-digits="1" number:grouping="true"/>
      <number:text> </number:text>
    </number:number-style>
    <number:number-style style:name="N24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24126P0"/>
    </number:number-style>
    <number:number-style style:name="N24127P0" style:volatile="true" number:language="en" number:country="US">
      <number:number number:decimal-places="0" number:min-integer-digits="1" number:grouping="true"/>
      <number:text> </number:text>
    </number:number-style>
    <number:number-style style:name="N24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4127P0"/>
    </number:number-style>
    <number:number-style style:name="N24129P0" style:volatile="true" number:language="en" number:country="US">
      <number:number number:decimal-places="2" number:min-integer-digits="1" number:grouping="true"/>
      <number:text> </number:text>
    </number:number-style>
    <number:number-style style:name="N24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24129P0"/>
    </number:number-style>
    <number:number-style style:name="N24130P0" style:volatile="true" number:language="en" number:country="US">
      <number:number number:decimal-places="2" number:min-integer-digits="1" number:grouping="true"/>
      <number:text> </number:text>
    </number:number-style>
    <number:number-style style:name="N24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4130P0"/>
    </number:number-style>
    <number:currency-style style:name="N24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4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4132P0"/>
    </number:currency-style>
    <number:currency-style style:name="N24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4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4133P0"/>
    </number:currency-style>
    <number:currency-style style:name="N24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4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4135P0"/>
    </number:currency-style>
    <number:currency-style style:name="N24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4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4136P0"/>
    </number:currency-style>
    <number:number-style style:name="N24139P0" style:volatile="true" number:language="en" number:country="US">
      <number:number number:decimal-places="0" number:min-integer-digits="1" number:grouping="true"/>
      <number:text> </number:text>
    </number:number-style>
    <number:number-style style:name="N24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24139P2" style:volatile="true" number:language="en" number:country="US">
      <number:text> - </number:text>
    </number:number-style>
    <number:text-style style:name="N24139" number:language="en" number:country="US">
      <number:text-content/>
      <number:text> </number:text>
      <style:map style:condition="value()&gt;0" style:apply-style-name="N24139P0"/>
      <style:map style:condition="value()&lt;0" style:apply-style-name="N24139P1"/>
      <style:map style:condition="value()=0" style:apply-style-name="N24139P2"/>
    </number:text-style>
    <number:currency-style style:name="N24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4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24142P2" style:volatile="true" number:language="en" number:country="US">
      <number:currency-symbol/>
      <number:text>- </number:text>
    </number:currency-style>
    <number:text-style style:name="N24142" number:language="en" number:country="US">
      <number:text-content/>
      <number:text> </number:text>
      <style:map style:condition="value()&gt;0" style:apply-style-name="N24142P0"/>
      <style:map style:condition="value()&lt;0" style:apply-style-name="N24142P1"/>
      <style:map style:condition="value()=0" style:apply-style-name="N24142P2"/>
    </number:text-style>
    <number:number-style style:name="N24145P0" style:volatile="true" number:language="en" number:country="US">
      <number:number number:decimal-places="2" number:min-integer-digits="1" number:grouping="true"/>
      <number:text> </number:text>
    </number:number-style>
    <number:number-style style:name="N24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24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24145" number:language="en" number:country="US">
      <number:text-content/>
      <number:text> </number:text>
      <style:map style:condition="value()&gt;0" style:apply-style-name="N24145P0"/>
      <style:map style:condition="value()&lt;0" style:apply-style-name="N24145P1"/>
      <style:map style:condition="value()=0" style:apply-style-name="N24145P2"/>
    </number:text-style>
    <number:currency-style style:name="N24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4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24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24148" number:language="en" number:country="US">
      <number:text-content/>
      <number:text> </number:text>
      <style:map style:condition="value()&gt;0" style:apply-style-name="N24148P0"/>
      <style:map style:condition="value()&lt;0" style:apply-style-name="N24148P1"/>
      <style:map style:condition="value()=0" style:apply-style-name="N24148P2"/>
    </number:text-style>
    <number:time-style style:name="N24149" number:language="en" number:country="US">
      <number:minutes number:style="long"/>
      <number:text>:</number:text>
      <number:seconds number:style="long"/>
    </number:time-style>
    <number:time-style style:name="N24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151" number:language="en" number:country="US">
      <number:minutes number:style="long"/>
      <number:text>:</number:text>
      <number:seconds number:style="long" number:decimal-places="1"/>
    </number:time-style>
    <number:number-style style:name="N24152" number:language="en" number:country="US">
      <number:scientific-number number:decimal-places="1" number:min-integer-digits="3" number:min-exponent-digits="1"/>
    </number:number-style>
    <number:currency-style style:name="N24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32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32104" number:language="it" number:country="IT">
      <number:day number:style="long"/>
      <number:text>-</number:text>
      <number:month number:textual="true"/>
    </number:date-style>
    <number:date-style style:name="N32105" number:language="it" number:country="IT">
      <number:month number:textual="true"/>
      <number:text>-</number:text>
      <number:year/>
    </number:date-style>
    <number:time-style style:name="N32106" number:language="it" number:country="IT">
      <number:hours/>
      <number:text>.</number:text>
      <number:minutes number:style="long"/>
      <number:text> </number:text>
      <number:am-pm/>
    </number:time-style>
    <number:time-style style:name="N32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32108" number:language="it" number:country="IT">
      <number:hours/>
      <number:text>.</number:text>
      <number:minutes number:style="long"/>
    </number:time-style>
    <number:time-style style:name="N32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32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32112P0" style:volatile="true" number:language="it" number:country="IT">
      <number:text>€ </number:text>
      <number:number number:decimal-places="0" number:min-integer-digits="1" number:grouping="true"/>
    </number:number-style>
    <number:number-style style:name="N32112" number:language="it" number:country="IT">
      <number:text>-€ </number:text>
      <number:number number:decimal-places="0" number:min-integer-digits="1" number:grouping="true"/>
      <style:map style:condition="value()&gt;=0" style:apply-style-name="N32112P0"/>
    </number:number-style>
    <number:number-style style:name="N32113P0" style:volatile="true" number:language="it" number:country="IT">
      <number:text>€ </number:text>
      <number:number number:decimal-places="0" number:min-integer-digits="1" number:grouping="true"/>
    </number:number-style>
    <number:number-style style:name="N32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32113P0"/>
    </number:number-style>
    <number:number-style style:name="N32115P0" style:volatile="true" number:language="it" number:country="IT">
      <number:text>€ </number:text>
      <number:number number:decimal-places="2" number:min-integer-digits="1" number:grouping="true"/>
    </number:number-style>
    <number:number-style style:name="N32115" number:language="it" number:country="IT">
      <number:text>-€ </number:text>
      <number:number number:decimal-places="2" number:min-integer-digits="1" number:grouping="true"/>
      <style:map style:condition="value()&gt;=0" style:apply-style-name="N32115P0"/>
    </number:number-style>
    <number:number-style style:name="N32116P0" style:volatile="true" number:language="it" number:country="IT">
      <number:text>€ </number:text>
      <number:number number:decimal-places="2" number:min-integer-digits="1" number:grouping="true"/>
    </number:number-style>
    <number:number-style style:name="N32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32116P0"/>
    </number:number-style>
    <number:date-style style:name="N40106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40107" number:language="fr" number:country="CA">
      <number:day number:style="long"/>
      <number:text>-</number:text>
      <number:month number:textual="true"/>
    </number:date-style>
    <number:date-style style:name="N40108" number:language="fr" number:country="CA">
      <number:month number:textual="true"/>
      <number:text>-</number:text>
      <number:year/>
    </number:date-style>
    <number:time-style style:name="N40109" number:language="fr" number:country="CA">
      <number:hours/>
      <number:text>:</number:text>
      <number:minutes number:style="long"/>
      <number:text> </number:text>
      <number:am-pm/>
    </number:time-style>
    <number:time-style style:name="N40110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0112P0" style:volatile="true" number:language="fr" number:country="CA">
      <number:number number:decimal-places="0" number:min-integer-digits="1" number:grouping="true"/>
      <number:text>    </number:text>
    </number:number-style>
    <number:number-style style:name="N40112" number:language="fr" number:country="CA">
      <number:number number:decimal-places="0" number:min-integer-digits="1" number:grouping="true"/>
      <number:text>   -</number:text>
      <style:map style:condition="value()&gt;=0" style:apply-style-name="N40112P0"/>
    </number:number-style>
    <number:number-style style:name="N40113P0" style:volatile="true" number:language="fr" number:country="CA">
      <number:number number:decimal-places="0" number:min-integer-digits="1" number:grouping="true"/>
      <number:text>    </number:text>
    </number:number-style>
    <number:number-style style:name="N40113" number:language="fr" number:country="CA">
      <style:text-properties fo:color="#ff0000"/>
      <number:number number:decimal-places="0" number:min-integer-digits="1" number:grouping="true"/>
      <number:text>   -</number:text>
      <style:map style:condition="value()&gt;=0" style:apply-style-name="N40113P0"/>
    </number:number-style>
    <number:number-style style:name="N40115P0" style:volatile="true" number:language="fr" number:country="CA">
      <number:number number:decimal-places="2" number:min-integer-digits="1" number:grouping="true"/>
      <number:text>    </number:text>
    </number:number-style>
    <number:number-style style:name="N40115" number:language="fr" number:country="CA">
      <number:number number:decimal-places="2" number:min-integer-digits="1" number:grouping="true"/>
      <number:text>   -</number:text>
      <style:map style:condition="value()&gt;=0" style:apply-style-name="N40115P0"/>
    </number:number-style>
    <number:number-style style:name="N40116P0" style:volatile="true" number:language="fr" number:country="CA">
      <number:number number:decimal-places="2" number:min-integer-digits="1" number:grouping="true"/>
      <number:text>    </number:text>
    </number:number-style>
    <number:number-style style:name="N40116" number:language="fr" number:country="CA">
      <style:text-properties fo:color="#ff0000"/>
      <number:number number:decimal-places="2" number:min-integer-digits="1" number:grouping="true"/>
      <number:text>   -</number:text>
      <style:map style:condition="value()&gt;=0" style:apply-style-name="N40116P0"/>
    </number:number-style>
    <number:currency-style style:name="N40118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40118" number:language="fr" number:country="CA"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40118P0"/>
    </number:currency-style>
    <number:currency-style style:name="N40119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40119" number:language="fr" number:country="CA">
      <style:text-properties fo:color="#ff0000"/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40119P0"/>
    </number:currency-style>
    <number:currency-style style:name="N40121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40121" number:language="fr" number:country="CA"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40121P0"/>
    </number:currency-style>
    <number:currency-style style:name="N40122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40122" number:language="fr" number:country="CA">
      <style:text-properties fo:color="#ff0000"/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40122P0"/>
    </number:currency-style>
    <number:date-style style:name="N48108" number:language="ja" number:country="JP">
      <number:year number:style="long"/>
      <number:text>/</number:text>
      <number:month/>
      <number:text>/</number:text>
      <number:day/>
    </number:date-style>
    <number:date-style style:name="N48109" number:language="ja" number:country="JP">
      <number:day/>
      <number:text>-</number:text>
      <number:month number:textual="true"/>
      <number:text>-</number:text>
      <number:year/>
    </number:date-style>
    <number:date-style style:name="N48110" number:language="ja" number:country="JP">
      <number:day/>
      <number:text>-</number:text>
      <number:month number:textual="true"/>
    </number:date-style>
    <number:date-style style:name="N48111" number:language="ja" number:country="JP">
      <number:month number:textual="true"/>
      <number:text>-</number:text>
      <number:year/>
    </number:date-style>
    <number:time-style style:name="N48112" number:language="ja" number:country="JP">
      <number:hours/>
      <number:text>:</number:text>
      <number:minutes number:style="long"/>
      <number:text> </number:text>
      <number:am-pm/>
    </number:time-style>
    <number:time-style style:name="N4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4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4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48117" number:language="ja" number:country="JP">
      <number:month/>
      <number:text>/</number:text>
      <number:day/>
      <number:text>/</number:text>
      <number:year/>
    </number:date-style>
    <number:date-style style:name="N4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48119" number:language="ja" number:country="JP">
      <number:hours/>
      <number:text>時</number:text>
      <number:minutes number:style="long"/>
      <number:text>分</number:text>
    </number:time-style>
    <number:time-style style:name="N4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48121" number:language="ja" number:country="JP">
      <number:year number:style="long"/>
      <number:text>年</number:text>
      <number:month/>
      <number:text>月</number:text>
    </number:date-style>
    <number:date-style style:name="N48122" number:language="ja" number:country="JP">
      <number:month/>
      <number:text>月</number:text>
      <number:day/>
      <number:text>日</number:text>
    </number:date-style>
    <number:number-style style:name="N48124P0" style:volatile="true" number:language="ja" number:country="JP">
      <number:text>¥</number:text>
      <number:number number:decimal-places="0" number:min-integer-digits="1" number:grouping="true"/>
    </number:number-style>
    <number:number-style style:name="N48124" number:language="ja" number:country="JP">
      <number:text>-¥</number:text>
      <number:number number:decimal-places="0" number:min-integer-digits="1" number:grouping="true"/>
      <style:map style:condition="value()&gt;=0" style:apply-style-name="N48124P0"/>
    </number:number-style>
    <number:number-style style:name="N48125P0" style:volatile="true" number:language="ja" number:country="JP">
      <number:text>¥</number:text>
      <number:number number:decimal-places="0" number:min-integer-digits="1" number:grouping="true"/>
    </number:number-style>
    <number:number-style style:name="N4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48125P0"/>
    </number:number-style>
    <number:number-style style:name="N48127P0" style:volatile="true" number:language="ja" number:country="JP">
      <number:text>¥</number:text>
      <number:number number:decimal-places="2" number:min-integer-digits="1" number:grouping="true"/>
    </number:number-style>
    <number:number-style style:name="N48127" number:language="ja" number:country="JP">
      <number:text>-¥</number:text>
      <number:number number:decimal-places="2" number:min-integer-digits="1" number:grouping="true"/>
      <style:map style:condition="value()&gt;=0" style:apply-style-name="N48127P0"/>
    </number:number-style>
    <number:number-style style:name="N48128P0" style:volatile="true" number:language="ja" number:country="JP">
      <number:text>¥</number:text>
      <number:number number:decimal-places="2" number:min-integer-digits="1" number:grouping="true"/>
    </number:number-style>
    <number:number-style style:name="N4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48128P0"/>
    </number:number-style>
    <number:number-style style:name="N56107P0" style:volatile="true" number:language="bg" number:country="BG">
      <number:number number:decimal-places="0" number:min-integer-digits="1" number:grouping="true"/>
      <number:text> лв</number:text>
    </number:number-style>
    <number:number-style style:name="N56107" number:language="bg" number:country="BG">
      <number:text>-</number:text>
      <number:number number:decimal-places="0" number:min-integer-digits="1" number:grouping="true"/>
      <number:text> лв</number:text>
      <style:map style:condition="value()&gt;=0" style:apply-style-name="N56107P0"/>
    </number:number-style>
    <number:number-style style:name="N56108P0" style:volatile="true" number:language="bg" number:country="BG">
      <number:number number:decimal-places="0" number:min-integer-digits="1" number:grouping="true"/>
      <number:text> лв</number:text>
    </number:number-style>
    <number:number-style style:name="N56108" number:language="bg" number:country="BG">
      <style:text-properties fo:color="#ff0000"/>
      <number:text>-</number:text>
      <number:number number:decimal-places="0" number:min-integer-digits="1" number:grouping="true"/>
      <number:text> лв</number:text>
      <style:map style:condition="value()&gt;=0" style:apply-style-name="N56108P0"/>
    </number:number-style>
    <number:number-style style:name="N56110P0" style:volatile="true" number:language="bg" number:country="BG">
      <number:number number:decimal-places="2" number:min-integer-digits="1" number:grouping="true"/>
      <number:text> лв</number:text>
    </number:number-style>
    <number:number-style style:name="N56110" number:language="bg" number:country="BG">
      <number:text>-</number:text>
      <number:number number:decimal-places="2" number:min-integer-digits="1" number:grouping="true"/>
      <number:text> лв</number:text>
      <style:map style:condition="value()&gt;=0" style:apply-style-name="N56110P0"/>
    </number:number-style>
    <number:number-style style:name="N56111P0" style:volatile="true" number:language="bg" number:country="BG">
      <number:number number:decimal-places="2" number:min-integer-digits="1" number:grouping="true"/>
      <number:text> лв</number:text>
    </number:number-style>
    <number:number-style style:name="N56111" number:language="bg" number:country="BG">
      <style:text-properties fo:color="#ff0000"/>
      <number:text>-</number:text>
      <number:number number:decimal-places="2" number:min-integer-digits="1" number:grouping="true"/>
      <number:text> лв</number:text>
      <style:map style:condition="value()&gt;=0" style:apply-style-name="N56111P0"/>
    </number:number-style>
    <number:date-style style:name="N56112" number:language="bg" number:country="BG">
      <number:day number:style="long"/>
      <number:text>.</number:text>
      <number:month/>
      <number:text>.</number:text>
      <number:year number:style="long"/>
    </number:date-style>
    <number:date-style style:name="N56113" number:language="bg" number:country="BG">
      <number:day number:style="long"/>
      <number:text>.</number:text>
      <number:month number:textual="true"/>
      <number:text>.</number:text>
      <number:year/>
    </number:date-style>
    <number:date-style style:name="N56114" number:language="bg" number:country="BG">
      <number:day number:style="long"/>
      <number:text>.</number:text>
      <number:month number:textual="true"/>
    </number:date-style>
    <number:date-style style:name="N56115" number:language="bg" number:country="BG">
      <number:month number:textual="true"/>
      <number:text>.</number:text>
      <number:year/>
    </number:date-style>
    <number:time-style style:name="N56116" number:language="bg" number:country="BG">
      <number:hours number:style="long"/>
      <number:text>:</number:text>
      <number:minutes number:style="long"/>
    </number:time-style>
    <number:time-style style:name="N56117" number:language="bg" number:country="BG">
      <number:hours number:style="long"/>
      <number:text>:</number:text>
      <number:minutes number:style="long"/>
      <number:text>:</number:text>
      <number:seconds number:style="long"/>
    </number:time-style>
    <number:date-style style:name="N56118" number:language="bg" number:country="BG">
      <number:day number:style="long"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6120P0" style:volatile="true" number:language="bg" number:country="BG">
      <number:number number:decimal-places="0" number:min-integer-digits="1" number:grouping="true"/>
      <number:text>     </number:text>
    </number:number-style>
    <number:number-style style:name="N56120" number:language="bg" number:country="BG">
      <number:text>-</number:text>
      <number:number number:decimal-places="0" number:min-integer-digits="1" number:grouping="true"/>
      <number:text>     </number:text>
      <style:map style:condition="value()&gt;=0" style:apply-style-name="N56120P0"/>
    </number:number-style>
    <number:number-style style:name="N56121P0" style:volatile="true" number:language="bg" number:country="BG">
      <number:number number:decimal-places="0" number:min-integer-digits="1" number:grouping="true"/>
      <number:text>     </number:text>
    </number:number-style>
    <number:number-style style:name="N56121" number:language="bg" number:country="BG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6121P0"/>
    </number:number-style>
    <number:number-style style:name="N56123P0" style:volatile="true" number:language="bg" number:country="BG">
      <number:number number:decimal-places="2" number:min-integer-digits="1" number:grouping="true"/>
      <number:text>     </number:text>
    </number:number-style>
    <number:number-style style:name="N56123" number:language="bg" number:country="BG">
      <number:text>-</number:text>
      <number:number number:decimal-places="2" number:min-integer-digits="1" number:grouping="true"/>
      <number:text>     </number:text>
      <style:map style:condition="value()&gt;=0" style:apply-style-name="N56123P0"/>
    </number:number-style>
    <number:number-style style:name="N56124P0" style:volatile="true" number:language="bg" number:country="BG">
      <number:number number:decimal-places="2" number:min-integer-digits="1" number:grouping="true"/>
      <number:text>     </number:text>
    </number:number-style>
    <number:number-style style:name="N56124" number:language="bg" number:country="BG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6124P0"/>
    </number:number-style>
    <number:number-style style:name="N56128P0" style:volatile="true" number:language="bg" number:country="BG">
      <number:text> </number:text>
      <number:number number:decimal-places="0" number:min-integer-digits="1" number:grouping="true"/>
      <number:text>      </number:text>
    </number:number-style>
    <number:number-style style:name="N56128P1" style:volatile="true" number:language="bg" number:country="BG">
      <number:text>-</number:text>
      <number:number number:decimal-places="0" number:min-integer-digits="1" number:grouping="true"/>
      <number:text>      </number:text>
    </number:number-style>
    <number:number-style style:name="N56128P2" style:volatile="true" number:language="bg" number:country="BG">
      <number:text> -      </number:text>
    </number:number-style>
    <number:text-style style:name="N56128" number:language="bg" number:country="BG">
      <number:text-content/>
      <number:text> </number:text>
      <style:map style:condition="value()&gt;0" style:apply-style-name="N56128P0"/>
      <style:map style:condition="value()&lt;0" style:apply-style-name="N56128P1"/>
      <style:map style:condition="value()=0" style:apply-style-name="N56128P2"/>
    </number:text-style>
    <number:number-style style:name="N56132P0" style:volatile="true" number:language="bg" number:country="BG">
      <number:text> </number:text>
      <number:number number:decimal-places="0" number:min-integer-digits="1" number:grouping="true"/>
      <number:text> лв </number:text>
    </number:number-style>
    <number:number-style style:name="N56132P1" style:volatile="true" number:language="bg" number:country="BG">
      <number:text>-</number:text>
      <number:number number:decimal-places="0" number:min-integer-digits="1" number:grouping="true"/>
      <number:text> лв </number:text>
    </number:number-style>
    <number:number-style style:name="N56132P2" style:volatile="true" number:language="bg" number:country="BG">
      <number:text> - лв </number:text>
    </number:number-style>
    <number:text-style style:name="N56132" number:language="bg" number:country="BG">
      <number:text-content/>
      <number:text> </number:text>
      <style:map style:condition="value()&gt;0" style:apply-style-name="N56132P0"/>
      <style:map style:condition="value()&lt;0" style:apply-style-name="N56132P1"/>
      <style:map style:condition="value()=0" style:apply-style-name="N56132P2"/>
    </number:text-style>
    <number:number-style style:name="N56136P0" style:volatile="true" number:language="bg" number:country="BG">
      <number:text> </number:text>
      <number:number number:decimal-places="2" number:min-integer-digits="1" number:grouping="true"/>
      <number:text>      </number:text>
    </number:number-style>
    <number:number-style style:name="N56136P1" style:volatile="true" number:language="bg" number:country="BG">
      <number:text>-</number:text>
      <number:number number:decimal-places="2" number:min-integer-digits="1" number:grouping="true"/>
      <number:text>      </number:text>
    </number:number-style>
    <number:number-style style:name="N56136P2" style:volatile="true" number:language="bg" number:country="BG">
      <number:text> -</number:text>
      <number:number number:decimal-places="0" number:min-integer-digits="0"/>
      <number:text>      </number:text>
    </number:number-style>
    <number:text-style style:name="N56136" number:language="bg" number:country="BG">
      <number:text-content/>
      <number:text> </number:text>
      <style:map style:condition="value()&gt;0" style:apply-style-name="N56136P0"/>
      <style:map style:condition="value()&lt;0" style:apply-style-name="N56136P1"/>
      <style:map style:condition="value()=0" style:apply-style-name="N56136P2"/>
    </number:text-style>
    <number:number-style style:name="N56140P0" style:volatile="true" number:language="bg" number:country="BG">
      <number:text> </number:text>
      <number:number number:decimal-places="2" number:min-integer-digits="1" number:grouping="true"/>
      <number:text> лв </number:text>
    </number:number-style>
    <number:number-style style:name="N56140P1" style:volatile="true" number:language="bg" number:country="BG">
      <number:text>-</number:text>
      <number:number number:decimal-places="2" number:min-integer-digits="1" number:grouping="true"/>
      <number:text> лв </number:text>
    </number:number-style>
    <number:number-style style:name="N56140P2" style:volatile="true" number:language="bg" number:country="BG">
      <number:text> -</number:text>
      <number:number number:decimal-places="0" number:min-integer-digits="0"/>
      <number:text> лв </number:text>
    </number:number-style>
    <number:text-style style:name="N56140" number:language="bg" number:country="BG">
      <number:text-content/>
      <number:text> </number:text>
      <style:map style:condition="value()&gt;0" style:apply-style-name="N56140P0"/>
      <style:map style:condition="value()&lt;0" style:apply-style-name="N56140P1"/>
      <style:map style:condition="value()=0" style:apply-style-name="N56140P2"/>
    </number:text-style>
    <number:time-style style:name="N56141" number:language="bg" number:country="BG">
      <number:minutes number:style="long"/>
      <number:text>:</number:text>
      <number:seconds number:style="long"/>
    </number:time-style>
    <number:time-style style:name="N56142" number:language="bg" number:country="BG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6143" number:language="bg" number:country="BG">
      <number:minutes number:style="long"/>
      <number:text>:</number:text>
      <number:seconds number:style="long" number:decimal-places="1"/>
    </number:time-style>
    <number:number-style style:name="N56144" number:language="bg" number:country="BG">
      <number:scientific-number number:decimal-places="1" number:min-integer-digits="3" number:min-exponent-digits="1"/>
    </number:number-style>
    <number:currency-style style:name="N56145" number:language="bg" number:country="BG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56146P0" style:volatile="true" number:language="bg" number:country="BG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56146" number:language="bg" number:country="BG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56146P0"/>
    </number:currency-style>
    <number:date-style style:name="N64147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64148" number:language="ko" number:country="KR">
      <number:day number:style="long"/>
      <number:text>-</number:text>
      <number:month number:textual="true"/>
    </number:date-style>
    <number:date-style style:name="N64149" number:language="ko" number:country="KR">
      <number:month number:textual="true"/>
      <number:text>-</number:text>
      <number:year/>
    </number:date-style>
    <number:time-style style:name="N64150" number:language="ko" number:country="KR">
      <number:hours/>
      <number:text>:</number:text>
      <number:minutes number:style="long"/>
      <number:text> </number:text>
      <number:am-pm/>
    </number:time-style>
    <number:time-style style:name="N64151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52" number:language="ko" number:country="KR">
      <number:hours/>
      <number:text>:</number:text>
      <number:minutes number:style="long"/>
    </number:time-style>
    <number:time-style style:name="N64153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64154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64155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64156" number:language="ko" number:country="KR">
      <number:month number:style="long"/>
      <number:text>-</number:text>
      <number:day number:style="long"/>
    </number:date-style>
    <number:date-style style:name="N64157" number:language="ko" number:country="KR">
      <number:month number:style="long"/>
      <number:text>-</number:text>
      <number:day number:style="long"/>
      <number:text>-</number:text>
      <number:year/>
    </number:date-style>
    <number:date-style style:name="N64158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64159" number:language="ko" number:country="KR">
      <number:hours/>
      <number:text>시 </number:text>
      <number:minutes number:style="long"/>
      <number:text>분</number:text>
    </number:time-style>
    <number:time-style style:name="N64160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64161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64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64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64163P0"/>
    </number:number-style>
    <number:number-style style:name="N64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64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64164P0"/>
    </number:number-style>
    <number:number-style style:name="N64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64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64166P0"/>
    </number:number-style>
    <number:number-style style:name="N64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64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64167P0"/>
    </number:number-style>
    <number:number-style style:name="N64169P0" style:volatile="true" number:language="ko" number:country="KR">
      <number:text>₩</number:text>
      <number:number number:decimal-places="0" number:min-integer-digits="1" number:grouping="true"/>
    </number:number-style>
    <number:number-style style:name="N64169" number:language="ko" number:country="KR">
      <number:text>-₩</number:text>
      <number:number number:decimal-places="0" number:min-integer-digits="1" number:grouping="true"/>
      <style:map style:condition="value()&gt;=0" style:apply-style-name="N64169P0"/>
    </number:number-style>
    <number:number-style style:name="N64170P0" style:volatile="true" number:language="ko" number:country="KR">
      <number:text>₩</number:text>
      <number:number number:decimal-places="0" number:min-integer-digits="1" number:grouping="true"/>
    </number:number-style>
    <number:number-style style:name="N64170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64170P0"/>
    </number:number-style>
    <number:number-style style:name="N64172P0" style:volatile="true" number:language="ko" number:country="KR">
      <number:text>₩</number:text>
      <number:number number:decimal-places="2" number:min-integer-digits="1" number:grouping="true"/>
    </number:number-style>
    <number:number-style style:name="N64172" number:language="ko" number:country="KR">
      <number:text>-₩</number:text>
      <number:number number:decimal-places="2" number:min-integer-digits="1" number:grouping="true"/>
      <style:map style:condition="value()&gt;=0" style:apply-style-name="N64172P0"/>
    </number:number-style>
    <number:number-style style:name="N64173P0" style:volatile="true" number:language="ko" number:country="KR">
      <number:text>₩</number:text>
      <number:number number:decimal-places="2" number:min-integer-digits="1" number:grouping="true"/>
    </number:number-style>
    <number:number-style style:name="N64173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64173P0"/>
    </number:number-style>
    <number:time-style style:name="N64174" number:language="ko" number:country="KR">
      <number:hours/>
      <number:text>시</number:text>
      <number:minutes number:style="long"/>
      <number:text>분</number:text>
    </number:time-style>
    <number:time-style style:name="N64175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number-style style:name="N64176P0" style:volatile="true" number:language="ko" number:country="KR">
      <number:number number:decimal-places="0" number:min-integer-digits="1" number:grouping="true"/>
    </number:number-style>
    <number:number-style style:name="N64176" number:language="ko" number:country="KR">
      <number:text>-</number:text>
      <number:number number:decimal-places="0" number:min-integer-digits="1" number:grouping="true"/>
      <style:map style:condition="value()&gt;=0" style:apply-style-name="N64176P0"/>
    </number:number-style>
    <number:number-style style:name="N64177P0" style:volatile="true" number:language="ko" number:country="KR">
      <number:number number:decimal-places="0" number:min-integer-digits="1" number:grouping="true"/>
    </number:number-style>
    <number:number-style style:name="N64177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64177P0"/>
    </number:number-style>
    <number:number-style style:name="N64178P0" style:volatile="true" number:language="ko" number:country="KR">
      <number:number number:decimal-places="2" number:min-integer-digits="1" number:grouping="true"/>
    </number:number-style>
    <number:number-style style:name="N64178" number:language="ko" number:country="KR">
      <number:text>-</number:text>
      <number:number number:decimal-places="2" number:min-integer-digits="1" number:grouping="true"/>
      <style:map style:condition="value()&gt;=0" style:apply-style-name="N64178P0"/>
    </number:number-style>
    <number:number-style style:name="N64179P0" style:volatile="true" number:language="ko" number:country="KR">
      <number:number number:decimal-places="2" number:min-integer-digits="1" number:grouping="true"/>
    </number:number-style>
    <number:number-style style:name="N64179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64179P0"/>
    </number:number-style>
    <number:number-style style:name="N64183P0" style:volatile="true" number:language="ko" number:country="KR">
      <number:number number:decimal-places="0" number:min-integer-digits="1" number:grouping="true"/>
      <number:text> </number:text>
    </number:number-style>
    <number:number-style style:name="N64183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64183P2" style:volatile="true" number:language="ko" number:country="KR">
      <number:text> - </number:text>
    </number:number-style>
    <number:text-style style:name="N64183" number:language="ko" number:country="KR">
      <number:text-content/>
      <number:text> </number:text>
      <style:map style:condition="value()&gt;0" style:apply-style-name="N64183P0"/>
      <style:map style:condition="value()&lt;0" style:apply-style-name="N64183P1"/>
      <style:map style:condition="value()=0" style:apply-style-name="N64183P2"/>
    </number:text-style>
    <number:number-style style:name="N64187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64187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64187P2" style:volatile="true" number:language="ko" number:country="KR">
      <number:text> ₩- </number:text>
    </number:number-style>
    <number:text-style style:name="N64187" number:language="ko" number:country="KR">
      <number:text-content/>
      <number:text> </number:text>
      <style:map style:condition="value()&gt;0" style:apply-style-name="N64187P0"/>
      <style:map style:condition="value()&lt;0" style:apply-style-name="N64187P1"/>
      <style:map style:condition="value()=0" style:apply-style-name="N64187P2"/>
    </number:text-style>
    <number:number-style style:name="N64191P0" style:volatile="true" number:language="ko" number:country="KR">
      <number:number number:decimal-places="2" number:min-integer-digits="1" number:grouping="true"/>
      <number:text> </number:text>
    </number:number-style>
    <number:number-style style:name="N64191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64191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64191" number:language="ko" number:country="KR">
      <number:text-content/>
      <number:text> </number:text>
      <style:map style:condition="value()&gt;0" style:apply-style-name="N64191P0"/>
      <style:map style:condition="value()&lt;0" style:apply-style-name="N64191P1"/>
      <style:map style:condition="value()=0" style:apply-style-name="N64191P2"/>
    </number:text-style>
    <number:number-style style:name="N64195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64195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64195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64195" number:language="ko" number:country="KR">
      <number:text-content/>
      <number:text> </number:text>
      <style:map style:condition="value()&gt;0" style:apply-style-name="N64195P0"/>
      <style:map style:condition="value()&lt;0" style:apply-style-name="N64195P1"/>
      <style:map style:condition="value()=0" style:apply-style-name="N64195P2"/>
    </number:text-style>
    <number:time-style style:name="N64196" number:language="ko" number:country="KR">
      <number:minutes number:style="long"/>
      <number:text>:</number:text>
      <number:seconds number:style="long"/>
    </number:time-style>
    <number:time-style style:name="N64197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64198" number:language="ko" number:country="KR">
      <number:minutes number:style="long"/>
      <number:text>:</number:text>
      <number:seconds number:style="long" number:decimal-places="1"/>
    </number:time-style>
    <number:number-style style:name="N64199" number:language="ko" number:country="KR">
      <number:scientific-number number:decimal-places="1" number:min-integer-digits="3" number:min-exponent-digits="1"/>
    </number:number-style>
    <number:currency-style style:name="N7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7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7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2107P0"/>
    </number:currency-style>
    <number:date-style style:name="N72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72109" number:language="de" number:country="DE">
      <number:day number:style="long"/>
      <number:text>. </number:text>
      <number:month number:textual="true"/>
    </number:date-style>
    <number:date-style style:name="N72110" number:language="de" number:country="DE">
      <number:month number:textual="true"/>
      <number:text> </number:text>
      <number:year/>
    </number:date-style>
    <number:time-style style:name="N72111" number:language="de" number:country="DE">
      <number:hours/>
      <number:text>:</number:text>
      <number:minutes number:style="long"/>
      <number:text> </number:text>
      <number:am-pm/>
    </number:time-style>
    <number:time-style style:name="N72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2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72115P0" style:volatile="true" number:language="de" number:country="DE">
      <number:number number:decimal-places="0" number:min-integer-digits="1" number:grouping="true"/>
      <number:text>   </number:text>
    </number:number-style>
    <number:number-style style:name="N72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72115P0"/>
    </number:number-style>
    <number:number-style style:name="N72116P0" style:volatile="true" number:language="de" number:country="DE">
      <number:number number:decimal-places="0" number:min-integer-digits="1" number:grouping="true"/>
      <number:text>   </number:text>
    </number:number-style>
    <number:number-style style:name="N72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72116P0"/>
    </number:number-style>
    <number:number-style style:name="N72118P0" style:volatile="true" number:language="de" number:country="DE">
      <number:number number:decimal-places="2" number:min-integer-digits="1" number:grouping="true"/>
      <number:text>   </number:text>
    </number:number-style>
    <number:number-style style:name="N72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72118P0"/>
    </number:number-style>
    <number:number-style style:name="N72119P0" style:volatile="true" number:language="de" number:country="DE">
      <number:number number:decimal-places="2" number:min-integer-digits="1" number:grouping="true"/>
      <number:text>   </number:text>
    </number:number-style>
    <number:number-style style:name="N72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72119P0"/>
    </number:number-style>
    <number:number-style style:name="N72121P0" style:volatile="true" number:language="de" number:country="DE">
      <number:number number:decimal-places="0" number:min-integer-digits="1" number:grouping="true"/>
      <number:text> €</number:text>
    </number:number-style>
    <number:number-style style:name="N72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72121P0"/>
    </number:number-style>
    <number:number-style style:name="N72122P0" style:volatile="true" number:language="de" number:country="DE">
      <number:number number:decimal-places="0" number:min-integer-digits="1" number:grouping="true"/>
      <number:text> €</number:text>
    </number:number-style>
    <number:number-style style:name="N72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72122P0"/>
    </number:number-style>
    <number:number-style style:name="N72124P0" style:volatile="true" number:language="de" number:country="DE">
      <number:number number:decimal-places="2" number:min-integer-digits="1" number:grouping="true"/>
      <number:text> €</number:text>
    </number:number-style>
    <number:number-style style:name="N72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72124P0"/>
    </number:number-style>
    <number:number-style style:name="N72125P0" style:volatile="true" number:language="de" number:country="DE">
      <number:number number:decimal-places="2" number:min-integer-digits="1" number:grouping="true"/>
      <number:text> €</number:text>
    </number:number-style>
    <number:number-style style:name="N72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72125P0"/>
    </number:number-style>
    <number:date-style style:name="N80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0107" number:language="en" number:country="CA">
      <number:day number:style="long"/>
      <number:text>-</number:text>
      <number:month number:textual="true"/>
    </number:date-style>
    <number:date-style style:name="N80108" number:language="en" number:country="CA">
      <number:month number:textual="true"/>
      <number:text>-</number:text>
      <number:year/>
    </number:date-style>
    <number:time-style style:name="N80109" number:language="en" number:country="CA">
      <number:hours/>
      <number:text>:</number:text>
      <number:minutes number:style="long"/>
      <number:text> </number:text>
      <number:am-pm/>
    </number:time-style>
    <number:time-style style:name="N80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0111" number:language="en" number:country="CA">
      <number:hours/>
      <number:text>:</number:text>
      <number:minutes number:style="long"/>
    </number:time-style>
    <number:time-style style:name="N80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0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date-style style:name="N80114" number:language="en" number:country="CA">
      <number:day number:style="long"/>
      <number:text>-</number:text>
      <number:month number:style="long"/>
      <number:text>-</number:text>
      <number:year number:style="long"/>
    </number:date-style>
    <number:number-style style:name="N80115P0" style:volatile="true" number:language="en" number:country="CA">
      <number:number number:decimal-places="0" number:min-integer-digits="1" number:grouping="true"/>
    </number:number-style>
    <number:number-style style:name="N80115" number:language="en" number:country="CA">
      <number:text>-</number:text>
      <number:number number:decimal-places="0" number:min-integer-digits="1" number:grouping="true"/>
      <style:map style:condition="value()&gt;=0" style:apply-style-name="N80115P0"/>
    </number:number-style>
    <number:number-style style:name="N80116P0" style:volatile="true" number:language="en" number:country="CA">
      <number:number number:decimal-places="0" number:min-integer-digits="1" number:grouping="true"/>
    </number:number-style>
    <number:number-style style:name="N80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0116P0"/>
    </number:number-style>
    <number:number-style style:name="N80117P0" style:volatile="true" number:language="en" number:country="CA">
      <number:number number:decimal-places="2" number:min-integer-digits="1" number:grouping="true"/>
    </number:number-style>
    <number:number-style style:name="N80117" number:language="en" number:country="CA">
      <number:text>-</number:text>
      <number:number number:decimal-places="2" number:min-integer-digits="1" number:grouping="true"/>
      <style:map style:condition="value()&gt;=0" style:apply-style-name="N80117P0"/>
    </number:number-style>
    <number:number-style style:name="N80118P0" style:volatile="true" number:language="en" number:country="CA">
      <number:number number:decimal-places="2" number:min-integer-digits="1" number:grouping="true"/>
    </number:number-style>
    <number:number-style style:name="N80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0118P0"/>
    </number:number-style>
    <number:number-style style:name="N80122P0" style:volatile="true" number:language="en" number:country="CA">
      <number:number number:decimal-places="0" number:min-integer-digits="1" number:grouping="true"/>
      <number:text> </number:text>
    </number:number-style>
    <number:number-style style:name="N80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0122P2" style:volatile="true" number:language="en" number:country="CA">
      <number:text> - </number:text>
    </number:number-style>
    <number:text-style style:name="N80122" number:language="en" number:country="CA">
      <number:text-content/>
      <number:text> </number:text>
      <style:map style:condition="value()&gt;0" style:apply-style-name="N80122P0"/>
      <style:map style:condition="value()&lt;0" style:apply-style-name="N80122P1"/>
      <style:map style:condition="value()=0" style:apply-style-name="N80122P2"/>
    </number:text-style>
    <number:currency-style style:name="N80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0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0126P2" style:volatile="true" number:language="en" number:country="CA">
      <number:currency-symbol/>
      <number:text>- </number:text>
    </number:currency-style>
    <number:text-style style:name="N80126" number:language="en" number:country="CA">
      <number:text-content/>
      <number:text> </number:text>
      <style:map style:condition="value()&gt;0" style:apply-style-name="N80126P0"/>
      <style:map style:condition="value()&lt;0" style:apply-style-name="N80126P1"/>
      <style:map style:condition="value()=0" style:apply-style-name="N80126P2"/>
    </number:text-style>
    <number:number-style style:name="N80130P0" style:volatile="true" number:language="en" number:country="CA">
      <number:number number:decimal-places="2" number:min-integer-digits="1" number:grouping="true"/>
      <number:text> </number:text>
    </number:number-style>
    <number:number-style style:name="N80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0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0130" number:language="en" number:country="CA">
      <number:text-content/>
      <number:text> </number:text>
      <style:map style:condition="value()&gt;0" style:apply-style-name="N80130P0"/>
      <style:map style:condition="value()&lt;0" style:apply-style-name="N80130P1"/>
      <style:map style:condition="value()=0" style:apply-style-name="N80130P2"/>
    </number:text-style>
    <number:currency-style style:name="N80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0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0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0134" number:language="en" number:country="CA">
      <number:text-content/>
      <number:text> </number:text>
      <style:map style:condition="value()&gt;0" style:apply-style-name="N80134P0"/>
      <style:map style:condition="value()&lt;0" style:apply-style-name="N80134P1"/>
      <style:map style:condition="value()=0" style:apply-style-name="N80134P2"/>
    </number:text-style>
    <number:time-style style:name="N80135" number:language="en" number:country="CA">
      <number:minutes number:style="long"/>
      <number:text>:</number:text>
      <number:seconds number:style="long"/>
    </number:time-style>
    <number:time-style style:name="N80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0137" number:language="en" number:country="CA">
      <number:minutes number:style="long"/>
      <number:text>:</number:text>
      <number:seconds number:style="long" number:decimal-places="1"/>
    </number:time-style>
    <number:number-style style:name="N80138" number:language="en" number:country="CA">
      <number:scientific-number number:decimal-places="1" number:min-integer-digits="3" number:min-exponent-digits="1"/>
    </number:number-style>
    <number:currency-style style:name="N80139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date-style style:name="N80140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88115" number:language="zh" number:country="CN">
      <number:year number:style="long"/>
      <number:text>-</number:text>
      <number:month/>
      <number:text>-</number:text>
      <number:day/>
    </number:date-style>
    <number:date-style style:name="N88116" number:language="zh" number:country="CN">
      <number:day/>
      <number:text>-</number:text>
      <number:month number:textual="true"/>
      <number:text>-</number:text>
      <number:year/>
    </number:date-style>
    <number:date-style style:name="N88117" number:language="zh" number:country="CN">
      <number:day/>
      <number:text>-</number:text>
      <number:month number:textual="true"/>
    </number:date-style>
    <number:date-style style:name="N88118" number:language="zh" number:country="CN">
      <number:month number:textual="true"/>
      <number:text>-</number:text>
      <number:year/>
    </number:date-style>
    <number:time-style style:name="N88119" number:language="zh" number:country="CN">
      <number:hours/>
      <number:text>:</number:text>
      <number:minutes number:style="long"/>
      <number:text> </number:text>
      <number:am-pm/>
    </number:time-style>
    <number:time-style style:name="N88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8121" number:language="zh" number:country="CN">
      <number:hours/>
      <number:text>:</number:text>
      <number:minutes number:style="long"/>
    </number:time-style>
    <number:time-style style:name="N88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88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88124" number:language="zh" number:country="CN">
      <number:month/>
      <number:text>-</number:text>
      <number:day/>
      <number:text>-</number:text>
      <number:year/>
    </number:date-style>
    <number:time-style style:name="N88125" number:language="zh" number:country="CN">
      <number:hours/>
      <number:text>时</number:text>
      <number:minutes number:style="long"/>
      <number:text>分</number:text>
    </number:time-style>
    <number:time-style style:name="N88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8127" number:language="zh" number:country="CN">
      <number:am-pm/>
      <number:hours/>
      <number:text>时</number:text>
      <number:minutes number:style="long"/>
      <number:text>分</number:text>
    </number:time-style>
    <number:time-style style:name="N88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88130P0" style:volatile="true" number:language="zh" number:country="CN">
      <number:text>￥</number:text>
      <number:number number:decimal-places="2" number:min-integer-digits="1" number:grouping="true"/>
    </number:number-style>
    <number:number-style style:name="N88130" number:language="zh" number:country="CN">
      <number:text>-￥</number:text>
      <number:number number:decimal-places="2" number:min-integer-digits="1" number:grouping="true"/>
      <style:map style:condition="value()&gt;=0" style:apply-style-name="N88130P0"/>
    </number:number-style>
    <number:currency-style style:name="N88131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date-style style:name="N9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96107" number:language="en" number:country="GB">
      <number:day number:style="long"/>
      <number:text>-</number:text>
      <number:month number:textual="true"/>
    </number:date-style>
    <number:date-style style:name="N96108" number:language="en" number:country="GB">
      <number:month number:textual="true"/>
      <number:text>-</number:text>
      <number:year/>
    </number:date-style>
    <number:time-style style:name="N96109" number:language="en" number:country="GB">
      <number:hours/>
      <number:text>:</number:text>
      <number:minutes number:style="long"/>
      <number:text> </number:text>
      <number:am-pm/>
    </number:time-style>
    <number:time-style style:name="N9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9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cell-protect="none" style:print-content="true" fo:background-color="transparent" style:rotation-align="none" style:vertical-align="middle"/>
      <style:text-properties fo:color="#000000" style:font-name="Arial1" fo:font-size="11pt" style:font-name-asian="Arial14" style:font-size-asian="11pt" style:font-name-complex="Arial1" style:font-size-complex="11pt"/>
    </style:style>
    <style:style style:name="Result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" style:family="table-cell" style:parent-style-name="Default" style:data-style-name="N8107">
      <style:table-cell-properties style:cell-protect="none" style:print-content="true" fo:background-color="transparent" style:vertical-align="automatic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Heading" style:family="table-cell" style:parent-style-name="Default" style:data-style-name="N0">
      <style:table-cell-properties style:cell-protect="none" style:print-content="true"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cell-protect="none" style:print-content="true"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宋体" style:font-name-asian="宋体" style:font-name-complex="宋体"/>
    </style:style>
    <style:style style:name="Normale_5f_ElementName_5f_" style:display-name="Normale_ElementName_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SimSun" style:font-name-asian="SimSun" style:font-name-complex="SimSun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24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2" style:display-name="Bad 2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252in double #333333" style:border-line-width="0.0417in 0.0417in 0.0417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3" style:display-name="Hyperlink 3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4" style:display-name="Hyperlink 4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252in double #ff9900" style:border-line-width-bottom="0.0417in 0.0417in 0.0417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138in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0.1252in double #333399" style:border-line-width-bottom="0.0417in 0.0417in 0.0417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2" style:display-name="표준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표준_20_6" style:display-name="표준 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7" style:display-name="표준 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_34_0_25__20_-_20_Accent5_20_2_20_2" style:display-name="40% - Accent5 2 2" style:family="table-cell" style:parent-style-name="Default" style:data-style-name="N0">
      <style:table-cell-properties fo:background-color="#99ccff" style:cell-protect="none" style:print-content="true" style:vertical-align="automatic"/>
      <style:text-properties style:font-name="Calibri1" style:font-name-asian="Calibri1" style:font-name-complex="Calibri1"/>
    </style:style>
    <style:style style:name="Excel_20_Built-in_20_Normal_20_2" style:display-name="Excel Built-in Normal 2" style:family="table-cell" style:parent-style-name="Default" style:data-style-name="N24000">
      <style:table-cell-properties fo:background-color="transparent" style:vertical-align="middle"/>
      <style:text-properties style:font-name="돋움2" style:font-name-asian="돋움2" style:font-name-complex="돋움2"/>
    </style:style>
    <style:style style:name="표준_20_2_20_2_20_2_20_2" style:display-name="표준 2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표준_20_2_20_3_20_2" style:display-name="표준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표준_20_5" style:display-name="표준 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Normal_5f_Sheet1_5f_1" style:display-name="Normal_Sheet1_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표준_20_3" style:display-name="표준 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표준_20_4" style:display-name="표준 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24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2" fo:font-size="11pt" fo:font-style="normal" fo:text-shadow="none" style:text-underline-style="none" fo:font-weight="normal" style:font-name-asian="Arial12" style:font-size-asian="11pt" style:font-style-asian="normal" style:font-weight-asian="normal" style:font-name-complex="Arial12" style:font-size-complex="11pt" style:font-style-complex="normal" style:font-weight-complex="normal"/>
    </style:style>
    <style:style style:name="표준_20_4_20_2" style:display-name="표준 4 2" style:family="table-cell" style:parent-style-name="Default" style:data-style-name="N0">
      <style:table-cell-properties style:cell-protect="none" style:print-content="true" fo:background-color="transparent" style:vertical-align="automatic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3" style:display-name="Excel Built-in Normal 3" style:family="table-cell" style:parent-style-name="Default" style:data-style-name="N0">
      <style:table-cell-properties fo:background-color="transparent" style:vertical-align="middle"/>
      <style:text-properties style:font-name="돋움2" style:font-name-asian="돋움2" style:font-name-complex="돋움2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표준_20_8" style:display-name="표준 8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표준_20_9" style:display-name="표준 9" style:family="table-cell" style:parent-style-name="Excel_20_Built-in_20_Normal" style:data-style-name="N24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3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ff6633"/>
    </style:style>
    <style:style style:name="Untitled3" style:family="table-cell" style:parent-style-name="Default">
      <style:table-cell-properties fo:background-color="#00ffff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표준_20_10" style:display-name="표준 10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00" style:font-name="Arial14" style:font-name-asian="Arial14" style:font-name-complex="Arial14"/>
    </style:style>
    <style:style style:name="Normal_20_15" style:display-name="Normal 15" style:family="table-cell" style:parent-style-name="Default" style:data-style-name="N24000">
      <style:table-cell-properties style:cell-protect="none" style:print-content="true" fo:background-color="transparent" style:vertical-align="middle"/>
      <style:text-properties style:font-name="Arial14" fo:font-size="8pt" style:font-name-asian="Arial14" style:font-size-asian="8pt" style:font-name-complex="Arial14" style:font-size-complex="8pt"/>
    </style:style>
    <style:style style:name="cf1" style:family="table-cell" style:parent-style-name="Default" style:data-style-name="N0">
      <style:table-cell-properties style:glyph-orientation-vertical="0"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2" style:family="table-cell" style:parent-style-name="Default" style:data-style-name="N0">
      <style:table-cell-properties style:glyph-orientation-vertical="0" fo:background-color="#ff6633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f3" style:family="table-cell" style:parent-style-name="Default" style:data-style-name="N0">
      <style:table-cell-properties style:glyph-orientation-vertical="0" fo:background-color="#00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ffffff"/>
      <style:text-properties fo:color="#000000" fo:font-size="11pt" style:font-size-asian="11pt" style:font-size-complex="11pt"/>
    </style:style>
    <style:style style:name="Excel_5f_CondFormat_5f_1_5f_1_5f_2_20_1" style:display-name="Excel_CondFormat_1_1_2 1" style:family="table-cell" style:parent-style-name="Default">
      <style:table-cell-properties fo:background-color="#ff6633"/>
      <style:text-properties fo:color="#000000" fo:font-size="11pt" style:font-size-asian="11pt" style:font-size-complex="11pt"/>
    </style:style>
    <style:style style:name="Excel_5f_CondFormat_5f_1_5f_1_5f_3_20_1" style:display-name="Excel_CondFormat_1_1_3 1" style:family="table-cell" style:parent-style-name="Default">
      <style:table-cell-properties fo:background-color="#00ffff"/>
      <style:text-properties fo:color="#000000" fo:font-size="11pt" style:font-size-asian="11pt" style:font-size-complex="11pt"/>
    </style:style>
    <style:style style:name="Excel_5f_CondFormat_5f_1_5f_2_5f_1_20_1" style:display-name="Excel_CondFormat_1_2_1 1" style:family="table-cell" style:parent-style-name="Default">
      <style:table-cell-properties fo:background-color="#ffffff"/>
      <style:text-properties fo:color="#000000" fo:font-size="11pt" style:font-size-asian="11pt" style:font-size-complex="11pt"/>
    </style:style>
    <style:style style:name="Excel_5f_CondFormat_5f_1_5f_2_5f_2_20_1" style:display-name="Excel_CondFormat_1_2_2 1" style:family="table-cell" style:parent-style-name="Default">
      <style:table-cell-properties fo:background-color="#ff6633"/>
      <style:text-properties fo:color="#000000" fo:font-size="11pt" style:font-size-asian="11pt" style:font-size-complex="11pt"/>
    </style:style>
    <style:style style:name="Excel_5f_CondFormat_5f_1_5f_2_5f_3_20_1" style:display-name="Excel_CondFormat_1_2_3 1" style:family="table-cell" style:parent-style-name="Default">
      <style:table-cell-properties fo:background-color="#00ffff"/>
      <style:text-properties fo:color="#000000" fo:font-size="11pt" style:font-size-asian="11pt" style:font-size-complex="11pt"/>
    </style:style>
    <style:style style:name="Excel_5f_CondFormat_5f_1_5f_1_5f_1" style:display-name="Excel_CondFormat_1_1_1" style:family="table-cell" style:parent-style-name="Default">
      <style:table-cell-properties fo:background-color="#ffffff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ff6633"/>
      <style:text-properties fo:color="#000000"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00ffff"/>
      <style:text-properties fo:color="#00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ffffff"/>
      <style:text-properties fo:color="#000000"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ff6633"/>
      <style:text-properties fo:color="#000000"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00ffff"/>
      <style:text-properties fo:color="#000000" fo:font-size="11pt" style:font-size-asian="11pt" style:font-size-complex="11pt"/>
    </style:style>
    <style:style style:name="_34_0_25__20_-_20_Accent5_20_2_5f_Quest2" style:display-name="40% - Accent5 2_Quest2" style:family="table-cell" style:parent-style-name="Default" style:data-style-name="N0">
      <style:table-cell-properties style:glyph-orientation-vertical="0" fo:background-color="#99cc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5f_ET_5f_STYLE_5f_NoName_5f_00_5f__5f_Quest2" style:display-name="_ET_STYLE_NoName_00__Quest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Bad_20_2_5f_Quest2" style:display-name="Bad 2_Quest2" style:family="table-cell" style:parent-style-name="Default" style:data-style-name="N0">
      <style:table-cell-properties style:glyph-orientation-vertical="0" fo:background-color="#ff99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5f_Quest2" style:display-name="Excel Built-in Normal_Ques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20_2_5f_Quest2" style:display-name="Normal 2_Ques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2" style:display-name="Normal 3 4 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Normal_20_3_20_4_5f_Quest2" style:display-name="Normal 3 4_Quest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Normal_20_3_5f_Quest2" style:display-name="Normal 3_Quest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Normal_20_6_5f_Quest2" style:display-name="Normal 6_Ques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11" style:display-name="표준 1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2_5f_Quest2" style:display-name="표준 2_Quest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표준_20_4_5f_Quest2" style:display-name="표준 4_Quest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12" style:display-name="표준 12" style:family="table-cell" style:parent-style-name="Default" style:data-style-name="N24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3" fo:font-size="11pt" fo:font-style="normal" fo:text-shadow="none" style:text-underline-style="none" fo:font-weight="normal" style:font-size-asian="11pt" style:font-style-asian="normal" style:font-weight-asian="normal" style:font-name-complex="Arial13" style:font-size-complex="11pt" style:font-style-complex="normal" style:font-weight-complex="normal"/>
    </style:style>
    <style:style style:name="표준_20_13" style:display-name="표준 13" style:family="table-cell" style:parent-style-name="Default" style:data-style-name="N24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14" style:display-name="표준 14" style:family="table-cell" style:parent-style-name="Excel_20_Built-in_20_Normal" style:data-style-name="N24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3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15" style:display-name="표준 1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5" fo:font-size="11pt" fo:font-style="normal" fo:text-shadow="none" style:text-underline-style="none" fo:font-weight="normal" style:font-size-asian="11pt" style:font-style-asian="normal" style:font-weight-asian="normal" style:font-name-complex="Arial15" style:font-size-complex="11pt" style:font-style-complex="normal" style:font-weight-complex="normal"/>
    </style:style>
    <style:style style:name="표준_20_16" style:display-name="표준 16" style:family="table-cell" style:parent-style-name="Excel_20_Built-in_20_Normal" style:data-style-name="N24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17" style:display-name="표준 17" style:family="table-cell" style:parent-style-name="Excel_20_Built-in_20_Normal" style:data-style-name="N2400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표준_20_16_20_2" style:display-name="표준 16 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24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" style:display-name="Excel Built-in Normal 4" style:family="table-cell" style:parent-style-name="Default" style:data-style-name="N24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Excel_20_Built-in_20_Normal_20_5" style:display-name="Excel Built-in Normal 5" style:family="table-cell" style:parent-style-name="Default" style:data-style-name="N24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Normal_20_8" style:display-name="Normal 8" style:family="table-cell" style:parent-style-name="Default" style:data-style-name="N24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24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rmal_20_15_20_2" style:display-name="Normal 15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8pt" fo:font-style="normal" fo:text-shadow="none" style:text-underline-style="none" fo:font-weight="normal" style:font-size-asian="8pt" style:font-style-asian="normal" style:font-weight-asian="normal" style:font-name-complex="Arial11" style:font-size-complex="8pt" style:font-style-complex="normal" style:font-weight-complex="normal"/>
    </style:style>
    <style:style style:name="Hyperlink_20_5" style:display-name="Hyperlink 5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b2b2b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e3e3e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10" style:display-name="?? 10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4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11" style:display-name="?? 11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12" style:display-name="?? 1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13" style:display-name="?? 1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14" style:display-name="?? 1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15" style:display-name="?? 1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6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16" style:display-name="?? 16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?? ??" fo:font-size="11pt" fo:font-style="normal" fo:text-shadow="none" style:text-underline-style="none" fo:font-weight="normal" style:font-name-asian="?? ??" style:font-size-asian="11pt" style:font-style-asian="normal" style:font-weight-asian="normal" style:font-name-complex="?? ??" style:font-size-complex="11pt" style:font-style-complex="normal" style:font-weight-complex="normal"/>
    </style:style>
    <style:style style:name="_3f__3f__20_16_20_2" style:display-name="?? 16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?? ??" fo:font-size="11pt" fo:font-style="normal" fo:text-shadow="none" style:text-underline-style="none" fo:font-weight="normal" style:font-name-asian="?? ??" style:font-size-asian="11pt" style:font-style-asian="normal" style:font-weight-asian="normal" style:font-name-complex="?? ??" style:font-size-complex="11pt" style:font-style-complex="normal" style:font-weight-complex="normal"/>
    </style:style>
    <style:style style:name="_3f__3f__20_17" style:display-name="?? 17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4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2" style:display-name="??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f__3f__20_2_20_2_20_2_20_2" style:display-name="?? 2 2 2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f__3f__20_2_20_3_20_2" style:display-name="?? 2 3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f__3f__20_2_5f_Quest2" style:display-name="?? 2_Quest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f__3f__20_3" style:display-name="?? 3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4" style:display-name="?? 4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4_20_2" style:display-name="?? 4 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_3f__3f__20_4_5f_Quest2" style:display-name="?? 4_Quest2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5" style:display-name="?? 5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6" style:display-name="?? 6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name-asian="??" style:font-size-asian="11pt" style:font-style-asian="normal" style:font-weight-asian="normal" style:font-name-complex="??" style:font-size-complex="11pt" style:font-style-complex="normal" style:font-weight-complex="normal"/>
    </style:style>
    <style:style style:name="_3f__3f__20_7" style:display-name="?? 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??" fo:font-size="11pt" fo:font-style="normal" fo:text-shadow="none" style:text-underline-style="none" fo:font-weight="normal" style:font-name-asian="??" style:font-size-asian="11pt" style:font-style-asian="normal" style:font-weight-asian="normal" style:font-name-complex="??" style:font-size-complex="11pt" style:font-style-complex="normal" style:font-weight-complex="normal"/>
    </style:style>
    <style:style style:name="_3f__3f__20_8" style:display-name="?? 8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20_9" style:display-name="?? 9" style:family="table-cell" style:parent-style-name="Default" style:data-style-name="N0">
      <style:table-cell-properties style:glyph-orientation-vertical="0"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b2b2b2" fo:border="0.1252in double #333333" style:border-line-width="0.0417in 0.0417in 0.0417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cccc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33cccc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Input" style:family="table-cell" style:parent-style-name="Default">
      <style:table-cell-properties fo:background-color="#e3e3e3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252in double #ff9900" style:border-line-width-bottom="0.0417in 0.0417in 0.0417in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b2b2b2" style:rotation-align="none"/>
    </style:style>
    <style:style style:name="Output" style:family="table-cell" style:parent-style-name="Default">
      <style:table-cell-properties fo:background-color="#ffffff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otal" style:family="table-cell" style:parent-style-name="Default">
      <style:table-cell-properties fo:border-bottom="0.1252in double #33cccc" style:border-line-width-bottom="0.0417in 0.0417in 0.0417in" fo:border-left="none" fo:border-right="none" style:rotation-align="none" fo:border-top="0.0138in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6" style:display-name="Excel Built-in Normal 6" style:family="table-cell" style:parent-style-name="Default" style:data-style-name="N24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  <draw:marker draw:name="Arrowheads_20_10" draw:display-name="Arrowheads 10" svg:viewBox="0 0 20 30" svg:d="m10 0-10 30h20z"/>
    <draw:marker draw:name="Arrowheads_20_11" draw:display-name="Arrowheads 11" svg:viewBox="0 0 213 213" svg:d="m107 0 106 213h-213z"/>
    <draw:marker draw:name="Arrowheads_20_12" draw:display-name="Arrowheads 12" svg:viewBox="0 0 20 30" svg:d="m10 0-10 30h20z"/>
    <draw:marker draw:name="Arrowheads_20_14" draw:display-name="Arrowheads 14" svg:viewBox="0 0 20 30" svg:d="m10 0-10 30h20z"/>
    <draw:marker draw:name="Arrowheads_20_16" draw:display-name="Arrowheads 16" svg:viewBox="0 0 20 30" svg:d="m10 0-10 30h20z"/>
    <draw:marker draw:name="Arrowheads_20_17" draw:display-name="Arrowheads 17" svg:viewBox="0 0 20 30" svg:d="m10 0-10 30h20z"/>
    <draw:marker draw:name="Arrowheads_20_18" draw:display-name="Arrowheads 18" svg:viewBox="0 0 20 30" svg:d="m10 0-10 30h20z"/>
    <draw:marker draw:name="Arrowheads_20_19" draw:display-name="Arrowheads 19" svg:viewBox="0 0 20 30" svg:d="m10 0-10 30h20z"/>
    <draw:marker draw:name="Arrowheads_20_2" draw:display-name="Arrowheads 2" svg:viewBox="0 0 213 213" svg:d="m107 0 106 213h-213z"/>
    <draw:marker draw:name="Arrowheads_20_21" draw:display-name="Arrowheads 21" svg:viewBox="0 0 20 30" svg:d="m10 0-10 30h20z"/>
    <draw:marker draw:name="Arrowheads_20_28" draw:display-name="Arrowheads 28" svg:viewBox="0 0 20 30" svg:d="m10 0-10 30h20z"/>
    <draw:marker draw:name="Arrowheads_20_29" draw:display-name="Arrowheads 29" svg:viewBox="0 0 20 30" svg:d="m10 0-10 30h20z"/>
    <draw:marker draw:name="Arrowheads_20_3" draw:display-name="Arrowheads 3" svg:viewBox="0 0 213 213" svg:d="m107 0 106 213h-213z"/>
    <draw:marker draw:name="Arrowheads_20_30" draw:display-name="Arrowheads 30" svg:viewBox="0 0 20 30" svg:d="m10 0-10 30h20z"/>
    <draw:marker draw:name="Arrowheads_20_31" draw:display-name="Arrowheads 31" svg:viewBox="0 0 20 30" svg:d="m10 0-10 30h20z"/>
    <draw:marker draw:name="Arrowheads_20_32" draw:display-name="Arrowheads 32" svg:viewBox="0 0 20 30" svg:d="m10 0-10 30h20z"/>
    <draw:marker draw:name="Arrowheads_20_33" draw:display-name="Arrowheads 33" svg:viewBox="0 0 20 30" svg:d="m10 0-10 30h20z"/>
    <draw:marker draw:name="Arrowheads_20_34" draw:display-name="Arrowheads 34" svg:viewBox="0 0 20 30" svg:d="m10 0-10 30h20z"/>
    <draw:marker draw:name="Arrowheads_20_35" draw:display-name="Arrowheads 35" svg:viewBox="0 0 20 30" svg:d="m10 0-10 30h20z"/>
    <draw:marker draw:name="Arrowheads_20_36" draw:display-name="Arrowheads 36" svg:viewBox="0 0 20 30" svg:d="m10 0-10 30h20z"/>
    <draw:marker draw:name="Arrowheads_20_37" draw:display-name="Arrowheads 37" svg:viewBox="0 0 213 213" svg:d="m107 0 106 213h-213z"/>
    <draw:marker draw:name="Arrowheads_20_38" draw:display-name="Arrowheads 38" svg:viewBox="0 0 20 30" svg:d="m10 0-10 30h20z"/>
    <draw:marker draw:name="Arrowheads_20_39" draw:display-name="Arrowheads 39" svg:viewBox="0 0 20 30" svg:d="m10 0-10 30h20z"/>
    <draw:marker draw:name="Arrowheads_20_4" draw:display-name="Arrowheads 4" svg:viewBox="0 0 213 213" svg:d="m107 0 106 213h-213z"/>
    <draw:marker draw:name="Arrowheads_20_40" draw:display-name="Arrowheads 40" svg:viewBox="0 0 20 30" svg:d="m10 0-10 30h20z"/>
    <draw:marker draw:name="Arrowheads_20_41" draw:display-name="Arrowheads 41" svg:viewBox="0 0 20 30" svg:d="m10 0-10 30h20z"/>
    <draw:marker draw:name="Arrowheads_20_42" draw:display-name="Arrowheads 42" svg:viewBox="0 0 20 30" svg:d="m10 0-10 30h20z"/>
    <draw:marker draw:name="Arrowheads_20_43" draw:display-name="Arrowheads 43" svg:viewBox="0 0 20 30" svg:d="m10 0-10 30h20z"/>
    <draw:marker draw:name="Arrowheads_20_44" draw:display-name="Arrowheads 44" svg:viewBox="0 0 20 30" svg:d="m10 0-10 30h20z"/>
    <draw:marker draw:name="Arrowheads_20_45" draw:display-name="Arrowheads 45" svg:viewBox="0 0 20 30" svg:d="m10 0-10 30h20z"/>
    <draw:marker draw:name="Arrowheads_20_46" draw:display-name="Arrowheads 46" svg:viewBox="0 0 20 30" svg:d="m10 0-10 30h20z"/>
    <draw:marker draw:name="Arrowheads_20_47" draw:display-name="Arrowheads 47" svg:viewBox="0 0 20 30" svg:d="m10 0-10 30h20z"/>
    <draw:marker draw:name="Arrowheads_20_48" draw:display-name="Arrowheads 48" svg:viewBox="0 0 20 30" svg:d="m10 0-10 30h20z"/>
    <draw:marker draw:name="Arrowheads_20_49" draw:display-name="Arrowheads 49" svg:viewBox="0 0 20 30" svg:d="m10 0-10 30h20z"/>
    <draw:marker draw:name="Arrowheads_20_5" draw:display-name="Arrowheads 5" svg:viewBox="0 0 213 213" svg:d="m107 0 106 213h-213z"/>
    <draw:marker draw:name="Arrowheads_20_50" draw:display-name="Arrowheads 50" svg:viewBox="0 0 20 30" svg:d="m10 0-10 30h20z"/>
    <draw:marker draw:name="Arrowheads_20_51" draw:display-name="Arrowheads 51" svg:viewBox="0 0 20 30" svg:d="m10 0-10 30h20z"/>
    <draw:marker draw:name="Arrowheads_20_52" draw:display-name="Arrowheads 52" svg:viewBox="0 0 20 30" svg:d="m10 0-10 30h20z"/>
    <draw:marker draw:name="Arrowheads_20_53" draw:display-name="Arrowheads 53" svg:viewBox="0 0 20 30" svg:d="m10 0-10 30h20z"/>
    <draw:marker draw:name="Arrowheads_20_54" draw:display-name="Arrowheads 54" svg:viewBox="0 0 213 213" svg:d="m107 0 106 213h-213z"/>
    <draw:marker draw:name="Arrowheads_20_55" draw:display-name="Arrowheads 55" svg:viewBox="0 0 20 30" svg:d="m10 0-10 30h20z"/>
    <draw:marker draw:name="Arrowheads_20_56" draw:display-name="Arrowheads 56" svg:viewBox="0 0 20 30" svg:d="m10 0-10 30h20z"/>
    <draw:marker draw:name="Arrowheads_20_58" draw:display-name="Arrowheads 58" svg:viewBox="0 0 210 210" svg:d="m105 0 105 210h-210z"/>
    <draw:marker draw:name="Arrowheads_20_59" draw:display-name="Arrowheads 59" svg:viewBox="0 0 20 30" svg:d="m10 0-10 30h20z"/>
    <draw:marker draw:name="Arrowheads_20_6" draw:display-name="Arrowheads 6" svg:viewBox="0 0 213 213" svg:d="m107 0 106 213h-213z"/>
    <draw:marker draw:name="Arrowheads_20_60" draw:display-name="Arrowheads 60" svg:viewBox="0 0 20 30" svg:d="m10 0-10 30h20z"/>
    <draw:marker draw:name="Arrowheads_20_61" draw:display-name="Arrowheads 61" svg:viewBox="0 0 20 30" svg:d="m10 0-10 30h20z"/>
    <draw:marker draw:name="Arrowheads_20_62" draw:display-name="Arrowheads 62" svg:viewBox="0 0 20 30" svg:d="m10 0-10 30h20z"/>
    <draw:marker draw:name="Arrowheads_20_63" draw:display-name="Arrowheads 63" svg:viewBox="0 0 20 30" svg:d="m10 0-10 30h20z"/>
    <draw:marker draw:name="Arrowheads_20_64" draw:display-name="Arrowheads 64" svg:viewBox="0 0 20 30" svg:d="m10 0-10 30h20z"/>
    <draw:marker draw:name="Arrowheads_20_65" draw:display-name="Arrowheads 65" svg:viewBox="0 0 20 30" svg:d="m10 0-10 30h20z"/>
    <draw:marker draw:name="Arrowheads_20_66" draw:display-name="Arrowheads 66" svg:viewBox="0 0 20 30" svg:d="m10 0-10 30h20z"/>
    <draw:marker draw:name="Arrowheads_20_67" draw:display-name="Arrowheads 67" svg:viewBox="0 0 20 30" svg:d="m10 0-10 30h20z"/>
    <draw:marker draw:name="Arrowheads_20_68" draw:display-name="Arrowheads 68" svg:viewBox="0 0 20 30" svg:d="m10 0-10 30h20z"/>
    <draw:marker draw:name="Arrowheads_20_69" draw:display-name="Arrowheads 69" svg:viewBox="0 0 20 30" svg:d="m10 0-10 30h20z"/>
    <draw:marker draw:name="Arrowheads_20_7" draw:display-name="Arrowheads 7" svg:viewBox="0 0 213 213" svg:d="m107 0 106 213h-213z"/>
    <draw:marker draw:name="Arrowheads_20_70" draw:display-name="Arrowheads 70" svg:viewBox="0 0 210 210" svg:d="m105 0 105 210h-210z"/>
    <draw:marker draw:name="Arrowheads_20_71" draw:display-name="Arrowheads 71" svg:viewBox="0 0 20 30" svg:d="m10 0-10 30h20z"/>
    <draw:marker draw:name="Arrowheads_20_72" draw:display-name="Arrowheads 72" svg:viewBox="0 0 20 30" svg:d="m10 0-10 30h20z"/>
    <draw:marker draw:name="Arrowheads_20_73" draw:display-name="Arrowheads 73" svg:viewBox="0 0 20 30" svg:d="m10 0-10 30h20z"/>
    <draw:marker draw:name="Arrowheads_20_74" draw:display-name="Arrowheads 74" svg:viewBox="0 0 20 30" svg:d="m10 0-10 30h20z"/>
    <draw:marker draw:name="Arrowheads_20_75" draw:display-name="Arrowheads 75" svg:viewBox="0 0 20 30" svg:d="m10 0-10 30h20z"/>
    <draw:marker draw:name="Arrowheads_20_76" draw:display-name="Arrowheads 76" svg:viewBox="0 0 20 30" svg:d="m10 0-10 30h20z"/>
    <draw:marker draw:name="Arrowheads_20_77" draw:display-name="Arrowheads 77" svg:viewBox="0 0 20 30" svg:d="m10 0-10 30h20z"/>
    <draw:marker draw:name="Arrowheads_20_78" draw:display-name="Arrowheads 78" svg:viewBox="0 0 20 30" svg:d="m10 0-10 30h20z"/>
    <draw:marker draw:name="Arrowheads_20_79" draw:display-name="Arrowheads 79" svg:viewBox="0 0 20 30" svg:d="m10 0-10 30h20z"/>
    <draw:marker draw:name="Arrowheads_20_8" draw:display-name="Arrowheads 8" svg:viewBox="0 0 213 213" svg:d="m107 0 106 213h-213z"/>
    <draw:marker draw:name="Arrowheads_20_80" draw:display-name="Arrowheads 80" svg:viewBox="0 0 20 30" svg:d="m10 0-10 30h20z"/>
    <draw:marker draw:name="Arrowheads_20_81" draw:display-name="Arrowheads 81" svg:viewBox="0 0 20 30" svg:d="m10 0-10 30h20z"/>
    <draw:marker draw:name="Arrowheads_20_82" draw:display-name="Arrowheads 82" svg:viewBox="0 0 20 30" svg:d="m10 0-10 30h20z"/>
    <draw:marker draw:name="Arrowheads_20_83" draw:display-name="Arrowheads 83" svg:viewBox="0 0 20 30" svg:d="m10 0-10 30h20z"/>
    <draw:marker draw:name="Arrowheads_20_84" draw:display-name="Arrowheads 84" svg:viewBox="0 0 20 30" svg:d="m10 0-10 30h20z"/>
    <draw:marker draw:name="Arrowheads_20_85" draw:display-name="Arrowheads 85" svg:viewBox="0 0 20 30" svg:d="m10 0-10 30h20z"/>
    <draw:marker draw:name="Arrowheads_20_86" draw:display-name="Arrowheads 86" svg:viewBox="0 0 20 30" svg:d="m10 0-10 30h20z"/>
    <draw:marker draw:name="Arrowheads_20_87" draw:display-name="Arrowheads 87" svg:viewBox="0 0 20 30" svg:d="m10 0-10 30h20z"/>
    <draw:marker draw:name="Arrowheads_20_88" draw:display-name="Arrowheads 88" svg:viewBox="0 0 20 30" svg:d="m10 0-10 30h20z"/>
    <draw:marker draw:name="Arrowheads_20_89" draw:display-name="Arrowheads 89" svg:viewBox="0 0 20 30" svg:d="m10 0-10 30h20z"/>
    <draw:marker draw:name="Arrowheads_20_9" draw:display-name="Arrowheads 9" svg:viewBox="0 0 213 213" svg:d="m107 0 106 213h-213z"/>
    <draw:marker draw:name="Arrowheads_20_90" draw:display-name="Arrowheads 90" svg:viewBox="0 0 20 30" svg:d="m10 0-10 30h20z"/>
    <draw:marker draw:name="Arrowheads_20_91" draw:display-name="Arrowheads 91" svg:viewBox="0 0 20 30" svg:d="m10 0-10 30h20z"/>
    <draw:marker draw:name="Arrowheads_20_92" draw:display-name="Arrowheads 92" svg:viewBox="0 0 20 30" svg:d="m10 0-10 30h20z"/>
    <draw:marker draw:name="Arrowheads_20_93" draw:display-name="Arrowheads 93" svg:viewBox="0 0 20 30" svg:d="m10 0-10 30h20z"/>
    <draw:marker draw:name="Arrowheads_20_94" draw:display-name="Arrowheads 94" svg:viewBox="0 0 20 30" svg:d="m10 0-10 30h20z"/>
    <draw:marker draw:name="Arrowheads_20_95" draw:display-name="Arrowheads 95" svg:viewBox="0 0 20 30" svg:d="m10 0-10 30h20z"/>
    <draw:marker draw:name="Arrowheads_20_96" draw:display-name="Arrowheads 96" svg:viewBox="0 0 20 30" svg:d="m10 0-10 30h20z"/>
    <draw:marker draw:name="Arrowheads_20_97" draw:display-name="Arrowheads 97" svg:viewBox="0 0 20 30" svg:d="m10 0-10 30h20z"/>
    <draw:marker draw:name="Arrowheads_20_98" draw:display-name="Arrowheads 98" svg:viewBox="0 0 20 30" svg:d="m10 0-10 30h20z"/>
    <draw:marker draw:name="Estremità_20_linea_20_1" draw:display-name="Estremità linea 1" svg:viewBox="0 0 20 30" svg:d="m10 0-10 30h20z"/>
    <draw:marker draw:name="Extrémités_20_de_20_ligne_20_1" draw:display-name="Extrémités de ligne 1" svg:viewBox="0 0 20 30" svg:d="m10 0-10 30h20z"/>
    <draw:marker draw:name="Extrémités_20_de_20_ligne_20_10" draw:display-name="Extrémités de ligne 10" svg:viewBox="0 0 213 213" svg:d="m107 0 106 213h-213z"/>
    <draw:marker draw:name="Extrémités_20_de_20_ligne_20_11" draw:display-name="Extrémités de ligne 11" svg:viewBox="0 0 213 213" svg:d="m107 0 106 213h-213z"/>
    <draw:marker draw:name="Extrémités_20_de_20_ligne_20_12" draw:display-name="Extrémités de ligne 12" svg:viewBox="0 0 213 213" svg:d="m107 0 106 213h-213z"/>
    <draw:marker draw:name="Extrémités_20_de_20_ligne_20_13" draw:display-name="Extrémités de ligne 13" svg:viewBox="0 0 213 213" svg:d="m107 0 106 213h-213z"/>
    <draw:marker draw:name="Extrémités_20_de_20_ligne_20_14" draw:display-name="Extrémités de ligne 14" svg:viewBox="0 0 213 213" svg:d="m107 0 106 213h-213z"/>
    <draw:marker draw:name="Extrémités_20_de_20_ligne_20_2" draw:display-name="Extrémités de ligne 2" svg:viewBox="0 0 213 213" svg:d="m107 0 106 213h-213z"/>
    <draw:marker draw:name="Extrémités_20_de_20_ligne_20_3" draw:display-name="Extrémités de ligne 3" svg:viewBox="0 0 213 213" svg:d="m107 0 106 213h-213z"/>
    <draw:marker draw:name="Extrémités_20_de_20_ligne_20_4" draw:display-name="Extrémités de ligne 4" svg:viewBox="0 0 213 213" svg:d="m107 0 106 213h-213z"/>
    <draw:marker draw:name="Extrémités_20_de_20_ligne_20_5" draw:display-name="Extrémités de ligne 5" svg:viewBox="0 0 213 213" svg:d="m107 0 106 213h-213z"/>
    <draw:marker draw:name="Extrémités_20_de_20_ligne_20_6" draw:display-name="Extrémités de ligne 6" svg:viewBox="0 0 213 213" svg:d="m107 0 106 213h-213z"/>
    <draw:marker draw:name="Extrémités_20_de_20_ligne_20_7" draw:display-name="Extrémités de ligne 7" svg:viewBox="0 0 213 213" svg:d="m107 0 106 213h-213z"/>
    <draw:marker draw:name="Extrémités_20_de_20_ligne_20_8" draw:display-name="Extrémités de ligne 8" svg:viewBox="0 0 213 213" svg:d="m107 0 106 213h-213z"/>
    <draw:marker draw:name="Extrémités_20_de_20_ligne_20_9" draw:display-name="Extrémités de ligne 9" svg:viewBox="0 0 213 213" svg:d="m107 0 106 213h-213z"/>
    <draw:marker draw:name="Fin_20_de_20_línea_20_1" draw:display-name="Fin de línea 1" svg:viewBox="0 0 20 30" svg:d="m10 0-10 30h20z"/>
    <draw:marker draw:name="Linienende_20_1" draw:display-name="Linienende 1" svg:viewBox="0 0 20 30" svg:d="m10 0-10 30h20z"/>
    <draw:marker draw:name="msArrowEnd_20_5" draw:display-name="msArrowEnd 5" svg:viewBox="0 0 210 210" svg:d="m105 0 105 210h-210z"/>
    <draw:marker draw:name="線の終点_20_1" draw:display-name="線の終点 1" svg:viewBox="0 0 20 30" svg:d="m10 0-10 30h20z"/>
    <draw:marker draw:name="화살촉_20_1" draw:display-name="화살촉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7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8">
      <style:page-layout-properties fo:page-width="8.2681in" fo:page-height="11.6929in" style:num-format="1" style:print-orientation="portrait" fo:margin-top="0.9839in" fo:margin-bottom="0.9839in" fo:margin-left="0.7866in" fo:margin-right="0.7866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fo:page-width="8.5in" fo:page-height="11in" style:num-format="1" style:print-orientation="portrait" fo:margin-top="0in" fo:margin-bottom="0in" fo:margin-left="0in" fo:margin-right="0in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10">
      <style:page-layout-properties fo:page-width="8.5in" fo:page-height="11in" style:num-format="1" style:print-orientation="portrait" fo:margin-top="0in" fo:margin-bottom="0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11">
      <style:page-layout-properties fo:page-width="8.5in" fo:page-height="11in" style:num-format="1" style:print-orientation="portrait" fo:margin-top="0.3in" fo:margin-bottom="0.3in" fo:margin-left="0.7in" fo:margin-right="0.7in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12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13">
      <style:page-layout-properties fo:page-width="8.5in" fo:page-height="11in" style:num-format="1" style:print-orientation="portrait" fo:margin-top="0in" fo:margin-bottom="0in" fo:margin-left="0in" fo:margin-right="0in" style:first-page-number="continue" style:scale-to="100%"/>
      <style:header-style>
        <style:header-footer-properties fo:margin-left="0.748in" fo:margin-right="0.748in" fo:margin-bottom="0in"/>
      </style:header-style>
      <style:footer-style>
        <style:header-footer-properties fo:margin-left="0.748in" fo:margin-right="0.748in" fo:margin-top="0in"/>
      </style:footer-style>
    </style:page-layout>
    <style:page-layout style:name="Mpm14">
      <style:page-layout-properties style:num-format="1" style:print-orientation="portrait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15">
      <style:page-layout-properties style:num-format="1" style:print-orientation="portrait" fo:margin-top="0in" fo:margin-bottom="0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1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17">
      <style:page-layout-properties style:num-format="1" style:print-orientation="portrait" fo:margin-top="0.3in" fo:margin-bottom="0.3in" fo:margin-left="0.7in" fo:margin-right="0.7in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18">
      <style:page-layout-properties style:num-format="1" style:print-orientation="portrait" fo:margin-top="0in" fo:margin-bottom="0in" fo:margin-left="0in" fo:margin-right="0in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19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0">
      <style:page-layout-properties fo:page-width="8.5in" fo:page-height="11in" style:num-format="1" style:print-orientation="portrait" fo:margin-top="1in" fo:margin-bottom="1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21">
      <style:page-layout-properties style:num-format="1" style:print-orientation="portrait" fo:margin-top="0in" fo:margin-bottom="0in" fo:margin-left="0in" fo:margin-right="0in" style:first-page-number="continue" style:scale-to="100%"/>
      <style:header-style>
        <style:header-footer-properties fo:margin-left="0.748in" fo:margin-right="0.748in" fo:margin-bottom="0in"/>
      </style:header-style>
      <style:footer-style>
        <style:header-footer-properties fo:margin-left="0.748in" fo:margin-right="0.748in" fo:margin-top="0in"/>
      </style:footer-style>
    </style:page-layout>
    <style:page-layout style:name="Mpm22">
      <style:page-layout-properties style:num-format="1" style:print-orientation="portrait" fo:margin-top="0.7874in" fo:margin-bottom="0.7874in" fo:margin-left="0.7874in" fo:margin-right="0.7874in" style:first-page-number="continue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23">
      <style:page-layout-properties style:num-format="1" style:print-orientation="portrait" fo:margin-top="0.3in" fo:margin-bottom="0.3in" fo:margin-left="0.7in" fo:margin-right="0.7in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24">
      <style:page-layout-properties style:num-format="1" style:print-orientation="portrait" fo:margin-top="0in" fo:margin-bottom="0in" fo:margin-left="0in" fo:margin-right="0in" style:scale-to="100%"/>
      <style:header-style>
        <style:header-footer-properties fo:margin-left="0.748in" fo:margin-right="0.748in" fo:margin-bottom="0in"/>
      </style:header-style>
      <style:footer-style>
        <style:header-footer-properties fo:margin-left="0.748in" fo:margin-right="0.748in" fo:margin-top="0in"/>
      </style:footer-style>
    </style:page-layout>
    <style:page-layout style:name="Mpm25">
      <style:page-layout-properties fo:page-width="8.2681in" fo:page-height="11.6929in" style:num-format="1" style:print-orientation="portrait" fo:margin-top="0in" fo:margin-bottom="0in" fo:margin-left="0in" fo:margin-right="0in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26">
      <style:page-layout-properties fo:page-width="8.2681in" fo:page-height="11.6929in" style:num-format="1" style:print-orientation="portrait" fo:margin-top="0in" fo:margin-bottom="0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27">
      <style:page-layout-properties fo:page-width="8.2681in" fo:page-height="11.6929in" style:num-format="1" style:print-orientation="portrait" fo:margin-top="0in" fo:margin-bottom="0in" fo:margin-left="0in" fo:margin-right="0in" style:first-page-number="continue" style:scale-to="100%"/>
      <style:header-style>
        <style:header-footer-properties fo:margin-left="0.748in" fo:margin-right="0.748in" fo:margin-bottom="0in"/>
      </style:header-style>
      <style:footer-style>
        <style:header-footer-properties fo:margin-left="0.748in" fo:margin-right="0.748in" fo:margin-top="0in"/>
      </style:footer-style>
    </style:page-layout>
    <style:page-layout style:name="Mpm28">
      <style:page-layout-properties fo:page-width="8.2681in" fo:page-height="11.6929in" style:num-format="1" style:print-orientation="portrait" fo:margin-top="0.3in" fo:margin-bottom="0.3in" fo:margin-left="0.7in" fo:margin-right="0.7in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29">
      <style:page-layout-properties fo:page-width="8.2681in" fo:page-height="11.6929in" style:num-format="1" style:print-orientation="portrait" fo:margin-top="0.3in" fo:margin-bottom="0.3in" fo:margin-left="0.7in" fo:margin-right="0.7in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30">
      <style:page-layout-properties fo:page-width="8.2681in" fo:page-height="11.6929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31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32">
      <style:page-layout-properties style:num-format="1" style:print-orientation="portrait" fo:margin-top="1in" fo:margin-bottom="1in" fo:margin-left="0.75in" fo:margin-right="0.75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3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3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35">
      <style:page-layout-properties style:num-format="1" style:print-orientation="portrait" fo:margin-top="0.7874in" fo:margin-bottom="0.7874in" fo:margin-left="0.7874in" fo:margin-right="0.7874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4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8/15/2014</text:date>, <text:time>16:4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Units" style:display-name="PageStyle_Uni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QuestsBackup" style:display-name="PageStyle_QuestsBackup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Phone_20_Credits" style:display-name="PageStyle_iPhone Credit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iPhone_20_Credits_20_1" style:display-name="PageStyle_iPhone Credit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JP_20_credit" style:display-name="PageStyle_JP credit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JP_20_credit_20_1" style:display-name="PageStyle_JP credit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JP_20_credit_20_2" style:display-name="PageStyle_JP credit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JP_20_credit_20_3" style:display-name="PageStyle_JP credit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JP_20_credit_20_4" style:display-name="PageStyle_JP credit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" style:display-name="PageStyle_Menu 1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" style:display-name="PageStyle_Menu 2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3" style:display-name="PageStyle_Menu 3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" style:display-name="PageStyle_Menu 4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" style:display-name="PageStyle_Menu 5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" style:display-name="PageStyle_Menu 6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" style:display-name="PageStyle_Menu 7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" style:display-name="PageStyle_Menu 8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" style:display-name="PageStyle_Menu 9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" style:display-name="PageStyle_Quest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" style:display-name="PageStyle_Quest 1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2" style:display-name="PageStyle_Quest 2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" style:display-name="PageStyle_Quest 3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4" style:display-name="PageStyle_Quest 4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5" style:display-name="PageStyle_Quest 5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6" style:display-name="PageStyle_Quest 6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7" style:display-name="PageStyle_Quest 7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8" style:display-name="PageStyle_Quest 8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9" style:display-name="PageStyle_Quest 9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0" style:display-name="PageStyle_Quest 10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1" style:display-name="PageStyle_Quest 11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" style:display-name="PageStyle_Quest2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BackUp" style:display-name="PageStyle_QuestBackUp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QuestBackUp_20_1" style:display-name="PageStyle_QuestBackUp 1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Campaign" style:display-name="PageStyle_Campaign" style:page-layout-name="Mpm1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" style:display-name="PageStyle_Notifications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1" style:display-name="PageStyle_Notifications 1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" style:display-name="PageStyle_About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1" style:display-name="PageStyle_About 1" style:page-layout-name="Mpm10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" style:display-name="PageStyle_Quest2 1" style:page-layout-name="Mpm1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" style:display-name="PageStyle_Quest2 2" style:page-layout-name="Mpm1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AP" style:display-name="PageStyle_IAP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IAP_20_1" style:display-name="PageStyle_IAP 1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IAP_20_2" style:display-name="PageStyle_IAP 2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IAP_20_3" style:display-name="PageStyle_IAP 3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IAP_20_4" style:display-name="PageStyle_IAP 4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IAP_20_5" style:display-name="PageStyle_IAP 5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IAP_20_6" style:display-name="PageStyle_IAP 6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IAP_20_7" style:display-name="PageStyle_IAP 7" style:page-layout-name="Mpm1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Quest_20_12" style:display-name="PageStyle_Quest 12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LC_5f_1" style:display-name="PageStyle_DLC_1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LC_5f_1_20_1" style:display-name="PageStyle_DLC_1 1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2" style:display-name="PageStyle_About 2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" style:display-name="PageStyle_Help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" style:display-name="PageStyle_Help 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" style:display-name="PageStyle_Help 2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3" style:display-name="PageStyle_Quest 13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s" style:display-name="PageStyle_Buildings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Menu_20_10" style:display-name="PageStyle_Menu 10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_20_1" style:display-name="PageStyle_Sheet1 1" style:page-layout-name="Mpm1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_20_2" style:display-name="PageStyle_Sheet1 2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Menu_20_11" style:display-name="PageStyle_Menu 1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2" style:display-name="PageStyle_Menu 12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3" style:display-name="PageStyle_Menu 13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4" style:display-name="PageStyle_Menu 14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5" style:display-name="PageStyle_Menu 15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6" style:display-name="PageStyle_Menu 16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7" style:display-name="PageStyle_Menu 17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8" style:display-name="PageStyle_Menu 18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9" style:display-name="PageStyle_Menu 19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0" style:display-name="PageStyle_Menu 20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1" style:display-name="PageStyle_Menu 2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2" style:display-name="PageStyle_Menu 22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3" style:display-name="PageStyle_Menu 23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4" style:display-name="PageStyle_Menu 24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5" style:display-name="PageStyle_Menu 25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6" style:display-name="PageStyle_Menu 26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7" style:display-name="PageStyle_Menu 27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8" style:display-name="PageStyle_Menu 28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9" style:display-name="PageStyle_Menu 29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30" style:display-name="PageStyle_Menu 30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31" style:display-name="PageStyle_Menu 3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32" style:display-name="PageStyle_Menu 32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s_20_1" style:display-name="PageStyle_Buildings 1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Buildings_20_2" style:display-name="PageStyle_Buildings 2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Buildings_20_3" style:display-name="PageStyle_Buildings 3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Buildings_20_4" style:display-name="PageStyle_Buildings 4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Achievements" style:display-name="PageStyle_Achievements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hievements_20_1" style:display-name="PageStyle_Achievements 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hievements_20_2" style:display-name="PageStyle_Achievements 2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hievements_20_3" style:display-name="PageStyle_Achievements 3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4" style:display-name="PageStyle_Quest 14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5" style:display-name="PageStyle_Quest 15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6" style:display-name="PageStyle_Quest 16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7" style:display-name="PageStyle_Quest 17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8" style:display-name="PageStyle_Quest 18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19" style:display-name="PageStyle_Quest 19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20" style:display-name="PageStyle_Quest 20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21" style:display-name="PageStyle_Quest 2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" style:display-name="PageStyle_Quest2 3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4" style:display-name="PageStyle_Quest2 4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5" style:display-name="PageStyle_Quest2 5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6" style:display-name="PageStyle_Quest2 6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7" style:display-name="PageStyle_Quest2 7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8" style:display-name="PageStyle_Quest2 8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9" style:display-name="PageStyle_Quest2 9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0" style:display-name="PageStyle_Quest2 10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1" style:display-name="PageStyle_Quest2 1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2" style:display-name="PageStyle_Quest2 1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3" style:display-name="PageStyle_Quest2 1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" style:display-name="PageStyle_TimeLimitedQuests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" style:display-name="PageStyle_TimeLimitedQuests 1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2" style:display-name="PageStyle_TimeLimitedQuests 2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3" style:display-name="PageStyle_TimeLimitedQuests 3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4" style:display-name="PageStyle_TimeLimitedQuests 4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5" style:display-name="PageStyle_TimeLimitedQuests 5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6" style:display-name="PageStyle_TimeLimitedQuests 6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7" style:display-name="PageStyle_TimeLimitedQuests 7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8" style:display-name="PageStyle_TimeLimitedQuests 8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9" style:display-name="PageStyle_TimeLimitedQuests 9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BackUp_20_2" style:display-name="PageStyle_QuestBackUp 2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3" style:display-name="PageStyle_QuestBackUp 3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4" style:display-name="PageStyle_QuestBackUp 4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5" style:display-name="PageStyle_QuestBackUp 5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6" style:display-name="PageStyle_QuestBackUp 6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7" style:display-name="PageStyle_QuestBackUp 7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8" style:display-name="PageStyle_QuestBackUp 8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Campaign_20_1" style:display-name="PageStyle_Campaign 1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mpaign_20_2" style:display-name="PageStyle_Campaign 2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2" style:display-name="PageStyle_Notifications 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3" style:display-name="PageStyle_Notifications 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" style:display-name="PageStyle_Help 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4" style:display-name="PageStyle_Help 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5" style:display-name="PageStyle_Help 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6" style:display-name="PageStyle_Help 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3" style:display-name="PageStyle_About 3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4" style:display-name="PageStyle_About 4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5" style:display-name="PageStyle_About 5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6" style:display-name="PageStyle_About 6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7" style:display-name="PageStyle_About 7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8" style:display-name="PageStyle_About 8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corations" style:display-name="PageStyle_Decorations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Quest_20_22" style:display-name="PageStyle_Quest 22" style:page-layout-name="Mpm2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Quest_20_23" style:display-name="PageStyle_Quest 23" style:page-layout-name="Mpm27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Quest_20_24" style:display-name="PageStyle_Quest 24" style:page-layout-name="Mpm27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Quest_20_25" style:display-name="PageStyle_Quest 25" style:page-layout-name="Mpm27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Quest_20_26" style:display-name="PageStyle_Quest 26" style:page-layout-name="Mpm27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Quest_20_27" style:display-name="PageStyle_Quest 27" style:page-layout-name="Mpm27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QuestBackUp_20_9" style:display-name="PageStyle_QuestBackUp 9" style:page-layout-name="Mpm28">
      <style:header style:display="false"/>
      <style:header-left style:display="false"/>
      <style:footer style:display="false"/>
      <style:footer-left style:display="false"/>
    </style:master-page>
    <style:master-page style:name="PageStyle_5f_QuestBackUp_20_10" style:display-name="PageStyle_QuestBackUp 10" style:page-layout-name="Mpm28">
      <style:header style:display="false"/>
      <style:header-left style:display="false"/>
      <style:footer style:display="false"/>
      <style:footer-left style:display="false"/>
    </style:master-page>
    <style:master-page style:name="PageStyle_5f_Menu_20_33" style:display-name="PageStyle_Menu 33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Menu_20_34" style:display-name="PageStyle_Menu 34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Menu_20_35" style:display-name="PageStyle_Menu 35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Menu_20_36" style:display-name="PageStyle_Menu 36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Menu_20_37" style:display-name="PageStyle_Menu 37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Menu_20_38" style:display-name="PageStyle_Menu 38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Buildings_20_5" style:display-name="PageStyle_Buildings 5" style:page-layout-name="Mpm29">
      <style:header style:display="false"/>
      <style:header-left style:display="false"/>
      <style:footer style:display="false"/>
      <style:footer-left style:display="false"/>
    </style:master-page>
    <style:master-page style:name="PageStyle_5f_TimeLimitedQuests_20_10" style:display-name="PageStyle_TimeLimitedQuests 10" style:page-layout-name="Mpm30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Menu_20_39" style:display-name="PageStyle_Menu 39" style:page-layout-name="Mpm25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Help_20_7" style:display-name="PageStyle_Help 7" style:page-layout-name="Mpm2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Sheet1_20_10" style:display-name="PageStyle_Sheet1 10" style:page-layout-name="Mpm31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31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13" style:display-name="PageStyle_Sheet1 13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14" style:display-name="PageStyle_Sheet1 14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15" style:display-name="PageStyle_Sheet1 15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16" style:display-name="PageStyle_Sheet1 16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17" style:display-name="PageStyle_Sheet1 17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18" style:display-name="PageStyle_Sheet1 18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19" style:display-name="PageStyle_Sheet1 19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Sheet1_20_20" style:display-name="PageStyle_Sheet1 20" style:page-layout-name="Mpm32">
      <style:header style:display="false"/>
      <style:header-left style:display="false"/>
      <style:footer style:display="false"/>
      <style:footer-left style:display="false"/>
    </style:master-page>
    <style:master-page style:name="PageStyle_5f_Quest2_20_14" style:display-name="PageStyle_Quest2 14" style:page-layout-name="Mpm33">
      <style:header style:display="false"/>
      <style:header-left style:display="false"/>
      <style:footer style:display="false"/>
      <style:footer-left style:display="false"/>
    </style:master-page>
    <style:master-page style:name="PageStyle_5f_Quest2_20_15" style:display-name="PageStyle_Quest2 15" style:page-layout-name="Mpm33">
      <style:header style:display="false"/>
      <style:header-left style:display="false"/>
      <style:footer style:display="false"/>
      <style:footer-left style:display="false"/>
    </style:master-page>
    <style:master-page style:name="PageStyle_5f_Quest2_20_16" style:display-name="PageStyle_Quest2 16" style:page-layout-name="Mpm34">
      <style:header style:display="false"/>
      <style:header-left style:display="false"/>
      <style:footer style:display="false"/>
      <style:footer-left style:display="false"/>
    </style:master-page>
    <style:master-page style:name="PageStyle_5f_Menu_20_40" style:display-name="PageStyle_Menu 40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1" style:display-name="PageStyle_Menu 4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2" style:display-name="PageStyle_Menu 42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3" style:display-name="PageStyle_Menu 43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4" style:display-name="PageStyle_Menu 44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5" style:display-name="PageStyle_Menu 45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s_20_6" style:display-name="PageStyle_Buildings 6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Buildings_20_7" style:display-name="PageStyle_Buildings 7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Buildings_20_8" style:display-name="PageStyle_Buildings 8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Buildings_20_9" style:display-name="PageStyle_Buildings 9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Research_5f_Center" style:display-name="PageStyle_Research_Center" style:page-layout-name="Mpm3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search_5f_Center_20_1" style:display-name="PageStyle_Research_Center 1" style:page-layout-name="Mpm3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s_20_1" style:display-name="PageStyle_Units 1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s_20_2" style:display-name="PageStyle_Units 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hievements_20_4" style:display-name="PageStyle_Achievements 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hievements_20_5" style:display-name="PageStyle_Achievements 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hievements_20_6" style:display-name="PageStyle_Achievements 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28" style:display-name="PageStyle_Quest 2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29" style:display-name="PageStyle_Quest 2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0" style:display-name="PageStyle_Quest 30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7" style:display-name="PageStyle_Quest2 17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8" style:display-name="PageStyle_Quest2 1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19" style:display-name="PageStyle_Quest2 1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0" style:display-name="PageStyle_Quest2 20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1" style:display-name="PageStyle_Quest2 21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2" style:display-name="PageStyle_Quest2 2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3" style:display-name="PageStyle_Quest2 2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rossPromoQuest" style:display-name="PageStyle_CrossPromoQuest" style:page-layout-name="Mpm3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rossPromoQuest_20_1" style:display-name="PageStyle_CrossPromoQuest 1" style:page-layout-name="Mpm3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rossPromoQuest_20_2" style:display-name="PageStyle_CrossPromoQuest 2" style:page-layout-name="Mpm3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1" style:display-name="PageStyle_TimeLimitedQuests 11" style:page-layout-name="Mpm3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4" style:display-name="PageStyle_Notifications 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8" style:display-name="PageStyle_Help 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9" style:display-name="PageStyle_Help 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0" style:display-name="PageStyle_Help 10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1" style:display-name="PageStyle_Help 11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2" style:display-name="PageStyle_Help 1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3" style:display-name="PageStyle_Help 1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4" style:display-name="PageStyle_Help 1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5" style:display-name="PageStyle_Help 1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9" style:display-name="PageStyle_About 9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6" style:display-name="PageStyle_Menu 46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7" style:display-name="PageStyle_Menu 47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8" style:display-name="PageStyle_Menu 48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9" style:display-name="PageStyle_Menu 49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0" style:display-name="PageStyle_Menu 50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1" style:display-name="PageStyle_Menu 5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2" style:display-name="PageStyle_Menu 52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3" style:display-name="PageStyle_Menu 53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4" style:display-name="PageStyle_Menu 54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5" style:display-name="PageStyle_Menu 55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6" style:display-name="PageStyle_Menu 56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7" style:display-name="PageStyle_Menu 57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8" style:display-name="PageStyle_Menu 58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9" style:display-name="PageStyle_Menu 59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0" style:display-name="PageStyle_Menu 60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s_20_10" style:display-name="PageStyle_Buildings 10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Decorations_20_1" style:display-name="PageStyle_Decorations 1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s_20_3" style:display-name="PageStyle_Units 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4" style:display-name="PageStyle_Quest2 2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5" style:display-name="PageStyle_Quest2 2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6" style:display-name="PageStyle_Quest2 2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7" style:display-name="PageStyle_Quest2 27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2" style:display-name="PageStyle_TimeLimitedQuests 12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3" style:display-name="PageStyle_TimeLimitedQuests 13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4" style:display-name="PageStyle_TimeLimitedQuests 14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5" style:display-name="PageStyle_Notifications 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6" style:display-name="PageStyle_Help 16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7" style:display-name="PageStyle_Help 17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8" style:display-name="PageStyle_Help 18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19" style:display-name="PageStyle_Help 1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0" style:display-name="PageStyle_Help 20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1" style:display-name="PageStyle_Menu 6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2" style:display-name="PageStyle_Menu 62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3" style:display-name="PageStyle_Menu 63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4" style:display-name="PageStyle_Menu 64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5" style:display-name="PageStyle_Menu 65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6" style:display-name="PageStyle_Menu 66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7" style:display-name="PageStyle_Menu 67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8" style:display-name="PageStyle_Menu 68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9" style:display-name="PageStyle_Menu 69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0" style:display-name="PageStyle_Menu 70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1" style:display-name="PageStyle_Menu 71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2" style:display-name="PageStyle_Menu 72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3" style:display-name="PageStyle_Menu 73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4" style:display-name="PageStyle_Menu 74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5" style:display-name="PageStyle_Menu 75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6" style:display-name="PageStyle_Menu 76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7" style:display-name="PageStyle_Menu 77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8" style:display-name="PageStyle_Menu 78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9" style:display-name="PageStyle_Menu 79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0" style:display-name="PageStyle_Menu 80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1" style:display-name="PageStyle_Menu 81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2" style:display-name="PageStyle_Menu 82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3" style:display-name="PageStyle_Menu 83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4" style:display-name="PageStyle_Menu 84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5" style:display-name="PageStyle_Menu 85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6" style:display-name="PageStyle_Menu 86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7" style:display-name="PageStyle_Menu 87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8" style:display-name="PageStyle_Menu 88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9" style:display-name="PageStyle_Menu 89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0" style:display-name="PageStyle_Menu 90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s_20_11" style:display-name="PageStyle_Buildings 11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Decorations_20_2" style:display-name="PageStyle_Decorations 2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s_20_4" style:display-name="PageStyle_Units 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8" style:display-name="PageStyle_Quest2 2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29" style:display-name="PageStyle_Quest2 2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0" style:display-name="PageStyle_Quest2 30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1" style:display-name="PageStyle_Quest2 31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5" style:display-name="PageStyle_TimeLimitedQuests 15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6" style:display-name="PageStyle_TimeLimitedQuests 16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7" style:display-name="PageStyle_TimeLimitedQuests 17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6" style:display-name="PageStyle_Notifications 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7" style:display-name="PageStyle_Notifications 7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8" style:display-name="PageStyle_Notifications 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ifications_20_9" style:display-name="PageStyle_Notifications 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1" style:display-name="PageStyle_Help 21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2" style:display-name="PageStyle_Help 2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3" style:display-name="PageStyle_Help 2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4" style:display-name="PageStyle_Help 2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5" style:display-name="PageStyle_Help 2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6" style:display-name="PageStyle_Help 2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7" style:display-name="PageStyle_Help 27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8" style:display-name="PageStyle_Help 2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29" style:display-name="PageStyle_Help 2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0" style:display-name="PageStyle_Help 30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1" style:display-name="PageStyle_Help 31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2" style:display-name="PageStyle_Help 3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3" style:display-name="PageStyle_Help 3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4" style:display-name="PageStyle_Help 3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5" style:display-name="PageStyle_Help 3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6" style:display-name="PageStyle_Help 3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37" style:display-name="PageStyle_Help 37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" style:display-name="PageStyle_Menu2" style:page-layout-name="Mpm16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enu2_20_1" style:display-name="PageStyle_Menu2 1" style:page-layout-name="Mpm16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enu2_20_2" style:display-name="PageStyle_Menu2 2" style:page-layout-name="Mpm16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enu2_20_3" style:display-name="PageStyle_Menu2 3" style:page-layout-name="Mpm22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enu2_20_4" style:display-name="PageStyle_Menu2 4" style:page-layout-name="Mpm22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enu2_20_5" style:display-name="PageStyle_Menu2 5" style:page-layout-name="Mpm22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PlayerProfile" style:display-name="PageStyle_PlayerProfile" style:page-layout-name="Mpm22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PlayerProfile_20_1" style:display-name="PageStyle_PlayerProfile 1" style:page-layout-name="Mpm22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Leaderboards" style:display-name="PageStyle_Leaderboards" style:page-layout-name="Mpm22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Leaderboards_20_1" style:display-name="PageStyle_Leaderboards 1" style:page-layout-name="Mpm22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Decorations_20_3" style:display-name="PageStyle_Decorations 3" style:page-layout-name="Mpm24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Units_20_5" style:display-name="PageStyle_Units 5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Units_20_6" style:display-name="PageStyle_Units 6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Units_20_7" style:display-name="PageStyle_Units 7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Units_20_8" style:display-name="PageStyle_Units 8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Quest2_20_32" style:display-name="PageStyle_Quest2 32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Notifications_20_10" style:display-name="PageStyle_Notifications 10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Notifications_20_11" style:display-name="PageStyle_Notifications 11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Notifications_20_12" style:display-name="PageStyle_Notifications 12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Help_20_38" style:display-name="PageStyle_Help 38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Help_20_39" style:display-name="PageStyle_Help 39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Help_20_40" style:display-name="PageStyle_Help 40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Help_20_41" style:display-name="PageStyle_Help 41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Help_20_42" style:display-name="PageStyle_Help 42" style:page-layout-name="Mpm21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About_20_10" style:display-name="PageStyle_About 10" style:page-layout-name="Mpm24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About_20_11" style:display-name="PageStyle_About 11" style:page-layout-name="Mpm24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Sheet1_20_21" style:display-name="PageStyle_Sheet1 2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enu_20_91" style:display-name="PageStyle_Menu 9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2" style:display-name="PageStyle_Menu 92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3" style:display-name="PageStyle_Menu 93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4" style:display-name="PageStyle_Menu 94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5" style:display-name="PageStyle_Menu 95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6" style:display-name="PageStyle_Menu 96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7" style:display-name="PageStyle_Menu 97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8" style:display-name="PageStyle_Menu 98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9" style:display-name="PageStyle_Menu 99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00" style:display-name="PageStyle_Menu 100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01" style:display-name="PageStyle_Menu 101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6" style:display-name="PageStyle_Menu2 6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7" style:display-name="PageStyle_Menu2 7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8" style:display-name="PageStyle_Menu2 8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9" style:display-name="PageStyle_Menu2 9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0" style:display-name="PageStyle_Menu2 10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1" style:display-name="PageStyle_Menu2 11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2" style:display-name="PageStyle_Menu2 12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3" style:display-name="PageStyle_Menu2 13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4" style:display-name="PageStyle_Menu2 14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s_20_9" style:display-name="PageStyle_Units 9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s_20_10" style:display-name="PageStyle_Units 10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s_20_12" style:display-name="PageStyle_Buildings 12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Menu2_20_15" style:display-name="PageStyle_Menu2 15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6" style:display-name="PageStyle_Menu2 16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7" style:display-name="PageStyle_Menu2 17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8" style:display-name="PageStyle_Menu2 18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19" style:display-name="PageStyle_Menu2 19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02" style:display-name="PageStyle_Menu 102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03" style:display-name="PageStyle_Menu 103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04" style:display-name="PageStyle_Menu 104" style:page-layout-name="Mpm1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0" style:display-name="PageStyle_Menu2 20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1" style:display-name="PageStyle_Menu2 21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2" style:display-name="PageStyle_Menu2 22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3" style:display-name="PageStyle_Menu2 23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4" style:display-name="PageStyle_Menu2 24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5" style:display-name="PageStyle_Menu2 25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6" style:display-name="PageStyle_Menu2 26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7" style:display-name="PageStyle_Menu2 27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8" style:display-name="PageStyle_Menu2 28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29" style:display-name="PageStyle_Menu2 29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0" style:display-name="PageStyle_Menu2 30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1" style:display-name="PageStyle_Menu2 31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2" style:display-name="PageStyle_Menu2 32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3" style:display-name="PageStyle_Menu2 33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4" style:display-name="PageStyle_Menu2 34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5" style:display-name="PageStyle_Menu2 35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6" style:display-name="PageStyle_Menu2 36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7" style:display-name="PageStyle_Menu2 37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8" style:display-name="PageStyle_Menu2 38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39" style:display-name="PageStyle_Menu2 39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0" style:display-name="PageStyle_Menu2 40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1" style:display-name="PageStyle_Menu2 41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2" style:display-name="PageStyle_Menu2 42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3" style:display-name="PageStyle_Menu2 43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4" style:display-name="PageStyle_Menu2 44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5" style:display-name="PageStyle_Menu2 45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6" style:display-name="PageStyle_Menu2 46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7" style:display-name="PageStyle_Menu2 47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8" style:display-name="PageStyle_Menu2 48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49" style:display-name="PageStyle_Menu2 49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50" style:display-name="PageStyle_Menu2 50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51" style:display-name="PageStyle_Menu2 51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52" style:display-name="PageStyle_Menu2 52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53" style:display-name="PageStyle_Menu2 53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2_20_54" style:display-name="PageStyle_Menu2 54" style:page-layout-name="Mpm2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eaderboards_20_2" style:display-name="PageStyle_Leaderboards 2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ildings_20_13" style:display-name="PageStyle_Buildings 13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Units_20_11" style:display-name="PageStyle_Units 1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ower_5f_Ups" style:display-name="PageStyle_Power_Ups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ower_5f_Ups_20_1" style:display-name="PageStyle_Power_Ups 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1" style:display-name="PageStyle_Quest 3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2" style:display-name="PageStyle_Quest 32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3" style:display-name="PageStyle_Quest 33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4" style:display-name="PageStyle_Quest 34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5" style:display-name="PageStyle_Quest 35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6" style:display-name="PageStyle_Quest 36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7" style:display-name="PageStyle_Quest 37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_20_38" style:display-name="PageStyle_Quest 38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3" style:display-name="PageStyle_Quest2 33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4" style:display-name="PageStyle_Quest2 34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5" style:display-name="PageStyle_Quest2 3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6" style:display-name="PageStyle_Quest2 3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7" style:display-name="PageStyle_Quest2 37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8" style:display-name="PageStyle_Quest2 3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39" style:display-name="PageStyle_Quest2 3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40" style:display-name="PageStyle_Quest2 40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41" style:display-name="PageStyle_Quest2 4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42" style:display-name="PageStyle_Quest2 42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2_20_43" style:display-name="PageStyle_Quest2 43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8" style:display-name="PageStyle_TimeLimitedQuests 18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19" style:display-name="PageStyle_TimeLimitedQuests 19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20" style:display-name="PageStyle_TimeLimitedQuests 20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imeLimitedQuests_20_21" style:display-name="PageStyle_TimeLimitedQuests 21" style:page-layout-name="Mpm1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QuestBackUp_20_11" style:display-name="PageStyle_QuestBackUp 11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QuestBackUp_20_12" style:display-name="PageStyle_QuestBackUp 12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QuestBackUp_20_13" style:display-name="PageStyle_QuestBackUp 13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QuestBackUp_20_14" style:display-name="PageStyle_QuestBackUp 14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QuestBackUp_20_15" style:display-name="PageStyle_QuestBackUp 15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QuestBackUp_20_16" style:display-name="PageStyle_QuestBackUp 16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QuestBackUp_20_17" style:display-name="PageStyle_QuestBackUp 17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18" style:display-name="PageStyle_QuestBackUp 18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19" style:display-name="PageStyle_QuestBackUp 19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20" style:display-name="PageStyle_QuestBackUp 20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QuestBackUp_20_21" style:display-name="PageStyle_QuestBackUp 21" style:page-layout-name="Mpm23">
      <style:header style:display="false"/>
      <style:header-left style:display="false"/>
      <style:footer style:display="false"/>
      <style:footer-left style:display="false"/>
    </style:master-page>
    <style:master-page style:name="PageStyle_5f_Help_20_43" style:display-name="PageStyle_Help 43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44" style:display-name="PageStyle_Help 44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45" style:display-name="PageStyle_Help 45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46" style:display-name="PageStyle_Help 46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47" style:display-name="PageStyle_Help 47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48" style:display-name="PageStyle_Help 48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49" style:display-name="PageStyle_Help 49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50" style:display-name="PageStyle_Help 50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51" style:display-name="PageStyle_Help 51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elp_20_52" style:display-name="PageStyle_Help 52" style:page-layout-name="Mpm2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12" style:display-name="PageStyle_About 12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bout_20_13" style:display-name="PageStyle_About 13" style:page-layout-name="Mpm2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Vassil Nikolov</meta:initial-creator>
    <meta:creation-date>2006-12-14T14:26:19Z</meta:creation-date>
    <dc:date>2014-08-15T16:42:28.84</dc:date>
    <meta:editing-cycles>6914</meta:editing-cycles>
    <meta:editing-duration>P35DT9H40M3S</meta:editing-duration>
    <dc:creator>Nhan Ngoc Binh</dc:creator>
    <meta:document-statistic meta:table-count="2" meta:cell-count="101" meta:object-count="0"/>
    <meta:user-defined meta:name="Info 2"/>
    <meta:user-defined meta:name="Info 3"/>
    <meta:user-defined meta:name="Info 4"/>
    <meta:user-defined meta:name="Version">11.6568</meta:user-defined>
  </office:meta>
</office:document-meta>
</file>